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system-ui, apple-system, 'Segoe UI', Roboto, Ubuntu, Cantarell, 'Noto Sans', sans-serif, Arial, 'PingFang SC', 'Source Han Sans SC', 'Microsoft YaHei UI', 'Microsoft YaHei', 'Noto Sans CJK SC', sans-serif"/>
    <style:font-face style:name="inherit" svg:font-family="inherit"/>
  </office:font-face-decls>
  <office:automatic-styles>
    <style:style style:name="Table1" style:family="table">
      <style:table-properties style:width="7.0625in" table:align="left"/>
    </style:style>
    <style:style style:name="Table1.A" style:family="table-column">
      <style:table-column-properties style:column-width="0.6194in"/>
    </style:style>
    <style:style style:name="Table1.B" style:family="table-column">
      <style:table-column-properties style:column-width="6.4431in"/>
    </style:style>
    <style:style style:name="Table1.A1" style:family="table-cell">
      <style:table-cell-properties style:vertical-align="middle" fo:padding-left="0in" fo:padding-right="0in" fo:padding-top="0.1042in" fo:padding-bottom="0in" fo:border-left="none" fo:border-right="none" fo:border-top="0.75pt solid #000000" fo:border-bottom="none"/>
    </style:style>
    <style:style style:name="Table2" style:family="table">
      <style:table-properties style:width="7.4597in" table:align="left"/>
    </style:style>
    <style:style style:name="Table2.A" style:family="table-column">
      <style:table-column-properties style:column-width="1.0389in"/>
    </style:style>
    <style:style style:name="Table2.B" style:family="table-column">
      <style:table-column-properties style:column-width="6.4208in"/>
    </style:style>
    <style:style style:name="Table2.A1" style:family="table-cell">
      <style:table-cell-properties style:vertical-align="middle" fo:padding-left="0in" fo:padding-right="0in" fo:padding-top="0.1042in" fo:padding-bottom="0in" fo:border-left="none" fo:border-right="none" fo:border-top="0.75pt solid #000000" fo:border-bottom="none"/>
    </style:style>
    <style:style style:name="Table3" style:family="table">
      <style:table-properties style:width="6.9021in" table:align="left"/>
    </style:style>
    <style:style style:name="Table3.A" style:family="table-column">
      <style:table-column-properties style:column-width="0.6194in"/>
    </style:style>
    <style:style style:name="Table3.B" style:family="table-column">
      <style:table-column-properties style:column-width="6.2826in"/>
    </style:style>
    <style:style style:name="Table3.A1" style:family="table-cell">
      <style:table-cell-properties style:vertical-align="middle" fo:padding-left="0in" fo:padding-right="0in" fo:padding-top="0.1042in" fo:padding-bottom="0in" fo:border-left="none" fo:border-right="none" fo:border-top="0.75pt solid #000000" fo:border-bottom="none"/>
    </style:style>
    <style:style style:name="Table4" style:family="table">
      <style:table-properties style:width="7.4597in" table:align="left"/>
    </style:style>
    <style:style style:name="Table4.A" style:family="table-column">
      <style:table-column-properties style:column-width="2.4715in"/>
    </style:style>
    <style:style style:name="Table4.B" style:family="table-column">
      <style:table-column-properties style:column-width="4.9882in"/>
    </style:style>
    <style:style style:name="Table4.A1" style:family="table-cell">
      <style:table-cell-properties style:vertical-align="middle" fo:padding-left="0in" fo:padding-right="0in" fo:padding-top="0.1042in" fo:padding-bottom="0in" fo:border-left="none" fo:border-right="none" fo:border-top="0.75pt solid #000000" fo:border-bottom="none"/>
    </style:style>
    <style:style style:name="Table14" style:family="table">
      <style:table-properties style:width="7.4597in" table:align="left"/>
    </style:style>
    <style:style style:name="Table14.A" style:family="table-column">
      <style:table-column-properties style:column-width="1.1396in"/>
    </style:style>
    <style:style style:name="Table14.B" style:family="table-column">
      <style:table-column-properties style:column-width="3.3514in"/>
    </style:style>
    <style:style style:name="Table14.C" style:family="table-column">
      <style:table-column-properties style:column-width="2.9688in"/>
    </style:style>
    <style:style style:name="Table14.A1" style:family="table-cell">
      <style:table-cell-properties style:vertical-align="middle" fo:padding-left="0in" fo:padding-right="0in" fo:padding-top="0.1042in" fo:padding-bottom="0in" fo:border-left="none" fo:border-right="none" fo:border-top="0.75pt solid #000000" fo:border-bottom="none"/>
    </style:style>
    <style:style style:name="Table13" style:family="table">
      <style:table-properties style:width="7.4597in" table:align="left"/>
    </style:style>
    <style:style style:name="Table13.A" style:family="table-column">
      <style:table-column-properties style:column-width="1.3625in"/>
    </style:style>
    <style:style style:name="Table13.B" style:family="table-column">
      <style:table-column-properties style:column-width="3.2146in"/>
    </style:style>
    <style:style style:name="Table13.C" style:family="table-column">
      <style:table-column-properties style:column-width="2.8826in"/>
    </style:style>
    <style:style style:name="Table13.A1" style:family="table-cell">
      <style:table-cell-properties style:vertical-align="middle" fo:padding-left="0in" fo:padding-right="0in" fo:padding-top="0.1042in" fo:padding-bottom="0in" fo:border-left="none" fo:border-right="none" fo:border-top="0.75pt solid #000000" fo:border-bottom="none"/>
    </style:style>
    <style:style style:name="Table12" style:family="table">
      <style:table-properties style:width="7.4597in" table:align="left"/>
    </style:style>
    <style:style style:name="Table12.A" style:family="table-column">
      <style:table-column-properties style:column-width="1.275in"/>
    </style:style>
    <style:style style:name="Table12.B" style:family="table-column">
      <style:table-column-properties style:column-width="0.5236in"/>
    </style:style>
    <style:style style:name="Table12.C" style:family="table-column">
      <style:table-column-properties style:column-width="5.6611in"/>
    </style:style>
    <style:style style:name="Table12.A1" style:family="table-cell">
      <style:table-cell-properties style:vertical-align="middle" fo:padding-left="0in" fo:padding-right="0in" fo:padding-top="0.1042in" fo:padding-bottom="0in" fo:border-left="none" fo:border-right="none" fo:border-top="0.75pt solid #000000" fo:border-bottom="none"/>
    </style:style>
    <style:style style:name="Table11" style:family="table">
      <style:table-properties style:width="7.4597in" table:align="left"/>
    </style:style>
    <style:style style:name="Table11.A" style:family="table-column">
      <style:table-column-properties style:column-width="1.5104in"/>
    </style:style>
    <style:style style:name="Table11.B" style:family="table-column">
      <style:table-column-properties style:column-width="5.9493in"/>
    </style:style>
    <style:style style:name="Table11.A1" style:family="table-cell">
      <style:table-cell-properties style:vertical-align="middle" fo:padding-left="0in" fo:padding-right="0in" fo:padding-top="0.1042in" fo:padding-bottom="0in" fo:border-left="none" fo:border-right="none" fo:border-top="0.75pt solid #000000" fo:border-bottom="none"/>
    </style:style>
    <style:style style:name="Table10" style:family="table">
      <style:table-properties style:width="7.4597in" table:align="left"/>
    </style:style>
    <style:style style:name="Table10.A" style:family="table-column">
      <style:table-column-properties style:column-width="0.4063in"/>
    </style:style>
    <style:style style:name="Table10.B" style:family="table-column">
      <style:table-column-properties style:column-width="1.0222in"/>
    </style:style>
    <style:style style:name="Table10.C" style:family="table-column">
      <style:table-column-properties style:column-width="1.041in"/>
    </style:style>
    <style:style style:name="Table10.D" style:family="table-column">
      <style:table-column-properties style:column-width="4.9903in"/>
    </style:style>
    <style:style style:name="Table10.A1" style:family="table-cell">
      <style:table-cell-properties style:vertical-align="middle" fo:padding-left="0in" fo:padding-right="0in" fo:padding-top="0.1042in" fo:padding-bottom="0in" fo:border-left="none" fo:border-right="none" fo:border-top="0.75pt solid #000000" fo:border-bottom="none"/>
    </style:style>
    <style:style style:name="Table9" style:family="table">
      <style:table-properties style:width="7.4597in" table:align="left"/>
    </style:style>
    <style:style style:name="Table9.A" style:family="table-column">
      <style:table-column-properties style:column-width="1.2153in"/>
    </style:style>
    <style:style style:name="Table9.B" style:family="table-column">
      <style:table-column-properties style:column-width="0.6174in"/>
    </style:style>
    <style:style style:name="Table9.C" style:family="table-column">
      <style:table-column-properties style:column-width="0.7354in"/>
    </style:style>
    <style:style style:name="Table9.D" style:family="table-column">
      <style:table-column-properties style:column-width="1.0118in"/>
    </style:style>
    <style:style style:name="Table9.E" style:family="table-column">
      <style:table-column-properties style:column-width="3.8799in"/>
    </style:style>
    <style:style style:name="Table9.A1" style:family="table-cell">
      <style:table-cell-properties style:vertical-align="middle" fo:padding-left="0in" fo:padding-right="0in" fo:padding-top="0.1042in" fo:padding-bottom="0in" fo:border-left="none" fo:border-right="none" fo:border-top="0.75pt solid #000000" fo:border-bottom="none"/>
    </style:style>
    <style:style style:name="Table8" style:family="table">
      <style:table-properties style:width="7.4597in" table:align="left"/>
    </style:style>
    <style:style style:name="Table8.A" style:family="table-column">
      <style:table-column-properties style:column-width="1.1938in"/>
    </style:style>
    <style:style style:name="Table8.B" style:family="table-column">
      <style:table-column-properties style:column-width="6.266in"/>
    </style:style>
    <style:style style:name="Table8.A1" style:family="table-cell">
      <style:table-cell-properties style:vertical-align="middle" fo:padding-left="0in" fo:padding-right="0in" fo:padding-top="0.1042in" fo:padding-bottom="0in" fo:border-left="none" fo:border-right="none" fo:border-top="0.75pt solid #000000" fo:border-bottom="none"/>
    </style:style>
    <style:style style:name="Table7" style:family="table">
      <style:table-properties style:width="7.4597in" table:align="left"/>
    </style:style>
    <style:style style:name="Table7.A" style:family="table-column">
      <style:table-column-properties style:column-width="2.4396in"/>
    </style:style>
    <style:style style:name="Table7.B" style:family="table-column">
      <style:table-column-properties style:column-width="0.7063in"/>
    </style:style>
    <style:style style:name="Table7.C" style:family="table-column">
      <style:table-column-properties style:column-width="4.3139in"/>
    </style:style>
    <style:style style:name="Table7.A1" style:family="table-cell">
      <style:table-cell-properties style:vertical-align="middle" fo:padding-left="0in" fo:padding-right="0in" fo:padding-top="0.1042in" fo:padding-bottom="0in" fo:border-left="none" fo:border-right="none" fo:border-top="0.75pt solid #000000" fo:border-bottom="none"/>
    </style:style>
    <style:style style:name="Table6" style:family="table">
      <style:table-properties style:width="7.4597in" table:align="left"/>
    </style:style>
    <style:style style:name="Table6.A" style:family="table-column">
      <style:table-column-properties style:column-width="1.6285in"/>
    </style:style>
    <style:style style:name="Table6.B" style:family="table-column">
      <style:table-column-properties style:column-width="5.8313in"/>
    </style:style>
    <style:style style:name="Table6.A1" style:family="table-cell">
      <style:table-cell-properties style:vertical-align="middle" fo:padding-left="0in" fo:padding-right="0in" fo:padding-top="0.1042in" fo:padding-bottom="0in" fo:border-left="none" fo:border-right="none" fo:border-top="0.75pt solid #000000" fo:border-bottom="none"/>
    </style:style>
    <style:style style:name="Table5" style:family="table">
      <style:table-properties style:width="7.4597in" table:align="left"/>
    </style:style>
    <style:style style:name="Table5.A" style:family="table-column">
      <style:table-column-properties style:column-width="1.434in"/>
    </style:style>
    <style:style style:name="Table5.B" style:family="table-column">
      <style:table-column-properties style:column-width="2.1313in"/>
    </style:style>
    <style:style style:name="Table5.C" style:family="table-column">
      <style:table-column-properties style:column-width="1.7701in"/>
    </style:style>
    <style:style style:name="Table5.D" style:family="table-column">
      <style:table-column-properties style:column-width="2.1243in"/>
    </style:style>
    <style:style style:name="Table5.A1" style:family="table-cell">
      <style:table-cell-properties style:vertical-align="middle" fo:padding-left="0in" fo:padding-right="0in" fo:padding-top="0.1042in" fo:padding-bottom="0in" fo:border-left="none" fo:border-right="none" fo:border-top="0.75pt solid #000000" fo:border-bottom="none"/>
    </style:style>
    <style:style style:name="P1" style:family="paragraph" style:parent-style-name="Standard">
      <style:paragraph-properties fo:text-align="center" style:justify-single-word="false"/>
      <style:text-properties fo:font-size="21pt" style:text-underline-style="solid" style:text-underline-width="auto" style:text-underline-color="font-color" fo:font-weight="bold" officeooo:rsid="00197865" officeooo:paragraph-rsid="00197865" style:font-size-asian="21pt" style:font-weight-asian="bold" style:font-size-complex="21pt" style:font-weight-complex="bold"/>
    </style:style>
    <style:style style:name="P2" style:family="paragraph" style:parent-style-name="Standard">
      <style:text-properties officeooo:rsid="00197865" officeooo:paragraph-rsid="00197865"/>
    </style:style>
    <style:style style:name="P3" style:family="paragraph" style:parent-style-name="Standard">
      <style:text-properties fo:font-size="15pt" fo:font-weight="bold" officeooo:rsid="00197865" officeooo:paragraph-rsid="00197865" style:font-size-asian="15pt" style:font-weight-asian="bold" style:font-size-complex="15pt" style:font-weight-complex="bold"/>
    </style:style>
    <style:style style:name="P4" style:family="paragraph" style:parent-style-name="Heading_20_3">
      <style:text-properties officeooo:rsid="00197865" officeooo:paragraph-rsid="00197865"/>
    </style:style>
    <style:style style:name="P5" style:family="paragraph" style:parent-style-name="Table_20_Heading">
      <style:paragraph-properties fo:margin-left="0in" fo:margin-right="0in" fo:margin-top="0in" fo:margin-bottom="0in" style:contextual-spacing="false" style:line-height-at-least="0.2291in" fo:text-align="start" style:justify-single-word="false" fo:text-indent="0in" style:auto-text-indent="false"/>
      <style:text-properties style:font-name="inherit" fo:font-size="10.5pt" fo:font-weight="bold"/>
    </style:style>
    <style:style style:name="P6" style:family="paragraph" style:parent-style-name="Table_20_Contents">
      <style:paragraph-properties fo:margin-left="0in" fo:margin-right="0in" fo:margin-top="0in" fo:margin-bottom="0in" style:contextual-spacing="false" style:line-height-at-least="0.2291in" fo:text-align="start" style:justify-single-word="false" fo:text-indent="0in" style:auto-text-indent="false"/>
    </style:style>
    <style:style style:name="P7" style:family="paragraph" style:parent-style-name="Table_20_Contents">
      <style:paragraph-properties fo:margin-left="0in" fo:margin-right="0in" fo:margin-top="0in" fo:margin-bottom="0in" style:contextual-spacing="false" style:line-height-at-least="0.2291in" fo:text-align="start" style:justify-single-word="false"/>
      <style:text-properties style:font-name="inherit" fo:font-size="10.5pt"/>
    </style:style>
    <style:style style:name="P8" style:family="paragraph" style:parent-style-name="Heading_20_3">
      <style:paragraph-properties fo:margin-left="0in" fo:margin-right="0in" fo:margin-top="0in" fo:margin-bottom="0in" style:contextual-spacing="false" style:line-height-at-least="0.2917in" fo:orphans="2" fo:widows="2" fo:text-indent="0in" style:auto-text-indent="false" fo:padding="0in" fo:border="none"/>
      <style:text-properties officeooo:rsid="00197865"/>
    </style:style>
    <style:style style:name="P9" style:family="paragraph" style:parent-style-name="Heading_20_2">
      <style:text-properties officeooo:rsid="00197865" officeooo:paragraph-rsid="00197865"/>
    </style:style>
    <style:style style:name="P10" style:family="paragraph" style:parent-style-name="Text_20_body">
      <style:paragraph-properties fo:margin-left="0in" fo:margin-right="0in" fo:margin-top="0in" fo:margin-bottom="0in" style:contextual-spacing="false" style:line-height-at-least="0.2709in" fo:orphans="2" fo:widows="2" fo:text-indent="0in" style:auto-text-indent="false"/>
      <style:text-properties officeooo:rsid="00197865"/>
    </style:style>
    <style:style style:name="P11" style:family="paragraph" style:parent-style-name="Standard">
      <style:paragraph-properties fo:margin-left="0in" fo:margin-right="0in" fo:margin-top="0in" fo:margin-bottom="0in" style:contextual-spacing="false" style:line-height-at-least="0.2709in" fo:orphans="2" fo:widows="2" fo:text-indent="0in" style:auto-text-indent="false"/>
      <style:text-properties officeooo:rsid="00197865"/>
    </style:style>
    <style:style style:name="P12" style:family="paragraph" style:parent-style-name="Heading_20_2">
      <style:paragraph-properties fo:margin-left="0in" fo:margin-right="0in" fo:margin-top="0.25in" fo:margin-bottom="0.1665in" style:contextual-spacing="false" style:line-height-at-least="0.3335in" fo:orphans="2" fo:widows="2" fo:text-indent="0in" style:auto-text-indent="false" fo:padding="0in" fo:border="none"/>
      <style:text-properties fo:font-variant="normal" fo:text-transform="none" fo:color="#000000" loext:opacity="90%" style:font-name="apple-system" fo:font-size="15pt" fo:letter-spacing="normal" fo:font-style="normal" fo:font-weight="bold" officeooo:rsid="00197865"/>
    </style:style>
    <style:style style:name="P13" style:family="paragraph" style:parent-style-name="Text_20_body">
      <style:paragraph-properties fo:margin-left="0in" fo:margin-right="0in" fo:margin-top="0in" fo:margin-bottom="0.1665in" style:contextual-spacing="false" style:line-height-at-least="0.2709in" fo:orphans="2" fo:widows="2" fo:text-indent="0in" style:auto-text-indent="false"/>
      <style:text-properties fo:font-variant="normal" fo:text-transform="none" fo:color="#000000" loext:opacity="90%" style:font-name="apple-system" fo:font-size="12pt" fo:letter-spacing="normal" fo:font-style="normal" fo:font-weight="normal" officeooo:rsid="00197865" loext:padding="0in" loext:border="none"/>
    </style:style>
    <style:style style:name="P14" style:family="paragraph" style:parent-style-name="Heading_20_3">
      <style:paragraph-properties fo:margin-left="0in" fo:margin-right="0in" fo:margin-top="0.25in" fo:margin-bottom="0.1665in" style:contextual-spacing="false" style:line-height-at-least="0.2917in" fo:orphans="2" fo:widows="2" fo:text-indent="0in" style:auto-text-indent="false" fo:padding="0in" fo:border="none"/>
      <style:text-properties fo:font-variant="normal" fo:text-transform="none" fo:color="#000000" loext:opacity="90%" style:font-name="apple-system" fo:font-size="13.5pt" fo:letter-spacing="normal" fo:font-style="normal" fo:font-weight="bold" officeooo:rsid="00197865"/>
    </style:style>
    <style:style style:name="P15" style:family="paragraph" style:parent-style-name="Text_20_body">
      <style:paragraph-properties fo:margin-left="0in" fo:margin-right="0in" style:line-height-at-least="0.2709in" fo:orphans="2" fo:widows="2" fo:text-indent="0in" style:auto-text-indent="false"/>
      <style:text-properties fo:color="#000000" loext:opacity="90%" style:font-name="inherit" fo:font-weight="bold" officeooo:rsid="00197865"/>
    </style:style>
    <style:style style:name="P16" style:family="paragraph" style:parent-style-name="Text_20_body">
      <style:paragraph-properties fo:margin-left="0in" fo:margin-right="0in" fo:margin-top="0in" fo:margin-bottom="0in" style:contextual-spacing="false" style:line-height-at-least="0.2709in" fo:orphans="2" fo:widows="2" fo:text-indent="0in" style:auto-text-indent="false"/>
      <style:text-properties fo:color="#000000" loext:opacity="90%" style:font-name="inherit" fo:font-weight="bold" officeooo:rsid="00197865"/>
    </style:style>
    <style:style style:name="P17" style:family="paragraph" style:parent-style-name="Text_20_body" style:list-style-name="L1">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18" style:family="paragraph" style:parent-style-name="Text_20_body">
      <style:paragraph-properties fo:margin-left="0.0417in" fo:margin-right="0.0417in" style:line-height-at-least="0.2709in" fo:orphans="2" fo:widows="2" fo:text-indent="0in" style:auto-text-indent="false"/>
      <style:text-properties fo:color="#000000" loext:opacity="90%" style:font-name="inherit" fo:font-weight="bold" officeooo:rsid="00197865"/>
    </style:style>
    <style:style style:name="P19" style:family="paragraph" style:parent-style-name="Heading_20_3">
      <style:paragraph-properties fo:margin-left="0.0417in" fo:margin-right="0.0417in" fo:margin-top="0in" fo:margin-bottom="0in" style:contextual-spacing="false" style:line-height-at-least="0.2917in" fo:orphans="2" fo:widows="2" fo:text-indent="0in" style:auto-text-indent="false" fo:padding="0in" fo:border="none"/>
      <style:text-properties fo:color="#000000" loext:opacity="90%" style:font-name="inherit" fo:font-size="12pt" officeooo:rsid="00197865"/>
    </style:style>
    <style:style style:name="P20" style:family="paragraph" style:parent-style-name="Text_20_body" style:list-style-name="L2">
      <style:paragraph-properties fo:margin-left="0in" fo:margin-right="0in" fo:margin-top="0in" fo:margin-bottom="0in" style:contextual-spacing="false" style:line-height-at-least="0.2709in" fo:orphans="2" fo:widows="2" fo:text-indent="0in" style:auto-text-indent="false" fo:padding="0in" fo:border="none"/>
      <style:text-properties fo:font-variant="normal" fo:text-transform="none" fo:color="#000000" loext:opacity="90%" style:font-name="inherit" fo:font-size="12pt" fo:letter-spacing="normal" fo:font-style="normal" fo:font-weight="normal" officeooo:rsid="00197865" fo:background-color="#ffffff" loext:padding="0in" loext:border="none"/>
    </style:style>
    <style:style style:name="P21" style:family="paragraph" style:parent-style-name="Text_20_body" style:list-style-name="L2">
      <style:paragraph-properties fo:margin-left="0in" fo:margin-right="0in" fo:margin-top="0in" fo:margin-bottom="0in" style:contextual-spacing="false" style:line-height-at-least="0.2709in" fo:orphans="2" fo:widows="2" fo:text-indent="0in" style:auto-text-indent="false" fo:padding="0in" fo:border="none"/>
      <style:text-properties fo:font-variant="normal" fo:text-transform="none" fo:color="#000000" loext:opacity="90%" style:font-name="inherit" fo:font-size="12pt" fo:letter-spacing="normal" fo:font-style="normal" fo:font-weight="normal" officeooo:rsid="00197865" loext:padding="0in" loext:border="none"/>
    </style:style>
    <style:style style:name="P22" style:family="paragraph" style:parent-style-name="Text_20_body" style:list-style-name="L3">
      <style:paragraph-properties fo:margin-left="0.0417in" fo:margin-right="0.0417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23" style:family="paragraph" style:parent-style-name="Text_20_body" style:list-style-name="L3">
      <style:paragraph-properties fo:margin-left="0in" fo:margin-right="0in" fo:margin-top="0in" fo:margin-bottom="0.0835in" style:contextual-spacing="false" style:line-height-at-least="0.2709in" fo:orphans="2" fo:widows="2" fo:text-indent="0in" style:auto-text-indent="false" fo:padding="0in" fo:border="none"/>
      <style:text-properties fo:font-variant="normal" fo:text-transform="none" fo:color="#000000" loext:opacity="90%" style:font-name="inherit" fo:font-size="12pt" fo:letter-spacing="normal" fo:font-style="normal" fo:font-weight="normal" officeooo:rsid="00197865" fo:background-color="#ffffff" loext:padding="0in" loext:border="none"/>
    </style:style>
    <style:style style:name="P24" style:family="paragraph" style:parent-style-name="Heading_20_3">
      <style:paragraph-properties fo:margin-left="0in" fo:margin-right="0in" fo:margin-top="0.25in" fo:margin-bottom="0.1665in" style:contextual-spacing="false" style:line-height-at-least="0.2917in" fo:orphans="2" fo:widows="2" fo:text-indent="0in" style:auto-text-indent="false" fo:padding="0in" fo:border="none"/>
      <style:text-properties fo:font-variant="normal" fo:text-transform="none" fo:color="#000000" loext:opacity="90%" style:font-name="apple-system" fo:font-size="13.5pt" fo:letter-spacing="normal" fo:font-style="normal" fo:font-weight="bold" officeooo:rsid="00197865" fo:background-color="#ffffff"/>
    </style:style>
    <style:style style:name="P25" style:family="paragraph" style:parent-style-name="Text_20_body" style:list-style-name="L4">
      <style:paragraph-properties fo:margin-left="0.0417in" fo:margin-right="0.0417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26" style:family="paragraph" style:parent-style-name="Text_20_body" style:list-style-name="L4">
      <style:paragraph-properties fo:margin-left="0in" fo:margin-right="0in" fo:margin-top="0in" fo:margin-bottom="0in" style:contextual-spacing="false" style:line-height-at-least="0.2709in" fo:orphans="2" fo:widows="2" fo:text-indent="0in" style:auto-text-indent="false" fo:padding="0in" fo:border="none"/>
      <style:text-properties fo:font-variant="normal" fo:text-transform="none" fo:color="#000000" loext:opacity="90%" style:font-name="inherit" fo:font-size="12pt" fo:letter-spacing="normal" fo:font-style="normal" fo:font-weight="normal" officeooo:rsid="00197865" fo:background-color="#ffffff" loext:padding="0in" loext:border="none"/>
    </style:style>
    <style:style style:name="P27" style:family="paragraph" style:parent-style-name="Text_20_body" style:list-style-name="L5">
      <style:paragraph-properties fo:margin-left="0.0417in" fo:margin-right="0.0417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28" style:family="paragraph" style:parent-style-name="Text_20_body" style:list-style-name="L5">
      <style:paragraph-properties fo:margin-left="0in" fo:margin-right="0in" fo:margin-top="0in" fo:margin-bottom="0in" style:contextual-spacing="false" style:line-height-at-least="0.2709in" fo:orphans="2" fo:widows="2" fo:text-indent="0in" style:auto-text-indent="false" fo:padding="0in" fo:border="none"/>
      <style:text-properties fo:font-variant="normal" fo:text-transform="none" fo:color="#000000" loext:opacity="90%" style:font-name="inherit" fo:font-size="12pt" fo:letter-spacing="normal" fo:font-style="normal" fo:font-weight="normal" officeooo:rsid="00197865" fo:background-color="#ffffff" loext:padding="0in" loext:border="none"/>
    </style:style>
    <style:style style:name="P29" style:family="paragraph" style:parent-style-name="Preformatted_20_Text">
      <style:paragraph-properties fo:margin-left="0in" fo:margin-right="0in" fo:margin-top="0in" fo:margin-bottom="0in" style:contextual-spacing="false" fo:line-height="150%" fo:text-align="start" style:justify-single-word="false" fo:orphans="2" fo:widows="2" fo:text-indent="0in" style:auto-text-indent="false" fo:padding="0in" fo:border="none"/>
      <style:text-properties fo:color="#000000" loext:opacity="90%" style:font-name="inherit" fo:font-size="12pt" fo:font-weight="bold" officeooo:rsid="00197865"/>
    </style:style>
    <style:style style:name="P30" style:family="paragraph" style:parent-style-name="Text_20_body" style:list-style-name="L6">
      <style:paragraph-properties fo:margin-left="0.0417in" fo:margin-right="0.0417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31" style:family="paragraph" style:parent-style-name="Text_20_body" style:list-style-name="L7">
      <style:paragraph-properties fo:margin-left="0.0417in" fo:margin-right="0.0417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32" style:family="paragraph" style:parent-style-name="Text_20_body" style:list-style-name="L8">
      <style:paragraph-properties fo:margin-left="0.0417in" fo:margin-right="0.0417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33" style:family="paragraph" style:parent-style-name="Text_20_body" style:list-style-name="L9">
      <style:paragraph-properties fo:margin-left="0.0417in" fo:margin-right="0.0417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34" style:family="paragraph" style:parent-style-name="Text_20_body">
      <style:paragraph-properties fo:margin-left="0in" fo:margin-right="0in" fo:margin-top="0in" fo:margin-bottom="0in" style:contextual-spacing="false" style:line-height-at-least="0.2709in" fo:orphans="2" fo:widows="2" fo:text-indent="0in" style:auto-text-indent="false"/>
      <style:text-properties fo:font-variant="normal" fo:text-transform="none" fo:color="#000000" loext:opacity="90%" style:font-name="inherit" fo:font-size="10.5pt" fo:letter-spacing="normal" fo:font-style="normal" fo:font-weight="bold" officeooo:rsid="00197865" loext:padding="0in" loext:border="none"/>
    </style:style>
    <style:style style:name="P35" style:family="paragraph" style:parent-style-name="Text_20_body">
      <style:paragraph-properties fo:margin-left="0in" fo:margin-right="0in" fo:margin-top="0in" fo:margin-bottom="0in" style:contextual-spacing="false" style:line-height-at-least="0.2083in" fo:orphans="2" fo:widows="2" fo:text-indent="0in" style:auto-text-indent="false"/>
      <style:text-properties fo:font-variant="normal" fo:text-transform="none" fo:color="#000000" loext:opacity="60%" style:font-name="inherit" fo:font-size="10.5pt" fo:letter-spacing="normal" fo:font-style="normal" fo:font-weight="normal" officeooo:rsid="00197865" loext:padding="0in" loext:border="none"/>
    </style:style>
    <style:style style:name="P36" style:family="paragraph" style:parent-style-name="Text_20_body" style:list-style-name="L10">
      <style:paragraph-properties fo:margin-left="0.0417in" fo:margin-right="0.0417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37" style:family="paragraph" style:parent-style-name="Heading_20_2">
      <style:paragraph-properties fo:margin-left="0in" fo:margin-right="0in" fo:margin-top="0in" fo:margin-bottom="0in" style:contextual-spacing="false" style:line-height-at-least="0.3335in" fo:orphans="2" fo:widows="2" fo:text-indent="0in" style:auto-text-indent="false" fo:padding="0in" fo:border="none"/>
      <style:text-properties officeooo:rsid="00197865"/>
    </style:style>
    <style:style style:name="P38" style:family="paragraph" style:parent-style-name="Standard">
      <style:paragraph-properties fo:margin-left="0in" fo:margin-right="0in" fo:margin-top="0in" fo:margin-bottom="0in" style:contextual-spacing="false" style:line-height-at-least="0.3335in" fo:orphans="2" fo:widows="2" fo:text-indent="0in" style:auto-text-indent="false" fo:padding="0in" fo:border="none"/>
      <style:text-properties officeooo:rsid="00197865"/>
    </style:style>
    <style:style style:name="P39" style:family="paragraph" style:parent-style-name="Text_20_body">
      <style:paragraph-properties fo:margin-left="0in" fo:margin-right="0in" style:line-height-at-least="0.2709in" fo:orphans="2" fo:widows="2" fo:text-indent="0in" style:auto-text-indent="false"/>
      <style:text-properties fo:color="#000000" loext:opacity="90%" style:font-name="inherit" fo:font-size="15pt" fo:font-weight="bold" officeooo:rsid="00197865"/>
    </style:style>
    <style:style style:name="P40" style:family="paragraph" style:parent-style-name="Text_20_body">
      <style:paragraph-properties fo:margin-left="0in" fo:margin-right="0in" fo:margin-top="0in" fo:margin-bottom="0in" style:contextual-spacing="false" style:line-height-at-least="0.2709in" fo:orphans="2" fo:widows="2" fo:text-indent="0in" style:auto-text-indent="false"/>
      <style:text-properties fo:color="#000000" loext:opacity="90%" style:font-name="inherit" fo:font-size="15pt" fo:font-weight="bold" officeooo:rsid="00197865"/>
    </style:style>
    <style:style style:name="P41" style:family="paragraph" style:parent-style-name="Text_20_body">
      <style:paragraph-properties fo:margin-left="0in" fo:margin-right="0in" fo:margin-top="0in" fo:margin-bottom="0in" style:contextual-spacing="false" style:line-height-at-least="0.3335in" fo:orphans="2" fo:widows="2" fo:text-indent="0in" style:auto-text-indent="false" fo:padding="0in" fo:border="none"/>
      <style:text-properties officeooo:rsid="00197865"/>
    </style:style>
    <style:style style:name="P42" style:family="paragraph" style:parent-style-name="Text_20_body">
      <style:paragraph-properties fo:margin-left="0in" fo:margin-right="0in" style:line-height-at-least="0.2709in" fo:orphans="2" fo:widows="2" fo:text-indent="0in" style:auto-text-indent="false"/>
      <style:text-properties officeooo:rsid="00197865"/>
    </style:style>
    <style:style style:name="P43" style:family="paragraph" style:parent-style-name="Quotations">
      <style:paragraph-properties fo:margin-left="0in" fo:margin-right="0in" fo:margin-top="0in" fo:margin-bottom="0in" style:contextual-spacing="false" style:line-height-at-least="0.2709in" fo:orphans="2" fo:widows="2" fo:text-indent="0in" style:auto-text-indent="false" fo:padding="0in" fo:border="none"/>
      <style:text-properties fo:font-variant="normal" fo:text-transform="none" fo:color="#000000" loext:opacity="90%" style:font-name="inherit" fo:font-size="12pt" fo:letter-spacing="normal" fo:font-style="normal" fo:font-weight="normal" officeooo:rsid="00197865" loext:padding="0in" loext:border="none"/>
    </style:style>
    <style:style style:name="P44" style:family="paragraph" style:parent-style-name="Quotations">
      <style:paragraph-properties fo:margin-left="0in" fo:margin-right="0in" fo:margin-top="0in" fo:margin-bottom="0in" style:contextual-spacing="false" style:line-height-at-least="0.2709in" fo:orphans="2" fo:widows="2" fo:text-indent="0in" style:auto-text-indent="false" fo:padding="0in" fo:border="none"/>
      <style:text-properties fo:font-variant="normal" fo:text-transform="none" fo:color="#000000" loext:opacity="90%" style:font-name="inherit" fo:font-size="12pt" fo:letter-spacing="normal" fo:font-style="normal" fo:font-weight="normal" officeooo:rsid="00197865" officeooo:paragraph-rsid="001a6b52" loext:padding="0in" loext:border="none"/>
    </style:style>
    <style:style style:name="P45" style:family="paragraph" style:parent-style-name="Standard">
      <style:paragraph-properties fo:margin-left="0in" fo:margin-right="0in" fo:margin-top="0in" fo:margin-bottom="0in" style:contextual-spacing="false" style:line-height-at-least="0.2709in" fo:orphans="2" fo:widows="2" fo:text-indent="0in" style:auto-text-indent="false" fo:padding="0in" fo:border="none"/>
      <style:text-properties fo:font-variant="normal" fo:text-transform="none" fo:color="#000000" loext:opacity="90%" style:font-name="inherit" fo:font-size="12pt" fo:letter-spacing="normal" fo:font-style="normal" fo:font-weight="normal" officeooo:rsid="00197865" officeooo:paragraph-rsid="001a6b52" loext:padding="0in" loext:border="none"/>
    </style:style>
    <style:style style:name="P46" style:family="paragraph" style:parent-style-name="Text_20_body" style:list-style-name="L11">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officeooo:rsid="00197865"/>
    </style:style>
    <style:style style:name="P47" style:family="paragraph" style:parent-style-name="Text_20_body">
      <style:paragraph-properties fo:margin-left="0in" fo:margin-right="0in" style:line-height-at-least="0.2709in" fo:orphans="2" fo:widows="2" fo:text-indent="0in" style:auto-text-indent="false"/>
      <style:text-properties fo:color="#000000" loext:opacity="90%" style:font-name="inherit" officeooo:rsid="00197865"/>
    </style:style>
    <style:style style:name="P48" style:family="paragraph" style:parent-style-name="Text_20_body" style:list-style-name="L12">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officeooo:rsid="00197865"/>
    </style:style>
    <style:style style:name="P49" style:family="paragraph" style:parent-style-name="Text_20_body" style:list-style-name="L13">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officeooo:rsid="00197865"/>
    </style:style>
    <style:style style:name="P50" style:family="paragraph" style:parent-style-name="Text_20_body" style:list-style-name="L14">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officeooo:rsid="00197865"/>
    </style:style>
    <style:style style:name="P51" style:family="paragraph" style:parent-style-name="Text_20_body" style:list-style-name="L14">
      <style:paragraph-properties fo:margin-left="0in" fo:margin-right="0in" fo:margin-top="0in" fo:margin-bottom="0in" style:contextual-spacing="false" style:line-height-at-least="0.2709in" fo:orphans="2" fo:widows="2" fo:text-indent="0in" style:auto-text-indent="false" fo:padding="0in" fo:border="none"/>
      <style:text-properties fo:font-variant="normal" fo:text-transform="none" fo:color="#000000" loext:opacity="90%" style:font-name="inherit" fo:font-size="12pt" fo:letter-spacing="normal" fo:font-style="normal" fo:font-weight="normal" officeooo:rsid="00197865" loext:padding="0in" loext:border="none"/>
    </style:style>
    <style:style style:name="P52" style:family="paragraph" style:parent-style-name="Text_20_body" style:list-style-name="L15">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officeooo:rsid="00197865"/>
    </style:style>
    <style:style style:name="P53" style:family="paragraph" style:parent-style-name="Text_20_body" style:list-style-name="L16">
      <style:paragraph-properties fo:margin-left="0.0417in" fo:margin-right="0.0417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54" style:family="paragraph" style:parent-style-name="Text_20_body" style:list-style-name="L17">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officeooo:rsid="00197865"/>
    </style:style>
    <style:style style:name="P55" style:family="paragraph" style:parent-style-name="Text_20_body" style:list-style-name="L18">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56" style:family="paragraph" style:parent-style-name="Text_20_body" style:list-style-name="L19">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57" style:family="paragraph" style:parent-style-name="Text_20_body" style:list-style-name="L20">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58" style:family="paragraph" style:parent-style-name="Text_20_body" style:list-style-name="L21">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59" style:family="paragraph" style:parent-style-name="Text_20_body" style:list-style-name="L22">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60" style:family="paragraph" style:parent-style-name="Text_20_body" style:list-style-name="L23">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61" style:family="paragraph" style:parent-style-name="Text_20_body">
      <style:paragraph-properties fo:margin-left="0in" fo:margin-right="0in" fo:margin-top="0in" fo:margin-bottom="0in" style:contextual-spacing="false" style:line-height-at-least="0.2709in" fo:orphans="2" fo:widows="2" fo:text-indent="0in" style:auto-text-indent="false"/>
      <style:text-properties fo:font-variant="normal" fo:text-transform="none" fo:color="#000000" loext:opacity="90%" style:font-name="apple-system" fo:font-size="12pt" fo:letter-spacing="normal" fo:font-style="normal" fo:font-weight="normal" officeooo:rsid="00197865" loext:padding="0in" loext:border="none"/>
    </style:style>
    <style:style style:name="P62" style:family="paragraph" style:parent-style-name="Text_20_body" style:list-style-name="L24">
      <style:paragraph-properties fo:margin-left="0.0417in" fo:margin-right="0.0417in" fo:margin-top="0in" fo:margin-bottom="0in" style:contextual-spacing="false" style:line-height-at-least="0.2709in" fo:orphans="2" fo:widows="2" fo:text-indent="0in" style:auto-text-indent="false" fo:padding="0in" fo:border="none"/>
      <style:text-properties fo:color="#000000" loext:opacity="90%" style:font-name="inherit" fo:font-weight="bold" officeooo:rsid="00197865"/>
    </style:style>
    <style:style style:name="P63" style:family="paragraph" style:parent-style-name="Heading_20_2">
      <style:paragraph-properties fo:margin-left="0in" fo:margin-right="0in" fo:margin-top="0in" fo:margin-bottom="0in" style:contextual-spacing="false" style:line-height-at-least="0.3335in" fo:orphans="2" fo:widows="2" fo:text-indent="0in" style:auto-text-indent="false" fo:padding="0in" fo:border="none"/>
      <style:text-properties officeooo:rsid="00197865" officeooo:paragraph-rsid="001a6b52"/>
    </style:style>
    <style:style style:name="P64" style:family="paragraph" style:parent-style-name="Standard">
      <style:paragraph-properties fo:margin-left="0in" fo:margin-right="0in" style:line-height-at-least="0.2709in" fo:orphans="2" fo:widows="2" fo:text-indent="0in" style:auto-text-indent="false"/>
      <style:text-properties fo:font-variant="normal" fo:text-transform="none" fo:color="#000000" loext:opacity="90%" style:font-name="apple-system" fo:font-size="12pt" fo:letter-spacing="normal" fo:font-style="normal" fo:font-weight="normal" officeooo:rsid="00197865" loext:padding="0in" loext:border="none"/>
    </style:style>
    <style:style style:name="P65" style:family="paragraph" style:parent-style-name="Text_20_body">
      <style:paragraph-properties fo:margin-left="0in" fo:margin-right="0.1043in" fo:margin-top="0in" fo:margin-bottom="0in" style:contextual-spacing="false" style:line-height-at-least="0.2709in" fo:orphans="2" fo:widows="2" fo:text-indent="0in" style:auto-text-indent="false"/>
      <style:text-properties fo:font-variant="normal" fo:text-transform="none" fo:color="#000000" loext:opacity="90%" style:font-name="inherit" fo:font-size="10.5pt" fo:letter-spacing="normal" fo:font-style="normal" fo:font-weight="bold" officeooo:rsid="00197865" loext:padding="0in" loext:border="none"/>
    </style:style>
    <style:style style:name="P66" style:family="paragraph" style:parent-style-name="Table_20_Contents">
      <style:paragraph-properties fo:margin-left="0in" fo:margin-right="0in" fo:margin-top="0in" fo:margin-bottom="0in" style:contextual-spacing="false" style:line-height-at-least="0.2291in" fo:text-align="start" style:justify-single-word="false" fo:text-indent="0in" style:auto-text-indent="false"/>
      <style:text-properties style:font-name="inherit" fo:font-size="10.5pt"/>
    </style:style>
    <style:style style:name="P67" style:family="paragraph" style:parent-style-name="Text_20_body" style:list-style-name="L25">
      <style:paragraph-properties fo:margin-left="0in" fo:margin-right="0in" fo:margin-top="0in" fo:margin-bottom="0in" style:contextual-spacing="false" style:line-height-at-least="0.2709in" fo:orphans="2" fo:widows="2" fo:text-indent="0in" style:auto-text-indent="false" fo:padding="0in" fo:border="none"/>
      <style:text-properties officeooo:rsid="00197865"/>
    </style:style>
    <style:style style:name="P68" style:family="paragraph" style:parent-style-name="Text_20_body" style:list-style-name="L26">
      <style:paragraph-properties fo:margin-left="0in" fo:margin-right="0in" fo:margin-top="0in" fo:margin-bottom="0in" style:contextual-spacing="false" style:line-height-at-least="0.2709in" fo:orphans="2" fo:widows="2" fo:text-indent="0in" style:auto-text-indent="false" fo:padding="0in" fo:border="none"/>
      <style:text-properties officeooo:rsid="00197865"/>
    </style:style>
    <style:style style:name="P69" style:family="paragraph" style:parent-style-name="Text_20_body" style:list-style-name="L27">
      <style:paragraph-properties fo:margin-left="0in" fo:margin-right="0in" fo:margin-top="0in" fo:margin-bottom="0in" style:contextual-spacing="false" style:line-height-at-least="0.2709in" fo:orphans="2" fo:widows="2" fo:text-indent="0in" style:auto-text-indent="false" fo:padding="0in" fo:border="none"/>
      <style:text-properties officeooo:rsid="00197865"/>
    </style:style>
    <style:style style:name="P70" style:family="paragraph" style:parent-style-name="Text_20_body" style:list-style-name="L28">
      <style:paragraph-properties fo:margin-left="0in" fo:margin-right="0in" fo:margin-top="0in" fo:margin-bottom="0in" style:contextual-spacing="false" style:line-height-at-least="0.2709in" fo:orphans="2" fo:widows="2" fo:text-indent="0in" style:auto-text-indent="false" fo:padding="0in" fo:border="none"/>
      <style:text-properties officeooo:rsid="00197865"/>
    </style:style>
    <style:style style:name="P71" style:family="paragraph" style:parent-style-name="Text_20_body" style:list-style-name="L29">
      <style:paragraph-properties fo:margin-left="0in" fo:margin-right="0in" fo:margin-top="0in" fo:margin-bottom="0in" style:contextual-spacing="false" style:line-height-at-least="0.2709in" fo:orphans="2" fo:widows="2" fo:text-indent="0in" style:auto-text-indent="false" fo:padding="0in" fo:border="none"/>
      <style:text-properties officeooo:rsid="00197865"/>
    </style:style>
    <style:style style:name="P72" style:family="paragraph" style:parent-style-name="Text_20_body" style:list-style-name="L30">
      <style:paragraph-properties fo:margin-left="0in" fo:margin-right="0in" fo:margin-top="0in" fo:margin-bottom="0in" style:contextual-spacing="false" style:line-height-at-least="0.2709in" fo:orphans="2" fo:widows="2" fo:text-indent="0in" style:auto-text-indent="false" fo:padding="0in" fo:border="none"/>
      <style:text-properties officeooo:rsid="00197865"/>
    </style:style>
    <style:style style:name="P73" style:family="paragraph" style:parent-style-name="Heading_20_2">
      <style:paragraph-properties fo:margin-left="0in" fo:margin-right="0in" fo:margin-top="0in" fo:margin-bottom="0in" style:contextual-spacing="false" style:line-height-at-least="0.3335in" fo:orphans="2" fo:widows="2" fo:text-indent="0in" style:auto-text-indent="false" fo:padding="0in" fo:border="none"/>
      <style:text-properties officeooo:rsid="00197865" officeooo:paragraph-rsid="001bb6bb"/>
    </style:style>
    <style:style style:name="P74" style:family="paragraph" style:parent-style-name="Heading_20_2">
      <style:paragraph-properties fo:margin-left="0in" fo:margin-right="0in" style:line-height-at-least="0.2709in" fo:orphans="2" fo:widows="2" fo:text-indent="0in" style:auto-text-indent="false"/>
      <style:text-properties officeooo:rsid="00197865"/>
    </style:style>
    <style:style style:name="P75" style:family="paragraph" style:parent-style-name="Standard">
      <style:paragraph-properties fo:margin-left="0in" fo:margin-right="0in" fo:margin-top="0in" fo:margin-bottom="0in" style:contextual-spacing="false" style:line-height-at-least="0.2709in" fo:orphans="2" fo:widows="2" fo:text-indent="0in" style:auto-text-indent="false"/>
    </style:style>
    <style:style style:name="P76" style:family="paragraph" style:parent-style-name="Standard">
      <style:paragraph-properties fo:margin-left="0in" fo:margin-right="0in" fo:margin-top="0in" fo:margin-bottom="0.1965in" style:contextual-spacing="false" style:line-height-at-least="0.2709in" fo:orphans="2" fo:widows="2" fo:text-indent="0in" style:auto-text-indent="false"/>
    </style:style>
    <style:style style:name="P77" style:family="paragraph" style:parent-style-name="Text_20_body" style:list-style-name="L31">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size="15pt" fo:font-weight="bold" officeooo:rsid="00197865"/>
    </style:style>
    <style:style style:name="P78" style:family="paragraph" style:parent-style-name="Text_20_body" style:list-style-name="L31">
      <style:paragraph-properties fo:margin-left="0.0417in" fo:margin-right="0.0417in" fo:margin-top="0in" fo:margin-bottom="0in" style:contextual-spacing="false" style:line-height-at-least="0.2709in" fo:orphans="2" fo:widows="2" fo:text-indent="0in" style:auto-text-indent="false" fo:padding="0in" fo:border="none"/>
      <style:text-properties fo:color="#000000" loext:opacity="90%" style:font-name="inherit" fo:font-size="15pt" fo:font-weight="bold" officeooo:rsid="00197865"/>
    </style:style>
    <style:style style:name="P79" style:family="paragraph" style:parent-style-name="Text_20_body" style:list-style-name="L32">
      <style:paragraph-properties fo:margin-left="0.0417in" fo:margin-right="0.0417in" fo:margin-top="0in" fo:margin-bottom="0in" style:contextual-spacing="false" style:line-height-at-least="0.2709in" fo:orphans="2" fo:widows="2" fo:text-indent="0in" style:auto-text-indent="false" fo:padding="0in" fo:border="none"/>
      <style:text-properties fo:color="#000000" loext:opacity="90%" style:font-name="inherit" fo:font-size="15pt" fo:font-weight="bold" officeooo:rsid="00197865"/>
    </style:style>
    <style:style style:name="P80" style:family="paragraph" style:parent-style-name="Text_20_body" style:list-style-name="L32">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size="15pt" fo:font-weight="bold" officeooo:rsid="00197865"/>
    </style:style>
    <style:style style:name="P81" style:family="paragraph" style:parent-style-name="Text_20_body">
      <style:paragraph-properties fo:margin-left="0in" fo:margin-right="0in" fo:margin-top="0in" fo:margin-bottom="0in" style:contextual-spacing="false" style:line-height-at-least="0.2709in" fo:orphans="2" fo:widows="2" fo:text-indent="0in" style:auto-text-indent="false"/>
      <style:text-properties fo:color="#000000" loext:opacity="90%" style:font-name="inherit" fo:font-style="italic" officeooo:rsid="00197865"/>
    </style:style>
    <style:style style:name="P82" style:family="paragraph" style:parent-style-name="Standard">
      <style:paragraph-properties fo:margin-left="0in" fo:margin-right="0in" fo:margin-top="0in" fo:margin-bottom="0in" style:contextual-spacing="false" style:line-height-at-least="0.2709in" fo:orphans="2" fo:widows="2" fo:text-indent="0in" style:auto-text-indent="false"/>
      <style:text-properties fo:font-variant="normal" fo:text-transform="none" fo:color="#000000" loext:opacity="90%" style:font-name="apple-system" fo:font-size="12pt" fo:letter-spacing="normal" fo:font-style="normal" fo:font-weight="normal" loext:padding="0in" loext:border="none"/>
    </style:style>
    <style:style style:name="P83" style:family="paragraph" style:parent-style-name="Text_20_body" style:list-style-name="L33">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style="italic" officeooo:rsid="00197865"/>
    </style:style>
    <style:style style:name="P84" style:family="paragraph" style:parent-style-name="Text_20_body">
      <style:paragraph-properties fo:margin-left="0in" fo:margin-right="0in" style:line-height-at-least="0.2709in" fo:orphans="2" fo:widows="2" fo:text-indent="0in" style:auto-text-indent="false"/>
      <style:text-properties fo:color="#000000" loext:opacity="90%" style:font-name="inherit" fo:font-style="italic" officeooo:rsid="00197865"/>
    </style:style>
    <style:style style:name="P85" style:family="paragraph" style:parent-style-name="Text_20_body" style:list-style-name="L34">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style="italic" officeooo:rsid="00197865"/>
    </style:style>
    <style:style style:name="P86" style:family="paragraph" style:parent-style-name="Text_20_body" style:list-style-name="L35">
      <style:paragraph-properties fo:margin-left="0in" fo:margin-right="0in" fo:margin-top="0in" fo:margin-bottom="0in" style:contextual-spacing="false" style:line-height-at-least="0.2709in" fo:orphans="2" fo:widows="2" fo:text-indent="0in" style:auto-text-indent="false" fo:padding="0in" fo:border="none"/>
      <style:text-properties officeooo:rsid="00197865"/>
    </style:style>
    <style:style style:name="P87" style:family="paragraph" style:parent-style-name="Text_20_body">
      <style:paragraph-properties fo:margin-left="0in" fo:margin-right="0in" fo:margin-top="0in" fo:margin-bottom="0in" style:contextual-spacing="false" style:line-height-at-least="0.2709in" fo:orphans="2" fo:widows="2" fo:text-indent="0in" style:auto-text-indent="false" fo:padding="0in" fo:border="none"/>
      <style:text-properties officeooo:rsid="00197865"/>
    </style:style>
    <style:style style:name="P88" style:family="paragraph" style:parent-style-name="Standard">
      <style:paragraph-properties fo:margin-left="0in" fo:margin-right="0in" fo:margin-top="0in" fo:margin-bottom="0in" style:contextual-spacing="false" style:line-height-at-least="0.2709in" fo:orphans="2" fo:widows="2" fo:text-indent="0in" style:auto-text-indent="false" fo:padding="0in" fo:border="none"/>
      <style:text-properties officeooo:rsid="00197865"/>
    </style:style>
    <style:style style:name="P89" style:family="paragraph" style:parent-style-name="Standard">
      <style:paragraph-properties fo:margin-left="0in" fo:margin-right="0.1043in" fo:margin-top="0in" fo:margin-bottom="0in" style:contextual-spacing="false" fo:orphans="2" fo:widows="2" fo:text-indent="0in" style:auto-text-indent="false"/>
      <style:text-properties fo:font-variant="normal" fo:text-transform="none" fo:color="#000000" loext:opacity="90%" style:font-name="inherit" fo:font-size="10.5pt" fo:letter-spacing="normal" fo:font-style="normal" fo:font-weight="bold" loext:padding="0in" loext:border="none"/>
    </style:style>
    <style:style style:name="P90" style:family="paragraph" style:parent-style-name="Text_20_body" style:list-style-name="L36">
      <style:paragraph-properties fo:margin-left="0.0417in" fo:margin-right="0.0417in" fo:margin-top="0in" fo:margin-bottom="0in" style:contextual-spacing="false" style:line-height-at-least="0.2709in" fo:orphans="2" fo:widows="2" fo:text-indent="0in" style:auto-text-indent="false" fo:padding="0in" fo:border="none"/>
      <style:text-properties fo:color="#000000" loext:opacity="90%" style:font-name="inherit" fo:font-style="italic" officeooo:rsid="001db1bc"/>
    </style:style>
    <style:style style:name="P91" style:family="paragraph" style:parent-style-name="Text_20_body" style:list-style-name="L36">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style="italic" officeooo:rsid="001db1bc"/>
    </style:style>
    <style:style style:name="P92" style:family="paragraph" style:parent-style-name="Text_20_body">
      <style:paragraph-properties fo:margin-left="0in" fo:margin-right="0in" fo:margin-top="0in" fo:margin-bottom="0in" style:contextual-spacing="false" style:line-height-at-least="0.2709in" fo:orphans="2" fo:widows="2" fo:text-indent="0in" style:auto-text-indent="false"/>
      <style:text-properties fo:color="#000000" loext:opacity="90%" style:font-name="inherit" fo:font-style="italic" officeooo:rsid="001db1bc"/>
    </style:style>
    <style:style style:name="P93" style:family="paragraph" style:parent-style-name="Standard">
      <style:paragraph-properties fo:margin-left="0in" fo:margin-right="0in" style:line-height-at-least="0.2709in" fo:orphans="2" fo:widows="2" fo:text-indent="0in" style:auto-text-indent="false"/>
      <style:text-properties officeooo:rsid="00197865"/>
    </style:style>
    <style:style style:name="P94" style:family="paragraph" style:parent-style-name="Text_20_body" style:list-style-name="L37">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style="italic" officeooo:rsid="00197865"/>
    </style:style>
    <style:style style:name="P95" style:family="paragraph" style:parent-style-name="Text_20_body" style:list-style-name="L37">
      <style:paragraph-properties fo:margin-left="0.0417in" fo:margin-right="0.0417in" fo:margin-top="0in" fo:margin-bottom="0in" style:contextual-spacing="false" style:line-height-at-least="0.2709in" fo:orphans="2" fo:widows="2" fo:text-indent="0in" style:auto-text-indent="false" fo:padding="0in" fo:border="none"/>
      <style:text-properties fo:color="#000000" loext:opacity="90%" style:font-name="inherit" fo:font-style="italic" officeooo:rsid="00197865"/>
    </style:style>
    <style:style style:name="P96" style:family="paragraph" style:parent-style-name="Text_20_body" style:list-style-name="L38">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style="italic" officeooo:rsid="00197865"/>
    </style:style>
    <style:style style:name="P97" style:family="paragraph" style:parent-style-name="Text_20_body" style:list-style-name="L38">
      <style:paragraph-properties fo:margin-left="0in" fo:margin-right="0in" fo:margin-top="0in" fo:margin-bottom="0in" style:contextual-spacing="false" style:line-height-at-least="0.2709in" fo:orphans="2" fo:widows="2" fo:text-indent="0in" style:auto-text-indent="false" fo:padding="0in" fo:border="none"/>
      <style:text-properties officeooo:rsid="00197865"/>
    </style:style>
    <style:style style:name="P98" style:family="paragraph" style:parent-style-name="Text_20_body">
      <style:paragraph-properties fo:margin-left="0.0417in" fo:margin-right="0.0417in" fo:margin-top="0in" fo:margin-bottom="0in" style:contextual-spacing="false" style:line-height-at-least="0.2709in" fo:orphans="2" fo:widows="2" fo:text-indent="0in" style:auto-text-indent="false"/>
      <style:text-properties fo:color="#000000" loext:opacity="90%" style:font-name="inherit" fo:font-style="italic" officeooo:rsid="00197865"/>
    </style:style>
    <style:style style:name="P99" style:family="paragraph" style:parent-style-name="Text_20_body" style:list-style-name="L39">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style="italic" officeooo:rsid="00197865"/>
    </style:style>
    <style:style style:name="P100" style:family="paragraph" style:parent-style-name="Text_20_body" style:list-style-name="L40">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style="italic" officeooo:rsid="00197865"/>
    </style:style>
    <style:style style:name="P101" style:family="paragraph" style:parent-style-name="Text_20_body" style:list-style-name="L41">
      <style:paragraph-properties fo:margin-left="0.0417in" fo:margin-right="0.0417in" fo:margin-top="0in" fo:margin-bottom="0in" style:contextual-spacing="false" style:line-height-at-least="0.2709in" fo:orphans="2" fo:widows="2" fo:text-indent="0in" style:auto-text-indent="false" fo:padding="0in" fo:border="none"/>
      <style:text-properties fo:color="#000000" loext:opacity="90%" style:font-name="inherit" fo:font-style="italic" officeooo:rsid="00197865"/>
    </style:style>
    <style:style style:name="P102" style:family="paragraph" style:parent-style-name="Text_20_body" style:list-style-name="L42">
      <style:paragraph-properties fo:margin-left="0in" fo:margin-right="0in" fo:margin-top="0in" fo:margin-bottom="0in" style:contextual-spacing="false" style:line-height-at-least="0.2709in" fo:orphans="2" fo:widows="2" fo:text-indent="0in" style:auto-text-indent="false" fo:padding="0in" fo:border="none"/>
      <style:text-properties fo:font-variant="normal" fo:text-transform="none" fo:color="#000000" loext:opacity="90%" style:font-name="inherit" fo:font-size="12pt" fo:letter-spacing="normal" fo:font-style="normal" fo:font-weight="normal" officeooo:rsid="00197865" loext:padding="0in" loext:border="none"/>
    </style:style>
    <style:style style:name="P103" style:family="paragraph" style:parent-style-name="Text_20_body" style:list-style-name="L42">
      <style:paragraph-properties fo:margin-left="0in" fo:margin-right="0in" fo:margin-top="0in" fo:margin-bottom="0in" style:contextual-spacing="false" style:line-height-at-least="0.2709in" fo:orphans="2" fo:widows="2" fo:text-indent="0in" style:auto-text-indent="false" fo:padding="0in" fo:border="none"/>
      <style:text-properties fo:color="#000000" loext:opacity="90%" style:font-name="inherit" fo:font-style="italic" officeooo:rsid="00197865"/>
    </style:style>
    <style:style style:name="P104" style:family="paragraph" style:parent-style-name="Table_20_Heading">
      <style:paragraph-properties fo:margin-left="0in" fo:margin-right="0in" fo:margin-top="0in" fo:margin-bottom="0in" style:contextual-spacing="false" style:line-height-at-least="0.2291in" fo:text-align="start" style:justify-single-word="false" fo:text-indent="0in" style:auto-text-indent="false"/>
    </style:style>
    <style:style style:name="P105" style:family="paragraph" style:parent-style-name="Horizontal_20_Line">
      <style:paragraph-properties fo:margin-top="0in" fo:margin-bottom="0in" style:contextual-spacing="false" style:line-height-at-least="0.2709in"/>
      <style:text-properties officeooo:rsid="00197865"/>
    </style:style>
    <style:style style:name="P106" style:family="paragraph" style:parent-style-name="Text_20_body">
      <style:paragraph-properties fo:margin-top="0in" fo:margin-bottom="0in" style:contextual-spacing="false" style:line-height-at-least="0.2709in"/>
      <style:text-properties officeooo:rsid="00197865"/>
    </style:style>
    <style:style style:name="P107" style:family="paragraph" style:parent-style-name="Text_20_body" style:list-style-name="L43">
      <style:paragraph-properties fo:margin-left="0.0417in" fo:margin-right="0.0417in" fo:margin-top="0in" fo:margin-bottom="0in" style:contextual-spacing="false" style:line-height-at-least="0.2709in" fo:orphans="2" fo:widows="2" fo:text-indent="0in" style:auto-text-indent="false" fo:padding="0in" fo:border="none"/>
      <style:text-properties officeooo:rsid="00197865"/>
    </style:style>
    <style:style style:name="P108" style:family="paragraph" style:parent-style-name="Text_20_body" style:list-style-name="L43">
      <style:paragraph-properties fo:margin-left="0in" fo:margin-right="0in" fo:margin-top="0in" fo:margin-bottom="0in" style:contextual-spacing="false" style:line-height-at-least="0.2709in" fo:orphans="2" fo:widows="2" fo:text-indent="0in" style:auto-text-indent="false" fo:padding="0in" fo:border="none"/>
      <style:text-properties fo:font-variant="normal" fo:text-transform="none" fo:color="#000000" loext:opacity="90%" style:font-name="inherit" fo:font-size="12pt" fo:letter-spacing="normal" fo:font-style="normal" fo:font-weight="normal" officeooo:rsid="00197865" loext:padding="0in" loext:border="none"/>
    </style:style>
    <style:style style:name="T1" style:family="text">
      <style:text-properties fo:font-variant="normal" fo:text-transform="none" fo:color="#000000" loext:opacity="90%" style:font-name="inherit" fo:font-size="13.5pt" fo:letter-spacing="normal" fo:font-style="normal" fo:font-weight="normal" style:font-weight-asian="normal" style:font-weight-complex="normal" loext:padding="0in" loext:border="none"/>
    </style:style>
    <style:style style:name="T2" style:family="text">
      <style:text-properties style:font-name="inherit" fo:font-size="10.5pt" fo:font-weight="bold" loext:padding="0in" loext:border="none"/>
    </style:style>
    <style:style style:name="T3" style:family="text">
      <style:text-properties fo:font-variant="normal" fo:text-transform="none" fo:color="#000000" loext:opacity="90%" style:font-name="inherit" fo:font-size="13.5pt" fo:letter-spacing="normal" fo:font-style="normal" fo:font-weight="bold" loext:padding="0in" loext:border="none"/>
    </style:style>
    <style:style style:name="T4" style:family="text">
      <style:text-properties style:font-name="inherit" fo:font-size="10.5pt"/>
    </style:style>
    <style:style style:name="T5" style:family="text">
      <style:text-properties fo:font-variant="normal" fo:text-transform="none" fo:color="#000000" loext:opacity="90%" style:font-name="inherit" fo:font-size="15pt" fo:letter-spacing="normal" fo:font-style="normal" fo:font-weight="bold" loext:padding="0in" loext:border="none"/>
    </style:style>
    <style:style style:name="T6" style:family="text">
      <style:text-properties fo:font-variant="normal" fo:text-transform="none" fo:color="#000000" loext:opacity="90%" style:font-name="inherit" fo:font-size="12pt" fo:letter-spacing="normal" fo:font-style="normal" fo:font-weight="bold" loext:padding="0in" loext:border="none"/>
    </style:style>
    <style:style style:name="T7" style:family="text">
      <style:text-properties fo:font-variant="normal" fo:text-transform="none" fo:color="#000000" loext:opacity="90%" style:font-name="apple-system" fo:font-size="12pt" fo:letter-spacing="normal" fo:font-style="normal" fo:font-weight="normal" loext:padding="0in" loext:border="none"/>
    </style:style>
    <style:style style:name="T8" style:family="text">
      <style:text-properties fo:font-variant="normal" fo:text-transform="none" style:font-name="apple-system" fo:font-size="12pt" fo:letter-spacing="normal" fo:font-style="normal" fo:font-weight="normal" loext:padding="0in" loext:border="none"/>
    </style:style>
    <style:style style:name="T9" style:family="text">
      <style:text-properties fo:font-variant="normal" fo:text-transform="none" fo:font-size="12pt" fo:letter-spacing="normal" fo:font-style="normal" fo:font-weight="bold" loext:padding="0in" loext:border="none"/>
    </style:style>
    <style:style style:name="T10" style:family="text">
      <style:text-properties fo:font-variant="normal" fo:text-transform="none" fo:color="#000000" loext:opacity="90%" style:font-name="apple-system" fo:font-size="12pt" fo:letter-spacing="normal" fo:font-style="normal" fo:font-weight="normal" fo:background-color="#ffffff" loext:char-shading-value="0" loext:padding="0in" loext:border="none"/>
    </style:style>
    <style:style style:name="T11" style:family="text">
      <style:text-properties fo:font-variant="normal" fo:text-transform="none" fo:color="#000000" loext:opacity="90%" style:font-name="inherit" fo:font-size="12pt" fo:letter-spacing="normal" fo:font-style="normal" fo:font-weight="bold" fo:background-color="#ffffff" loext:char-shading-value="0" loext:padding="0in" loext:border="none"/>
    </style:style>
    <style:style style:name="T12" style:family="text">
      <style:text-properties fo:font-variant="normal" fo:text-transform="none" fo:font-size="12pt" fo:letter-spacing="normal" fo:font-style="normal" fo:font-weight="normal" loext:padding="0in" loext:border="none"/>
    </style:style>
    <style:style style:name="T13" style:family="text">
      <style:text-properties fo:background-color="#ffffff" loext:char-shading-value="0"/>
    </style:style>
    <style:style style:name="T14" style:family="text">
      <style:text-properties fo:font-variant="normal" fo:text-transform="none" style:font-name="apple-system" fo:font-size="12pt" fo:letter-spacing="normal" fo:font-style="normal" fo:font-weight="normal" fo:background-color="#ffffff" loext:char-shading-value="0" loext:padding="0in" loext:border="none"/>
    </style:style>
    <style:style style:name="T15" style:family="text">
      <style:text-properties fo:font-variant="normal" fo:text-transform="none" fo:font-size="12pt" fo:letter-spacing="normal" fo:font-style="normal" fo:font-weight="bold" fo:background-color="#ffffff" loext:char-shading-value="0" loext:padding="0in" loext:border="none"/>
    </style:style>
    <style:style style:name="T16" style:family="text">
      <style:text-properties fo:font-variant="normal" fo:text-transform="none" style:font-name="apple-system" fo:font-size="13.5pt" fo:letter-spacing="normal" fo:font-style="normal" fo:font-weight="bold" fo:background-color="#ffffff" loext:char-shading-value="0"/>
    </style:style>
    <style:style style:name="T17" style:family="text">
      <style:text-properties fo:font-variant="normal" fo:text-transform="none" style:font-name="apple-system" fo:font-size="13.5pt" fo:letter-spacing="normal" fo:font-style="normal" fo:font-weight="bold" fo:background-color="#ffffff" loext:char-shading-value="0" loext:padding="0in" loext:border="none"/>
    </style:style>
    <style:style style:name="T18" style:family="text">
      <style:text-properties fo:font-variant="normal" fo:text-transform="none" fo:font-size="12pt" fo:letter-spacing="normal" fo:font-style="normal" fo:font-weight="normal" fo:background-color="#ffffff" loext:char-shading-value="0" loext:padding="0in" loext:border="none"/>
    </style:style>
    <style:style style:name="T19" style:family="text">
      <style:text-properties fo:font-variant="normal" fo:text-transform="none" style:font-name="inherit" fo:font-size="12pt" fo:letter-spacing="normal" fo:font-style="normal" fo:font-weight="normal" fo:background-color="#ffffff" loext:char-shading-value="0" loext:padding="0in" loext:border="none"/>
    </style:style>
    <style:style style:name="T20" style:family="text">
      <style:text-properties fo:font-variant="normal" fo:text-transform="none" fo:color="#1a1a1a" loext:opacity="100%" fo:font-family="'Fira Code', 'Fira Mono', Menlo, Consolas, 'DejaVu Sans Mono', monospace" fo:font-size="10.5pt" fo:letter-spacing="normal" fo:font-style="normal" fo:font-weight="normal" loext:padding="0in" loext:border="none"/>
    </style:style>
    <style:style style:name="T21" style:family="text">
      <style:text-properties fo:font-variant="normal" fo:text-transform="none" fo:color="#1a1a1a" loext:opacity="100%" fo:letter-spacing="normal" loext:padding="0in" loext:border="none"/>
    </style:style>
    <style:style style:name="T22" style:family="text">
      <style:text-properties fo:font-variant="normal" fo:text-transform="none" style:font-name="inherit" fo:font-size="12pt" fo:letter-spacing="normal" fo:font-style="normal" fo:background-color="#ffffff" loext:char-shading-value="0" loext:padding="0in" loext:border="none"/>
    </style:style>
    <style:style style:name="T23" style:family="text">
      <style:text-properties fo:font-variant="normal" fo:text-transform="none" fo:color="#1a1a1a" loext:opacity="100%" fo:font-family="'Fira Code', 'Fira Mono', Menlo, Consolas, 'DejaVu Sans Mono', monospace" fo:font-size="10.5pt" fo:letter-spacing="normal" fo:font-style="normal" fo:font-weight="normal" officeooo:rsid="001f4a7e" loext:padding="0in" loext:border="none"/>
    </style:style>
    <style:style style:name="T24" style:family="text">
      <style:text-properties fo:font-variant="normal" fo:text-transform="none" fo:color="#000000" loext:opacity="90%" style:font-name="inherit" fo:font-size="12pt" fo:letter-spacing="normal" fo:font-style="italic" fo:font-weight="normal" loext:padding="0in" loext:border="none"/>
    </style:style>
    <style:style style:name="T25" style:family="text">
      <style:text-properties officeooo:rsid="001a6b52"/>
    </style:style>
    <style:style style:name="T26" style:family="text">
      <style:text-properties fo:font-weight="bold"/>
    </style:style>
    <style:style style:name="T27" style:family="text">
      <style:text-properties fo:font-variant="normal" fo:text-transform="none" fo:color="#000000" loext:opacity="90%" style:font-name="inherit" fo:font-size="12pt" fo:letter-spacing="normal" fo:font-style="normal" fo:font-weight="normal" loext:padding="0in" loext:border="none"/>
    </style:style>
    <style:style style:name="T28" style:family="text">
      <style:text-properties fo:font-variant="normal" fo:text-transform="none" fo:color="#000000" loext:opacity="90%" style:font-name="inherit" fo:font-size="15pt" fo:letter-spacing="normal" fo:font-style="normal" fo:font-weight="bold" officeooo:rsid="001bb6bb" loext:padding="0in" loext:border="none"/>
    </style:style>
    <style:style style:name="T29" style:family="text">
      <style:text-properties fo:font-variant="normal" fo:text-transform="none" fo:font-size="12pt" fo:letter-spacing="normal" fo:font-style="italic" fo:font-weight="normal" loext:padding="0in" loext:border="none"/>
    </style:style>
    <style:style style:name="T30" style:family="text">
      <style:text-properties fo:font-variant="normal" fo:text-transform="none" fo:font-size="12pt" fo:letter-spacing="normal" fo:font-style="italic" fo:font-weight="normal" fo:background-color="#ffffff" loext:char-shading-value="0" loext:padding="0in" loext:border="none"/>
    </style:style>
    <style:style style:name="T31" style:family="text">
      <style:text-properties fo:font-variant="normal" fo:text-transform="none" fo:color="#000000" loext:opacity="90%" style:font-name="apple-system" fo:font-size="12pt" fo:letter-spacing="normal" fo:font-style="normal" fo:font-weight="normal" officeooo:rsid="00197865" loext:padding="0in" loext:border="none"/>
    </style:style>
    <style:style style:name="T32" style:family="text">
      <style:text-properties fo:font-variant="normal" fo:text-transform="none" fo:color="#000000" loext:opacity="90%" style:font-name="inherit" fo:font-size="12pt" fo:letter-spacing="normal" fo:font-style="normal" fo:font-weight="bold" officeooo:rsid="00197865" loext:padding="0in" loext:border="none"/>
    </style:style>
    <style:style style:name="T33" style:family="text">
      <style:text-properties style:font-name="inherit" fo:font-size="10.5pt" fo:font-style="italic" loext:padding="0in" loext:border="none"/>
    </style:style>
    <style:style style:name="T34" style:family="text">
      <style:text-properties fo:font-variant="normal" fo:text-transform="none" fo:color="#000000" loext:opacity="90%" style:font-name="inherit" fo:font-size="12pt" fo:letter-spacing="normal" fo:font-style="normal" fo:font-weight="bold" officeooo:rsid="001db1bc" loext:padding="0in" loext:border="none"/>
    </style:style>
    <style:style style:name="T35" style:family="text">
      <style:text-properties fo:font-variant="normal" fo:text-transform="none" fo:color="#000000" loext:opacity="90%" style:font-name="inherit" fo:font-size="12pt" fo:letter-spacing="normal" fo:font-style="normal" fo:font-weight="bold" officeooo:rsid="001db1bc" fo:background-color="#ffffff" loext:char-shading-value="0" loext:padding="0in" loext:border="none"/>
    </style:style>
    <style:style style:name="T36" style:family="text">
      <style:text-properties fo:font-variant="normal" fo:text-transform="none" fo:color="#000000" loext:opacity="90%" style:font-name="inherit" fo:font-size="12pt" fo:letter-spacing="normal" fo:font-style="italic" fo:font-weight="normal" officeooo:rsid="001db1bc" loext:padding="0in" loext:border="none"/>
    </style:style>
    <style:style style:name="T37" style:family="text">
      <style:text-properties fo:font-variant="normal" fo:text-transform="none" fo:letter-spacing="normal" loext:padding="0in" loext:border="none"/>
    </style:style>
    <style:style style:name="T38" style:family="text">
      <style:text-properties fo:color="#000000" loext:opacity="90%" style:font-name="inherit" fo:font-size="10.5pt" fo:font-weight="bold" fo:background-color="#ffffff" loext:char-shading-value="0" loext:padding="0in" loext:border="none"/>
    </style:style>
    <style:style style:name="T39" style:family="text">
      <style:text-properties fo:font-variant="normal" fo:text-transform="none" fo:color="#000000" loext:opacity="90%" style:font-name="inherit" fo:font-size="12pt" fo:letter-spacing="normal" fo:font-style="normal" fo:font-weight="normal" fo:background-color="#ffffff" loext:char-shading-value="0" loext:padding="0in"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ent – server paradigm</text:p>
      <text:p text:style-name="P2"/>
      <text:p text:style-name="P3">syllabus:</text:p>
      <text:h text:style-name="P4" text:outline-level="3"><text:span text:style-name="Strong_20_Emphasis"><text:span text:style-name="T1">Transport Layer Foundations</text:span></text:span></text:h>
      <table:table table:name="Table1" table:style-name="Table1">
        <table:table-column table:style-name="Table1.A"/>
        <table:table-column table:style-name="Table1.B"/>
        <table:table-header-rows>
          <table:table-row>
            <table:table-cell table:style-name="Table1.A1" office:value-type="string">
              <text:p text:style-name="P5">Section</text:p>
            </table:table-cell>
            <table:table-cell table:style-name="Table1.A1" office:value-type="string">
              <text:p text:style-name="P5">What It Covers</text:p>
            </table:table-cell>
          </table:table-row>
        </table:table-header-rows>
        <table:table-row>
          <table:table-cell table:style-name="Table1.A1" office:value-type="string">
            <text:p text:style-name="P6"><text:span text:style-name="Strong_20_Emphasis"><text:span text:style-name="T2">6.1.1</text:span></text:span></text:p>
          </table:table-cell>
          <table:table-cell table:style-name="Table1.A1" office:value-type="string">
            <text:p text:style-name="P7">Introduction to process-to-process delivery and the client-server model at the transport layer</text:p>
          </table:table-cell>
        </table:table-row>
      </table:table>
      <text:h text:style-name="P8" text:outline-level="3"><text:span text:style-name="Strong_20_Emphasis"><text:span text:style-name="T3"/></text:span></text:h>
      <text:h text:style-name="P8" text:outline-level="3"><text:span text:style-name="Strong_20_Emphasis"><text:span text:style-name="T1">Connectionless Client-Server (UDP)</text:span></text:span></text:h>
      <table:table table:name="Table2" table:style-name="Table2">
        <table:table-column table:style-name="Table2.A"/>
        <table:table-column table:style-name="Table2.B"/>
        <table:table-header-rows>
          <table:table-row>
            <table:table-cell table:style-name="Table2.A1" office:value-type="string">
              <text:p text:style-name="P5">Section</text:p>
            </table:table-cell>
            <table:table-cell table:style-name="Table2.A1" office:value-type="string">
              <text:p text:style-name="P5">What It Covers</text:p>
            </table:table-cell>
          </table:table-row>
        </table:table-header-rows>
        <table:table-row>
          <table:table-cell table:style-name="Table2.A1" office:value-type="string">
            <text:p text:style-name="P6"><text:span text:style-name="Strong_20_Emphasis"><text:span text:style-name="T2">6.4 up to 6.4.1</text:span></text:span></text:p>
          </table:table-cell>
          <table:table-cell table:style-name="Table2.A1" office:value-type="string">
            <text:p text:style-name="P6"><text:span text:style-name="T4">Introduction to UDP — how client-server communication works </text:span><text:span text:style-name="Strong_20_Emphasis"><text:span text:style-name="T2">without</text:span></text:span><text:span text:style-name="T4"> establishing a connection</text:span></text:p>
          </table:table-cell>
        </table:table-row>
      </table:table>
      <text:h text:style-name="P8" text:outline-level="3"><text:span text:style-name="Strong_20_Emphasis"><text:span text:style-name="T3"/></text:span></text:h>
      <text:h text:style-name="P8" text:outline-level="3"><text:span text:style-name="Strong_20_Emphasis"><text:span text:style-name="T1">Connection-Oriented Client-Server (TCP)</text:span></text:span></text:h>
      <table:table table:name="Table3" table:style-name="Table3">
        <table:table-column table:style-name="Table3.A"/>
        <table:table-column table:style-name="Table3.B"/>
        <table:table-header-rows>
          <table:table-row>
            <table:table-cell table:style-name="Table3.A1" office:value-type="string">
              <text:p text:style-name="P5">Section</text:p>
            </table:table-cell>
            <table:table-cell table:style-name="Table3.A1" office:value-type="string">
              <text:p text:style-name="P5">What It Covers</text:p>
            </table:table-cell>
          </table:table-row>
        </table:table-header-rows>
        <table:table-row>
          <table:table-cell table:style-name="Table3.A1" office:value-type="string">
            <text:p text:style-name="P6"><text:span text:style-name="Strong_20_Emphasis"><text:span text:style-name="T2">6.5.3</text:span></text:span></text:p>
          </table:table-cell>
          <table:table-cell table:style-name="Table3.A1" office:value-type="string">
            <text:p text:style-name="P6"><text:span text:style-name="T4">The TCP Protocol — how client-server communication works </text:span><text:span text:style-name="Strong_20_Emphasis"><text:span text:style-name="T2">with</text:span></text:span><text:span text:style-name="T4"> a reliable connection</text:span></text:p>
          </table:table-cell>
        </table:table-row>
        <table:table-row>
          <table:table-cell table:style-name="Table3.A1" office:value-type="string">
            <text:p text:style-name="P6"><text:span text:style-name="Strong_20_Emphasis"><text:span text:style-name="T2">6.5.4</text:span></text:span></text:p>
          </table:table-cell>
          <table:table-cell table:style-name="Table3.A1" office:value-type="string">
            <text:p text:style-name="P7">The TCP Segment Header — the format of data units exchanged between client and server</text:p>
          </table:table-cell>
        </table:table-row>
      </table:table>
      <text:h text:style-name="P8" text:outline-level="3"><text:span text:style-name="Strong_20_Emphasis"><text:span text:style-name="T3"/></text:span></text:h>
      <text:h text:style-name="P8" text:outline-level="3"><text:span text:style-name="Strong_20_Emphasis"><text:span text:style-name="T1">Application-Layer Client-Server Examples</text:span></text:span></text:h>
      <table:table table:name="Table4" table:style-name="Table4">
        <table:table-column table:style-name="Table4.A"/>
        <table:table-column table:style-name="Table4.B"/>
        <table:table-header-rows>
          <table:table-row>
            <table:table-cell table:style-name="Table4.A1" office:value-type="string">
              <text:p text:style-name="P5">Section</text:p>
            </table:table-cell>
            <table:table-cell table:style-name="Table4.A1" office:value-type="string">
              <text:p text:style-name="P5">What It Covers</text:p>
            </table:table-cell>
          </table:table-row>
        </table:table-header-rows>
        <table:table-row>
          <table:table-cell table:style-name="Table4.A1" office:value-type="string">
            <text:p text:style-name="P6"><text:span text:style-name="Strong_20_Emphasis"><text:span text:style-name="T2">7.1</text:span></text:span></text:p>
          </table:table-cell>
          <table:table-cell table:style-name="Table4.A1" office:value-type="string">
            <text:p text:style-name="P6"><text:span text:style-name="Strong_20_Emphasis"><text:span text:style-name="T2">DNS</text:span></text:span><text:span text:style-name="T4"> — The client-server architecture of the Domain Name System</text:span></text:p>
          </table:table-cell>
        </table:table-row>
        <table:table-row>
          <table:table-cell table:style-name="Table4.A1" office:value-type="string">
            <text:p text:style-name="P6"><text:span text:style-name="Strong_20_Emphasis"><text:span text:style-name="T2">7.2.4</text:span></text:span></text:p>
          </table:table-cell>
          <table:table-cell table:style-name="Table4.A1" office:value-type="string">
            <text:p text:style-name="P6"><text:span text:style-name="Strong_20_Emphasis"><text:span text:style-name="T2">Message Transfer (SMTP)</text:span></text:span><text:span text:style-name="T4"> — How email clients and servers communicate</text:span></text:p>
          </table:table-cell>
        </table:table-row>
        <table:table-row>
          <table:table-cell table:style-name="Table4.A1" office:value-type="string">
            <text:p text:style-name="P6"><text:span text:style-name="Strong_20_Emphasis"><text:span text:style-name="T2">7.3 – 7.3.1</text:span></text:span><text:span text:style-name="T4"> (till pg. 652, before MIME Type)</text:span></text:p>
          </table:table-cell>
          <table:table-cell table:style-name="Table4.A1" office:value-type="string">
            <text:p text:style-name="P6"><text:span text:style-name="Strong_20_Emphasis"><text:span text:style-name="T2">The World Wide Web &amp; Architectural Overview</text:span></text:span><text:span text:style-name="T4"> — The web's client-server architecture</text:span></text:p>
          </table:table-cell>
        </table:table-row>
        <table:table-row>
          <table:table-cell table:style-name="Table4.A1" office:value-type="string">
            <text:p text:style-name="P6"><text:span text:style-name="Strong_20_Emphasis"><text:span text:style-name="T2">7.3.4</text:span></text:span><text:span text:style-name="T4"> (before Message Headers)</text:span></text:p>
          </table:table-cell>
          <table:table-cell table:style-name="Table4.A1" office:value-type="string">
            <text:p text:style-name="P6"><text:span text:style-name="Strong_20_Emphasis"><text:span text:style-name="T2">HTTP</text:span></text:span><text:span text:style-name="T4"> — The protocol between web clients (browsers) and web servers</text:spa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h text:style-name="P9" text:outline-level="2"><text:soft-page-break/><text:span text:style-name="Strong_20_Emphasis"><text:span text:style-name="T5">Paper 1: CN2 23-24 (Question Paper 3377)</text:span></text:span></text:h>
      <text:p text:style-name="P10"><text:span text:style-name="Strong_20_Emphasis"><text:span text:style-name="T6">Q3. (b)</text:span></text:span><text:span text:style-name="T7"> What is the purpose of File Transfer Protocol (FTP)? Briefly explain the different transmission modes of FTP. </text:span><text:span text:style-name="Strong_20_Emphasis"><text:span text:style-name="T6">(6)</text:span></text:span></text:p>
      <text:p text:style-name="P10"><text:span text:style-name="Strong_20_Emphasis"><text:span text:style-name="T6">&gt;&gt;</text:span></text:span></text:p>
      <text:p text:style-name="P11"><text:span text:style-name="Strong_20_Emphasis"><text:span text:style-name="T6">File Transfer Protocol (FTP)</text:span></text:span><text:span text:style-name="Strong_20_Emphasis"><text:span text:style-name="T7"> is a standard network protocol designed for transferring files between a client and a server over TCP/IP-based networks such as the internet. It operates using two separate channels: a </text:span></text:span><text:span text:style-name="Strong_20_Emphasis"><text:span text:style-name="T6">control connection</text:span></text:span><text:span text:style-name="Strong_20_Emphasis"><text:span text:style-name="T7"> (typically on port 21) for sending commands and receiving replies, and a </text:span></text:span><text:span text:style-name="Strong_20_Emphasis"><text:span text:style-name="T6">data connection</text:span></text:span><text:span text:style-name="Strong_20_Emphasis"><text:span text:style-name="T7"> (on port 20) for the actual file transfer. FTP enables users to upload, download, rename, delete files, and manage directories on remote servers. </text:span></text:span></text:p>
      <text:h text:style-name="P12" text:outline-level="2">Transmission Modes of FTP</text:h>
      <text:p text:style-name="P13">FTP defines three distinct transmission modes that determine how data is packaged and sent over the data connection: </text:p>
      <text:h text:style-name="P14" text:outline-level="3">1. Stream Mode (MODE S)</text:h>
      <text:p text:style-name="P15"><text:span text:style-name="T8">This is the </text:span><text:span text:style-name="Strong_20_Emphasis"><text:span text:style-name="T9">default</text:span></text:span><text:span text:style-name="T8"> and simplest transmission mode. Data is transmitted as a continuous stream of bytes, with FTP performing minimal processing. All segmentation and reassembly are handled by the underlying TCP. For file-structured data, the end of the file is indicated by the sender closing the data connection. For record-structured files, special two-byte control codes are embedded to mark end-of-record (EOR) and end-of-file (EOF). </text:span></text:p>
      <text:h text:style-name="P14" text:outline-level="3">2. Block Mode (MODE B)</text:h>
      <text:p text:style-name="P15"><text:span text:style-name="T8">In this mode, the file is transmitted as a series of discrete </text:span><text:span text:style-name="Strong_20_Emphasis"><text:span text:style-name="T9">data blocks</text:span></text:span><text:span text:style-name="T8">, each preceded by a three-byte header. The header contains a </text:span><text:span text:style-name="Strong_20_Emphasis"><text:span text:style-name="T9">count field</text:span></text:span><text:span text:style-name="T8"> (indicating the length of the block) and a </text:span><text:span text:style-name="Strong_20_Emphasis"><text:span text:style-name="T9">descriptor code</text:span></text:span><text:span text:style-name="T8"> that specifies whether the block is the end of a record (EOR), end of the file (EOF), a restart marker, or suspect data. Block mode supports error recovery and allows interrupted transfers to be restarted, making it suitable for record-oriented files and reliable large data transfers. </text:span></text:p>
      <text:h text:style-name="P14" text:outline-level="3"><text:soft-page-break/>3. Compressed Mode (MODE C)</text:h>
      <text:p text:style-name="P16"><text:span text:style-name="T8">This mode extends block mode by adding </text:span><text:span text:style-name="Strong_20_Emphasis"><text:span text:style-name="T9">data compression</text:span></text:span><text:span text:style-name="T8"> using run-length encoding to reduce redundancy. It can compress three types of information: regular data strings, replicated bytes (a sequence of identical bytes is replaced by a 2-byte code), and filler strings (sequences of spaces or zeros). While this reduces bandwidth usage for large or repetitive files (such as printer files), it requires additional CPU processing at both ends. In practice, this mode is rarely used today because compression is often handled by other layers or pre-compressed file formats. </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Q4. (a)</text:span></text:span><text:span text:style-name="T7"> What do you understand by Domain Name System (DNS)? Which protocol does it use to resolve the name ma</text:span><text:span text:style-name="T10">pping? Discuss how domain name structure is organized. </text:span><text:span text:style-name="Strong_20_Emphasis"><text:span text:style-name="T11">(6)</text:span></text:span></text:p>
      <text:p text:style-name="P10"><text:span text:style-name="Strong_20_Emphasis"><text:span text:style-name="T11">&gt;&gt;</text:span></text:span></text:p>
      <text:p text:style-name="P11"><text:span text:style-name="Strong_20_Emphasis"><text:span text:style-name="T11">Domain Name System (DNS)</text:span></text:span><text:span text:style-name="Strong_20_Emphasis"><text:span text:style-name="T10"> is a distributed, hierarchical naming system that translates human-readable domain names (like </text:span></text:span><text:span text:style-name="Strong_20_Emphasis"><text:span text:style-name="Source_20_Text"><text:span text:style-name="T10">www.example.com</text:span></text:span></text:span><text:span text:style-name="Strong_20_Emphasis"><text:span text:style-name="T10">) into machine-readable IP addresses (like </text:span></text:span><text:span text:style-name="Strong_20_Emphasis"><text:span text:style-name="Source_20_Text"><text:span text:style-name="T10">192.168.1.1</text:span></text:span></text:span><text:span text:style-name="Strong_20_Emphasis"><text:span text:style-name="T10"> or </text:span></text:span><text:span text:style-name="Strong_20_Emphasis"><text:span text:style-name="Source_20_Text"><text:span text:style-name="T10">2001:0db8::1</text:span></text:span></text:span><text:span text:style-name="Strong_20_Emphasis"><text:span text:style-name="T10">). It acts as the "phonebook of the internet," allowing users to access websites using memorable names rather than numerical addresses. DNS is decentralized across millions of servers worldwide, ensuring scalability, fault tolerance, and efficient resolution.</text:span></text:span></text:p>
      <text:h text:style-name="P12" text:outline-level="2">Protocol Used for Name Resolution</text:h>
      <text:p text:style-name="P15"><text:span text:style-name="T8">DNS primarily uses </text:span><text:span text:style-name="Strong_20_Emphasis"><text:span text:style-name="T9">UDP (User Datagram Protocol) on port 53</text:span></text:span><text:span text:style-name="T8"> for standard name resolution queries because it is faster and has lower overhead than TCP. However, </text:span><text:span text:style-name="Strong_20_Emphasis"><text:span text:style-name="T9">TCP on port 53</text:span></text:span><text:span text:style-name="T8"> is used for:</text:span></text:p>
      <text:list text:style-name="L1">
        <text:list-item>
          <text:p text:style-name="P17"><text:span text:style-name="Strong_20_Emphasis"><text:span text:style-name="T9">Zone transfers</text:span></text:span><text:span text:style-name="T12"> (replicating DNS records between primary and secondary servers)</text:span></text:p>
        </text:list-item>
        <text:list-item>
          <text:p text:style-name="P17"><text:span text:style-name="Strong_20_Emphasis"><text:span text:style-name="T9">Responses exceeding 512 bytes</text:span></text:span><text:span text:style-name="T12"> (modern DNS uses TCP when UDP packet size is insufficient)</text:span></text:p>
        </text:list-item>
        <text:list-item>
          <text:p text:style-name="P17"><text:span text:style-name="Strong_20_Emphasis"><text:span text:style-name="T9">DNSSEC-secured queries</text:span></text:span><text:span text:style-name="T12"> where larger authenticated responses are required</text:span></text:p>
        </text:list-item>
      </text:list>
      <text:h text:style-name="P12" text:outline-level="2">Organiz<text:span text:style-name="T13">ation of Domain Name Structure</text:span></text:h>
      <text:p text:style-name="P18"><text:span text:style-name="T14">The domain name structure follows an </text:span><text:span text:style-name="Strong_20_Emphasis"><text:span text:style-name="T15">inverted-tree hierarchy</text:span></text:span><text:span text:style-name="T14">, read from right to left, with each level separated by a dot (</text:span><text:span text:style-name="Source_20_Text"><text:span text:style-name="T14">.</text:span></text:span><text:span text:style-name="T14">):</text:span></text:p>
      <text:h text:style-name="P19" text:outline-level="3"><text:soft-page-break/><text:span text:style-name="T16">1. Root Domain (</text:span><text:span text:style-name="Source_20_Text"><text:span text:style-name="T17">.</text:span></text:span><text:span text:style-name="T16">)</text:span></text:h>
      <text:list text:style-name="L2">
        <text:list-item>
          <text:p text:style-name="P20">The highest level of the hierarchy, represented by an implied dot at the end of every fully qualified domain name (FQDN).</text:p>
        </text:list-item>
        <text:list-item>
          <text:p text:style-name="P21"><text:span text:style-name="T13">Managed by root name serv</text:span>ers that know the addresses of all Top-Level Domain (TLD) servers.</text:p>
        </text:list-item>
      </text:list>
      <text:h text:style-name="P14" text:outline-level="3">2. Top-Level Domains (TLDs)</text:h>
      <text:list text:style-name="L3">
        <text:list-item>
          <text:p text:style-name="P22"><text:span text:style-name="T12">Locate</text:span><text:span text:style-name="T18">d directly below the root (e.g., </text:span><text:span text:style-name="Source_20_Text"><text:span text:style-name="T19">.com</text:span></text:span><text:span text:style-name="T18">, </text:span><text:span text:style-name="Source_20_Text"><text:span text:style-name="T19">.org</text:span></text:span><text:span text:style-name="T18">, </text:span><text:span text:style-name="Source_20_Text"><text:span text:style-name="T19">.edu</text:span></text:span><text:span text:style-name="T18">, </text:span><text:span text:style-name="Source_20_Text"><text:span text:style-name="T19">.gov</text:span></text:span><text:span text:style-name="T18">, </text:span><text:span text:style-name="Source_20_Text"><text:span text:style-name="T19">.net</text:span></text:span><text:span text:style-name="T18">, </text:span><text:span text:style-name="Source_20_Text"><text:span text:style-name="T19">.in</text:span></text:span><text:span text:style-name="T18">, </text:span><text:span text:style-name="Source_20_Text"><text:span text:style-name="T19">.uk</text:span></text:span><text:span text:style-name="T18">).</text:span></text:p>
        </text:list-item>
        <text:list-item>
          <text:p text:style-name="P23">Managed by designated organizations and registries. They are broadly categorized as:</text:p>
          <text:list>
            <text:list-item>
              <text:p text:style-name="P22"><text:span text:style-name="Strong_20_Emphasis"><text:span text:style-name="T15">Generic TLDs (gTLDs):</text:span></text:span><text:span text:style-name="T18"> </text:span><text:span text:style-name="Source_20_Text"><text:span text:style-name="T19">.com</text:span></text:span><text:span text:style-name="T18">, </text:span><text:span text:style-name="Source_20_Text"><text:span text:style-name="T19">.org</text:span></text:span><text:span text:style-name="T18">, </text:span><text:span text:style-name="Source_20_Text"><text:span text:style-name="T19">.net</text:span></text:span><text:span text:style-name="T18">, </text:span><text:span text:style-name="Source_20_Text"><text:span text:style-name="T19">.info</text:span></text:span></text:p>
            </text:list-item>
            <text:list-item>
              <text:p text:style-name="P22"><text:span text:style-name="Strong_20_Emphasis"><text:span text:style-name="T15">Country-code TLDs (ccTLDs):</text:span></text:span><text:span text:style-name="T18"> </text:span><text:span text:style-name="Source_20_Text"><text:span text:style-name="T19">.in</text:span></text:span><text:span text:style-name="T18"> (India), </text:span><text:span text:style-name="Source_20_Text"><text:span text:style-name="T19">.uk</text:span></text:span><text:span text:style-name="T18"> (United Kingdom), </text:span><text:span text:style-name="Source_20_Text"><text:span text:style-name="T19">.jp</text:span></text:span><text:span text:style-name="T18"> (Japan)</text:span></text:p>
            </text:list-item>
            <text:list-item>
              <text:p text:style-name="P22"><text:span text:style-name="Strong_20_Emphasis"><text:span text:style-name="T15">Sponsored TLDs (sTLDs):</text:span></text:span><text:span text:style-name="T18"> </text:span><text:span text:style-name="Source_20_Text"><text:span text:style-name="T19">.edu</text:span></text:span><text:span text:style-name="T18">, </text:span><text:span text:style-name="Source_20_Text"><text:span text:style-name="T19">.gov</text:span></text:span><text:span text:style-name="T18">, </text:span><text:span text:style-name="Source_20_Text"><text:span text:style-name="T19">.mil</text:span></text:span></text:p>
            </text:list-item>
          </text:list>
        </text:list-item>
      </text:list>
      <text:h text:style-name="P24" text:outline-level="3">3. Second-Level Domains</text:h>
      <text:list text:style-name="L4">
        <text:list-item>
          <text:p text:style-name="P25"><text:span text:style-name="T18">Registered by organizations or individuals under a TLD (e.g., </text:span><text:span text:style-name="Source_20_Text"><text:span text:style-name="T19">google.com</text:span></text:span><text:span text:style-name="T18">, </text:span><text:span text:style-name="Source_20_Text"><text:span text:style-name="T19">gov.in</text:span></text:span><text:span text:style-name="T18">, </text:span><text:span text:style-name="Source_20_Text"><text:span text:style-name="T19">ac.uk</text:span></text:span><text:span text:style-name="T18">).</text:span></text:p>
        </text:list-item>
        <text:list-item>
          <text:p text:style-name="P26">This is typically the "organization name" purchased from a domain registrar.</text:p>
        </text:list-item>
      </text:list>
      <text:h text:style-name="P24" text:outline-level="3">4. Subdomains (Third-Level and Beyond)</text:h>
      <text:list text:style-name="L5">
        <text:list-item>
          <text:p text:style-name="P27"><text:span text:style-name="T18">Created by the domain owner to organize services or departments (e.g., </text:span><text:span text:style-name="Source_20_Text"><text:span text:style-name="T19">mail.google.com</text:span></text:span><text:span text:style-name="T18">, </text:span><text:span text:style-name="Source_20_Text"><text:span text:style-name="T19">www.gov.in</text:span></text:span><text:span text:style-name="T18">, </text:span><text:span text:style-name="Source_20_Text"><text:span text:style-name="T19">cs.mit.edu</text:span></text:span><text:span text:style-name="T18">).</text:span></text:p>
        </text:list-item>
        <text:list-item>
          <text:p text:style-name="P28">Administrators can create multiple subdomains without additional registration.</text:p>
        </text:list-item>
      </text:list>
      <text:h text:style-name="P14" text:outline-level="3"><text:span text:style-name="T13">Example Breakdown</text:span></text:h>
      <text:p text:style-name="P29"><text:span text:style-name="Source_20_Text"><text:span text:style-name="T20">www.example.com.</text:span></text:span></text:p>
      <text:p text:style-name="P29"><text:span text:style-name="Source_20_Text"><text:span text:style-name="T21"><text:s/></text:span></text:span><text:span text:style-name="Source_20_Text"><text:span text:style-name="T20">| <text:s text:c="15"/>| <text:s text:c="5"/>| <text:s text:c="2"/>|</text:span></text:span></text:p>
      <text:p text:style-name="P29"><text:span text:style-name="Source_20_Text"><text:span text:style-name="T21"><text:s/></text:span></text:span><text:span text:style-name="Source_20_Text"><text:span text:style-name="T20">| <text:s text:c="15"/>| <text:s text:c="5"/>| <text:s text:c="2"/>Root (.)</text:span></text:span></text:p>
      <text:p text:style-name="P29"><text:span text:style-name="Source_20_Text"><text:span text:style-name="T21"><text:s/></text:span></text:span><text:span text:style-name="Source_20_Text"><text:span text:style-name="T20">| <text:s text:c="15"/>| <text:s text:c="5"/>TLD (.com)</text:span></text:span></text:p>
      <text:p text:style-name="P29"><text:span text:style-name="Source_20_Text"><text:span text:style-name="T21"><text:s/></text:span></text:span><text:span text:style-name="Source_20_Text"><text:span text:style-name="T20">| <text:s text:c="15"/>Second-Level (example)</text:span></text:span></text:p>
      <text:p text:style-name="P29"><text:span text:style-name="Source_20_Text"><text:span text:style-name="T21"><text:s/></text:span></text:span><text:span text:style-name="Source_20_Text"><text:span text:style-name="T20">Subdomain (www)</text:span></text:span></text:p>
      <text:p text:style-name="P16"><text:span text:style-name="T8">This hierarchical structure allows DNS to be </text:span><text:span text:style-name="Strong_20_Emphasis"><text:span text:style-name="T9">distributed and delegated</text:span></text:span><text:span text:style-name="T8">: each level only needs to maintain information about the level below it, making the system scalable and manageable across the entire internet.</text:span></text:p>
      <text:p text:style-name="P10"><text:span text:style-name="Strong_20_Emphasis"><text:span text:style-name="T6"/></text:span></text:p>
      <text:p text:style-name="P10"><text:soft-page-break/><text:span text:style-name="Strong_20_Emphasis"><text:span text:style-name="T6"/></text:span></text:p>
      <text:p text:style-name="P10"><text:span text:style-name="Strong_20_Emphasis"><text:span text:style-name="T6">Q4. (b)</text:span></text:span><text:span text:style-name="T7"> What are the components of a URL? And what punctuation is used to separate the components? </text:span><text:span text:style-name="Strong_20_Emphasis"><text:span text:style-name="T6">(4)</text:span></text:span></text:p>
      <text:p text:style-name="P10"><text:span text:style-name="Strong_20_Emphasis"><text:span text:style-name="T6">&gt;&gt;</text:span></text:span></text:p>
      <text:p text:style-name="P11"><text:span text:style-name="Strong_20_Emphasis"><text:span text:style-name="T7">A URL (Uniform Resource Locator) consists of the following main components, separated by specific punctuation marks:</text:span></text:span></text:p>
      <text:h text:style-name="P12" text:outline-level="2">Components and Separating Punctuation</text:h>
      <text:p text:style-name="P15"><text:span text:style-name="Strong_20_Emphasis"><text:span text:style-name="T9">1. Protocol (Scheme)</text:span></text:span></text:p>
      <text:list text:style-name="L6">
        <text:list-item>
          <text:p text:style-name="P30"><text:span text:style-name="T12">Identifies the acce</text:span><text:span text:style-name="T18">ss method (e.g., </text:span><text:span text:style-name="Source_20_Text"><text:span text:style-name="T19">http</text:span></text:span><text:span text:style-name="T18">, </text:span><text:span text:style-name="Source_20_Text"><text:span text:style-name="T19">https</text:span></text:span><text:span text:style-name="T18">, </text:span><text:span text:style-name="Source_20_Text"><text:span text:style-name="T19">ftp</text:span></text:span><text:span text:style-name="T18">, </text:span><text:span text:style-name="Source_20_Text"><text:span text:style-name="T19">mailto</text:span></text:span><text:span text:style-name="T18">)</text:span></text:p>
        </text:list-item>
        <text:list-item>
          <text:p text:style-name="P30"><text:span text:style-name="T18">Followed by </text:span><text:span text:style-name="Strong_20_Emphasis"><text:span text:style-name="Source_20_Text"><text:span text:style-name="T22">://</text:span></text:span></text:span></text:p>
        </text:list-item>
      </text:list>
      <text:p text:style-name="P15"><text:span text:style-name="Strong_20_Emphasis"><text:span text:style-name="T15">2. Host / Domain Name</text:span></text:span></text:p>
      <text:list text:style-name="L7">
        <text:list-item>
          <text:p text:style-name="P31"><text:span text:style-name="T18">Identifies the server (e.g., </text:span><text:span text:style-name="Source_20_Text"><text:span text:style-name="T19">www.example.com</text:span></text:span><text:span text:style-name="T18">)</text:span></text:p>
        </text:list-item>
        <text:list-item>
          <text:p text:style-name="P31"><text:span text:style-name="T18">Preceded by </text:span><text:span text:style-name="Strong_20_Emphasis"><text:span text:style-name="Source_20_Text"><text:span text:style-name="T22">://</text:span></text:span></text:span><text:span text:style-name="T18"> and followed by </text:span><text:span text:style-name="Strong_20_Emphasis"><text:span text:style-name="Source_20_Text"><text:span text:style-name="T22">/</text:span></text:span></text:span><text:span text:style-name="T18"> (or </text:span><text:span text:style-name="Strong_20_Emphasis"><text:span text:style-name="Source_20_Text"><text:span text:style-name="T22">:</text:span></text:span></text:span><text:span text:style-name="T18"> if a port is specified)</text:span></text:p>
        </text:list-item>
      </text:list>
      <text:p text:style-name="P15"><text:span text:style-name="Strong_20_Emphasis"><text:span text:style-name="T15">3. Path / Resource</text:span></text:span></text:p>
      <text:list text:style-name="L8">
        <text:list-item>
          <text:p text:style-name="P32"><text:span text:style-name="T18">Specifies the location of the file or resource on the server (e.g., </text:span><text:span text:style-name="Source_20_Text"><text:span text:style-name="T19">/folder/index.html</text:span></text:span><text:span text:style-name="T18">)</text:span></text:p>
        </text:list-item>
        <text:list-item>
          <text:p text:style-name="P32"><text:span text:style-name="T18">Preceded by </text:span><text:span text:style-name="Strong_20_Emphasis"><text:span text:style-name="Source_20_Text"><text:span text:style-name="T22">/</text:span></text:span></text:span></text:p>
        </text:list-item>
      </text:list>
      <text:p text:style-name="P15"><text:span text:style-name="Strong_20_Emphasis"><text:span text:style-name="T15">4. Additional Optional Components</text:span></text:span></text:p>
      <text:list text:style-name="L9">
        <text:list-item>
          <text:p text:style-name="P33"><text:span text:style-name="Strong_20_Emphasis"><text:span text:style-name="T15">Port number</text:span></text:span><text:span text:style-name="T18">: Separated from the host by a colon </text:span><text:span text:style-name="Strong_20_Emphasis"><text:span text:style-name="Source_20_Text"><text:span text:style-name="T22">:</text:span></text:span></text:span><text:span text:style-name="T18"> (e.g., </text:span><text:span text:style-name="Source_20_Text"><text:span text:style-name="T19">:8080</text:span></text:span><text:span text:style-name="T18">)</text:span></text:p>
        </text:list-item>
        <text:list-item>
          <text:p text:style-name="P33"><text:span text:style-name="Strong_20_Emphasis"><text:span text:style-name="T15">Query string</text:span></text:span><text:span text:style-name="T18">: Separated from the path by a question mark </text:span><text:span text:style-name="Strong_20_Emphasis"><text:span text:style-name="Source_20_Text"><text:span text:style-name="T22">?</text:span></text:span></text:span><text:span text:style-name="T18"> (e.g., </text:span><text:span text:style-name="Source_20_Text"><text:span text:style-name="T19">?id=5</text:span></text:span><text:span text:style-name="T18">)</text:span></text:p>
        </text:list-item>
        <text:list-item>
          <text:p text:style-name="P33"><text:span text:style-name="Strong_20_Emphasis"><text:span text:style-name="T15">Fragment/Anchor</text:span></text:span><text:span text:style-name="T18">: Separated by a hash </text:span><text:span text:style-name="Strong_20_Emphasis"><text:span text:style-name="Source_20_Text"><text:span text:style-name="T22">#</text:span></text:span></text:span><text:span text:style-name="T18"> (e.g., </text:span><text:span text:style-name="Source_20_Text"><text:span text:style-name="T19">#section1</text:span></text:span><text:span text:style-name="T18">)</text:span></text:p>
        </text:list-item>
      </text:list>
      <text:h text:style-name="P12" text:outline-level="2">Example Breakdown</text:h>
      <text:p text:style-name="P34">plain</text:p>
      <text:p text:style-name="P35">Copy</text:p>
      <text:p text:style-name="P29"><text:span text:style-name="Source_20_Text"><text:span text:style-name="T20">https://www.example.com:8080/products/item.html?id=45#reviews</text:span></text:span></text:p>
      <text:p text:style-name="P29"><text:span text:style-name="Source_20_Text"><text:span text:style-name="T20">\___</text:span></text:span><text:span text:style-name="Source_20_Text"><text:span text:style-name="T23">_</text:span></text:span><text:span text:style-name="Source_20_Text"><text:span text:style-name="T20">/ <text:s/>\__________</text:span></text:span><text:span text:style-name="Source_20_Text"><text:span text:style-name="T23">_______</text:span></text:span><text:span text:style-name="Source_20_Text"><text:span text:style-name="T20">___/ \___/ \_______________</text:span></text:span><text:span text:style-name="Source_20_Text"><text:span text:style-name="T23">___</text:span></text:span><text:span text:style-name="Source_20_Text"><text:span text:style-name="T20">__/ \____/ \___</text:span></text:span><text:span text:style-name="Source_20_Text"><text:span text:style-name="T23">_</text:span></text:span><text:span text:style-name="Source_20_Text"><text:span text:style-name="T20">__/</text:span></text:span></text:p>
      <text:p text:style-name="P29"><text:span text:style-name="Source_20_Text"><text:span text:style-name="T21"><text:s text:c="2"/></text:span></text:span><text:span text:style-name="Source_20_Text"><text:span text:style-name="T20">| <text:s text:c="10"/><text:tab/>| <text:s text:c="10"/><text:tab/>| <text:s text:c="11"/><text:tab/>| <text:s text:c="11"/><text:tab/>| <text:s text:c="6"/>|</text:span></text:span></text:p>
      <text:p text:style-name="P29"><text:span text:style-name="Source_20_Text"><text:span text:style-name="T20">Protocol <text:s text:c="4"/><text:tab/>Host <text:s text:c="7"/><text:tab/>Port <text:s text:c="8"/><text:tab/>Path <text:s text:c="7"/>Query <text:s/>Fragment</text:span></text:span></text:p>
      <text:p text:style-name="P15"><text:span text:style-name="Strong_20_Emphasis"><text:span text:style-name="T9">Summary of key separators:</text:span></text:span></text:p>
      <text:list text:style-name="L10">
        <text:list-item>
          <text:p text:style-name="P36"><text:span text:style-name="Strong_20_Emphasis"><text:span text:style-name="Source_20_Text"><text:span text:style-name="T22">://</text:span></text:span></text:span><text:span text:style-name="T18"> — between Protocol and Host</text:span></text:p>
        </text:list-item>
        <text:list-item>
          <text:p text:style-name="P36"><text:span text:style-name="Strong_20_Emphasis"><text:span text:style-name="Source_20_Text"><text:span text:style-name="T22">:</text:span></text:span></text:span><text:span text:style-name="T18"> — between Host and Port</text:span></text:p>
        </text:list-item>
        <text:list-item>
          <text:p text:style-name="P36"><text:span text:style-name="Strong_20_Emphasis"><text:span text:style-name="Source_20_Text"><text:span text:style-name="T22">/</text:span></text:span></text:span><text:span text:style-name="T18"> — before the Path</text:span></text:p>
        </text:list-item>
        <text:list-item>
          <text:p text:style-name="P36"><text:soft-page-break/><text:span text:style-name="Strong_20_Emphasis"><text:span text:style-name="Source_20_Text"><text:span text:style-name="T22">?</text:span></text:span></text:span><text:span text:style-name="T18"> — between Path and Query</text:span></text:p>
        </text:list-item>
        <text:list-item>
          <text:p text:style-name="P36"><text:span text:style-name="Strong_20_Emphasis"><text:span text:style-name="Source_20_Text"><text:span text:style-name="T22">#</text:span></text:span></text:span><text:span text:style-name="T18"> — between URL and Fragment</text:span></text:p>
        </text:list-item>
        <text:list-item>
          <text:p text:style-name="P36"><text:span text:style-name="Strong_20_Emphasis"><text:span text:style-name="Source_20_Text"><text:span text:style-name="T22">&amp;</text:span></text:span></text:span><text:span text:style-name="T18"> — between multiple query parameters</text:span></text:p>
        </text:list-item>
      </text:list>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Q6. (a)</text:span></text:span><text:span text:style-name="T7"> List the protocols that are used by modern E-mail Application system. Briefly discuss the role played by these protocols in the E-mail system. </text:span><text:span text:style-name="Strong_20_Emphasis"><text:span text:style-name="T6">(6)</text:span></text:span></text:p>
      <text:h text:style-name="P37" text:outline-level="2"><text:span text:style-name="Strong_20_Emphasis"><text:span text:style-name="T5">&gt;&gt;</text:span></text:span></text:h>
      <text:p text:style-name="P38"><text:span text:style-name="Strong_20_Emphasis"><text:span text:style-name="T7">Modern email systems rely on a suite of protocols to handle composition, transmission, retrieval, and security. Here are the key protocols and their roles:</text:span></text:span></text:p>
      <text:h text:style-name="P12" text:outline-level="2">1. SMTP (Simple Mail Transfer Protocol)</text:h>
      <text:p text:style-name="P39"><text:span text:style-name="Strong_20_Emphasis"><text:span text:style-name="T9">Role:</text:span></text:span><text:span text:style-name="T8"> The fundamental protocol for </text:span><text:span text:style-name="Strong_20_Emphasis"><text:span text:style-name="T9">sending and relaying</text:span></text:span><text:span text:style-name="T8"> email messages. When a user sends an email, SMTP is responsible for transferring the message from the sender's mail client to their outgoing mail server, and then between mail servers across the internet until it reaches the recipient's mail server. It operates on ports 25 (server-to-server), 587 (submission with authentication), or 465 (SMTPS).</text:span></text:p>
      <text:h text:style-name="P12" text:outline-level="2">2. POP3 (Post Office Protocol v3)</text:h>
      <text:p text:style-name="P39"><text:span text:style-name="Strong_20_Emphasis"><text:span text:style-name="T9">Role:</text:span></text:span><text:span text:style-name="T8"> Used for </text:span><text:span text:style-name="Strong_20_Emphasis"><text:span text:style-name="T9">retrieving</text:span></text:span><text:span text:style-name="T8"> emails from a mail server to a local client. POP3 typically downloads messages to the user's device and </text:span><text:span text:style-name="Strong_20_Emphasis"><text:span text:style-name="T9">deletes them from the server</text:span></text:span><text:span text:style-name="T8"> (though "leave on server" options exist). It is suitable for users who access email from a single device and want offline access. Operates on port 110 (or 995 for POP3S).</text:span></text:p>
      <text:h text:style-name="P12" text:outline-level="2">3. IMAP (Internet Message Access Protocol)</text:h>
      <text:p text:style-name="P39"><text:span text:style-name="Strong_20_Emphasis"><text:span text:style-name="T9">Role:</text:span></text:span><text:span text:style-name="T8"> The modern standard for </text:span><text:span text:style-name="Strong_20_Emphasis"><text:span text:style-name="T9">retrieving and synchronizing</text:span></text:span><text:span text:style-name="T8"> email across multiple devices. Unlike POP3, IMAP keeps messages on the server, allowing users to access the same mailbox from phones, laptops, and web browsers while maintaining folder structures, read/unread status, and sent items consistently. Operates on port 143 (or 993 for IMAPS).</text:span></text:p>
      <text:h text:style-name="P12" text:outline-level="2"><text:soft-page-break/>4. HTTP/HTTPS (Hypertext Transfer Protocol)</text:h>
      <text:p text:style-name="P39"><text:span text:style-name="Strong_20_Emphasis"><text:span text:style-name="T9">Role:</text:span></text:span><text:span text:style-name="T8"> Powers </text:span><text:span text:style-name="Strong_20_Emphasis"><text:span text:style-name="T9">web-based email services</text:span></text:span><text:span text:style-name="T8"> such as Gmail, Outlook.com, and Yahoo Mail. Users access their mail through a web browser rather than a dedicated email client. HTTPS (HTTP Secure) ensures that login credentials, message content, and attachments are encrypted during transit, preventing eavesdropping.</text:span></text:p>
      <text:h text:style-name="P12" text:outline-level="2">5. MIME (Multipurpose Internet Mail Extensions)</text:h>
      <text:p text:style-name="P39"><text:span text:style-name="Strong_20_Emphasis"><text:span text:style-name="T9">Role:</text:span></text:span><text:span text:style-name="T8"> An extension standard that enables emails to support </text:span><text:span text:style-name="Strong_20_Emphasis"><text:span text:style-name="T9">non-text content</text:span></text:span><text:span text:style-name="T8">. MIME defines how to encode attachments (images, documents, audio), multilingual character sets, and HTML formatting within the traditional text-based email format. Without MIME, emails would be limited to plain ASCII text.</text:span></text:p>
      <text:h text:style-name="P12" text:outline-level="2">6. TLS/SSL (Transport Layer Security / Secure Sockets Layer)</text:h>
      <text:p text:style-name="P40"><text:span text:style-name="Strong_20_Emphasis"><text:span text:style-name="T9">Role:</text:span></text:span><text:span text:style-name="T8"> Provides </text:span><text:span text:style-name="Strong_20_Emphasis"><text:span text:style-name="T9">encryption and security</text:span></text:span><text:span text:style-name="T8"> for email communications. TLS is used to secure SMTP (SMTPS), POP3 (POP3S), and IMAP (IMAPS) connections, ensuring that messages and login credentials cannot be intercepted or tampered with during transmission between client and server.</text:span></text:p>
      <text:p text:style-name="P41"><text:span text:style-name="Strong_20_Emphasis"><text:span text:style-name="T5"/></text:span></text:p>
      <text:p text:style-name="P41"><text:span text:style-name="Strong_20_Emphasis"><text:span text:style-name="T5"/></text:span></text:p>
      <text:h text:style-name="P37" text:outline-level="2"><text:span text:style-name="Strong_20_Emphasis"><text:span text:style-name="T5">Paper 2: CN 24-25 (Question Paper 5666)</text:span></text:span></text:h>
      <text:p text:style-name="P10"><text:span text:style-name="Emphasis"><text:span text:style-name="T24">Course: B.Sc.(H) Computer Science, Semester IV (NEP-UGCF-2022)</text:span></text:span></text:p>
      <text:p text:style-name="P42"><text:span text:style-name="Strong_20_Emphasis"><text:span text:style-name="T6">Q1. (b)</text:span></text:span><text:span text:style-name="T7"> What is the purpose of the following flag bits with respect to the TCP header? </text:span><text:span text:style-name="Strong_20_Emphasis"><text:span text:style-name="T6">(3)</text:span></text:span></text:p>
      <text:p text:style-name="P43">(i) SYN<text:line-break/>(ii) ECE<text:line-break/>(iii) URG</text:p>
      <text:p text:style-name="P44">(i<text:span text:style-name="T25">v</text:span>) FIN<text:line-break/>(<text:span text:style-name="T25">v</text:span>) DF</text:p>
      <text:p text:style-name="P44">&gt;&gt;</text:p>
      <text:p text:style-name="P45"><text:span text:style-name="Strong_20_Emphasis"><text:span text:style-name="T26">(i) SYN (Synchronize)</text:span></text:span></text:p>
      <text:list text:style-name="L11">
        <text:list-item>
          <text:p text:style-name="P46"><text:span text:style-name="T12">Used to </text:span><text:span text:style-name="Strong_20_Emphasis"><text:span text:style-name="T9">initiate a TCP connection</text:span></text:span><text:span text:style-name="T12"> between two hosts.</text:span></text:p>
        </text:list-item>
        <text:list-item>
          <text:p text:style-name="P46"><text:span text:style-name="T12">It synchronizes the sequence numbers during the </text:span><text:span text:style-name="Strong_20_Emphasis"><text:span text:style-name="T9">three-way handshake</text:span></text:span><text:span text:style-name="T12"> (SYN → SYN-ACK → ACK). The sender sets this flag to request the establishment of a new connection.</text:span></text:p>
        </text:list-item>
      </text:list>
      <text:p text:style-name="P47"><text:soft-page-break/><text:span text:style-name="Strong_20_Emphasis"><text:span text:style-name="T9">(ii) ECE (ECN-Echo)</text:span></text:span></text:p>
      <text:list text:style-name="L12">
        <text:list-item>
          <text:p text:style-name="P48"><text:span text:style-name="T12">Stands for </text:span><text:span text:style-name="Strong_20_Emphasis"><text:span text:style-name="T9">Explicit Congestion Notification Echo</text:span></text:span><text:span text:style-name="T12">.</text:span></text:p>
        </text:list-item>
        <text:list-item>
          <text:p text:style-name="P48"><text:span text:style-name="T12">During the handshake, it indicates that both hosts support </text:span><text:span text:style-name="Strong_20_Emphasis"><text:span text:style-name="T9">ECN</text:span></text:span><text:span text:style-name="T12">. After the connection is established, the receiver sets the ECE flag in ACK packets to inform the sender that a congestion-experienced (CE) packet was received, prompting the sender to reduce its transmission rate.</text:span></text:p>
        </text:list-item>
      </text:list>
      <text:p text:style-name="P47"><text:span text:style-name="Strong_20_Emphasis"><text:span text:style-name="T9">(iii) URG (Urgent)</text:span></text:span></text:p>
      <text:list text:style-name="L13">
        <text:list-item>
          <text:p text:style-name="P49"><text:span text:style-name="T12">Indicates that the </text:span><text:span text:style-name="Strong_20_Emphasis"><text:span text:style-name="T9">Urgent Pointer field</text:span></text:span><text:span text:style-name="T12"> in the TCP header contains a valid offset.</text:span></text:p>
        </text:list-item>
        <text:list-item>
          <text:p text:style-name="P49"><text:span text:style-name="T12">When set, it tells the receiving application that the segment contains </text:span><text:span text:style-name="Strong_20_Emphasis"><text:span text:style-name="T9">urgent data</text:span></text:span><text:span text:style-name="T12"> that should be processed immediately, bypassing normal buffering queues.</text:span></text:p>
        </text:list-item>
      </text:list>
      <text:p text:style-name="P47"><text:span text:style-name="Strong_20_Emphasis"><text:span text:style-name="T9">(iv) FIN (Finish)</text:span></text:span></text:p>
      <text:list text:style-name="L14">
        <text:list-item>
          <text:p text:style-name="P50"><text:span text:style-name="T12">Used to </text:span><text:span text:style-name="Strong_20_Emphasis"><text:span text:style-name="T9">gracefully terminate a TCP connection</text:span></text:span><text:span text:style-name="T12"> from one side.</text:span></text:p>
        </text:list-item>
        <text:list-item>
          <text:p text:style-name="P51">When a host has no more data to send, it sets the FIN flag to signal the end of its data stream. The connection is fully closed after a four-way exchange (FIN → ACK → FIN → ACK).</text:p>
        </text:list-item>
      </text:list>
      <text:p text:style-name="P47"><text:span text:style-name="Strong_20_Emphasis"><text:span text:style-name="T9">(v) DF (Don't Fragment)</text:span></text:span></text:p>
      <text:list text:style-name="L15">
        <text:list-item>
          <text:p text:style-name="P52"><text:span text:style-name="Strong_20_Emphasis"><text:span text:style-name="T9">This is NOT a TCP flag.</text:span></text:span><text:span text:style-name="T12"> It belongs to the </text:span><text:span text:style-name="Strong_20_Emphasis"><text:span text:style-name="T9">IPv4 header</text:span></text:span><text:span text:style-name="T12"> (in the 3-bit Flags field).</text:span></text:p>
        </text:list-item>
        <text:list-item>
          <text:p text:style-name="P52"><text:span text:style-name="T12">When set to 1, it instructs routers </text:span><text:span text:style-name="Strong_20_Emphasis"><text:span text:style-name="T9">not to fragment</text:span></text:span><text:span text:style-name="T12"> the IP packet. If the packet is too large for a network link, the router drops it and returns an ICMP "Fragmentation Needed" message instead. TCP has no DF flag.</text:span></text:p>
        </text:list-item>
      </text:list>
      <text:p text:style-name="P44"/>
      <text:p text:style-name="P44"/>
      <text:p text:style-name="P10"><text:span text:style-name="Strong_20_Emphasis"><text:span text:style-name="T6">Q1. (j)</text:span></text:span><text:span text:style-name="T7"> A URL has three components. Extract the three components of the given URL : </text:span><text:span text:style-name="Source_20_Text"><text:span text:style-name="T10">http://www.abc.india.edu/index.html</text:span></text:span><text:span text:style-name="T10"> </text:span><text:span text:style-name="Strong_20_Emphasis"><text:span text:style-name="T6">(3)</text:span></text:span></text:p>
      <text:p text:style-name="P10"><text:span text:style-name="Strong_20_Emphasis"><text:span text:style-name="T6">&gt;&gt;</text:span></text:span></text:p>
      <text:p text:style-name="P11"><text:span text:style-name="Strong_20_Emphasis"><text:span text:style-name="T7">The three components o</text:span></text:span><text:span text:style-name="Strong_20_Emphasis"><text:span text:style-name="T10">f the URL </text:span></text:span><text:span text:style-name="Strong_20_Emphasis"><text:span text:style-name="Source_20_Text"><text:span text:style-name="T10">http://www.abc.india.edu/index.html</text:span></text:span></text:span><text:span text:style-name="Strong_20_Emphasis"><text:span text:style-name="T10"> are:</text:span></text:span></text:p>
      <text:list text:style-name="L16">
        <text:list-item>
          <text:p text:style-name="P53"><text:span text:style-name="Strong_20_Emphasis"><text:span text:style-name="T15">Protocol (Scheme):</text:span></text:span><text:span text:style-name="T18"> </text:span><text:span text:style-name="Source_20_Text"><text:span text:style-name="T19">http://</text:span></text:span><text:span text:style-name="T18"> — Specifies the protocol used to access the resource (Hypertext Transfer Protocol).</text:span></text:p>
        </text:list-item>
        <text:list-item>
          <text:p text:style-name="P53"><text:span text:style-name="Strong_20_Emphasis"><text:span text:style-name="T15">Domain Name (Host):</text:span></text:span><text:span text:style-name="T18"> </text:span><text:span text:style-name="Source_20_Text"><text:span text:style-name="T19">www.abc.india.edu</text:span></text:span><text:span text:style-name="T18"> — Identifies the server where the resource is located.</text:span></text:p>
        </text:list-item>
        <text:list-item>
          <text:p text:style-name="P53"><text:span text:style-name="Strong_20_Emphasis"><text:span text:style-name="T15">Path (Resource/File):</text:span></text:span><text:span text:style-name="T18"> </text:span><text:span text:style-name="Source_20_Text"><text:span text:style-name="T19">/index.html</text:span></text:span><text:span text:style-name="T18"> — Specifies the exact location and name of the file on the server.</text:span></text:p>
        </text:list-item>
      </text:list>
      <text:p text:style-name="P10"><text:span text:style-name="Strong_20_Emphasis"><text:span text:style-name="T6"/></text:span></text:p>
      <text:p text:style-name="P10"><text:span text:style-name="Strong_20_Emphasis"><text:span text:style-name="T6"/></text:span></text:p>
      <text:p text:style-name="P42"><text:span text:style-name="Strong_20_Emphasis"><text:span text:style-name="T6">Q6. (a)</text:span></text:span><text:span text:style-name="T7"> Compare and contrast TCP and UDP with respect to the following parameters : </text:span><text:span text:style-name="Strong_20_Emphasis"><text:span text:style-name="T6">(7)</text:span></text:span></text:p>
      <text:p text:style-name="P43"><text:soft-page-break/>(a) Connection<text:line-break/>(b) Speed of data transfer<text:line-break/>(c) Header size<text:line-break/>(d) Reliability<text:line-break/>(e) Sequence of the segment received at the destination.<text:line-break/>Also, give the minimum and maximum size of a TCP segment.</text:p>
      <text:p text:style-name="P43">&gt;&g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5">Parameter</text:p>
            </table:table-cell>
            <table:table-cell table:style-name="Table14.A1" office:value-type="string">
              <text:p text:style-name="P5">TCP (Transmission Control Protocol)</text:p>
            </table:table-cell>
            <table:table-cell table:style-name="Table14.A1" office:value-type="string">
              <text:p text:style-name="P5">UDP (User Datagram Protocol)</text:p>
            </table:table-cell>
          </table:table-row>
        </table:table-header-rows>
        <table:table-row>
          <table:table-cell table:style-name="Table14.A1" office:value-type="string">
            <text:p text:style-name="P6"><text:span text:style-name="Strong_20_Emphasis"><text:span text:style-name="T2">(a) Connection</text:span></text:span></text:p>
          </table:table-cell>
          <table:table-cell table:style-name="Table14.A1" office:value-type="string">
            <text:p text:style-name="P6"><text:span text:style-name="Strong_20_Emphasis"><text:span text:style-name="T2">Connection-oriented.</text:span></text:span><text:span text:style-name="T4"> It establishes a dedicated connection between sender and receiver via a three-way handshake (SYN, SYN-ACK, ACK) before data transfer begins.</text:span></text:p>
          </table:table-cell>
          <table:table-cell table:style-name="Table14.A1" office:value-type="string">
            <text:p text:style-name="P6"><text:span text:style-name="Strong_20_Emphasis"><text:span text:style-name="T2">Connectionless.</text:span></text:span><text:span text:style-name="T4"> No prior connection is established; datagrams are sent independently without any handshake.</text:span></text:p>
          </table:table-cell>
        </table:table-row>
        <table:table-row>
          <table:table-cell table:style-name="Table14.A1" office:value-type="string">
            <text:p text:style-name="P6"><text:span text:style-name="Strong_20_Emphasis"><text:span text:style-name="T2">(b) Speed of data transfer</text:span></text:span></text:p>
          </table:table-cell>
          <table:table-cell table:style-name="Table14.A1" office:value-type="string">
            <text:p text:style-name="P6"><text:span text:style-name="Strong_20_Emphasis"><text:span text:style-name="T2">Slower.</text:span></text:span><text:span text:style-name="T4"> The overhead of connection setup, acknowledgments, flow control, and error checking reduces transmission speed.</text:span></text:p>
          </table:table-cell>
          <table:table-cell table:style-name="Table14.A1" office:value-type="string">
            <text:p text:style-name="P6"><text:span text:style-name="Strong_20_Emphasis"><text:span text:style-name="T2">Faster.</text:span></text:span><text:span text:style-name="T4"> The absence of connection setup, ACKs, and retransmission mechanisms allows data to be sent with minimal delay.</text:span></text:p>
          </table:table-cell>
        </table:table-row>
        <table:table-row>
          <table:table-cell table:style-name="Table14.A1" office:value-type="string">
            <text:p text:style-name="P6"><text:span text:style-name="Strong_20_Emphasis"><text:span text:style-name="T2">(c) Header size</text:span></text:span></text:p>
          </table:table-cell>
          <table:table-cell table:style-name="Table14.A1" office:value-type="string">
            <text:p text:style-name="P6"><text:span text:style-name="Strong_20_Emphasis"><text:span text:style-name="T2">Variable: 20 to 60 bytes.</text:span></text:span><text:span text:style-name="T4"> The standard header is 20 bytes, but the Options field can extend it up to 60 bytes (the Data Offset field allows 5 to 15 thirty-two-bit words). </text:span></text:p>
          </table:table-cell>
          <table:table-cell table:style-name="Table14.A1" office:value-type="string">
            <text:p text:style-name="P6"><text:span text:style-name="Strong_20_Emphasis"><text:span text:style-name="T2">Fixed: 8 bytes.</text:span></text:span><text:span text:style-name="T4"> The UDP header contains only Source Port, Destination Port, Length, and Checksum fields. </text:span></text:p>
          </table:table-cell>
        </table:table-row>
        <table:table-row>
          <table:table-cell table:style-name="Table14.A1" office:value-type="string">
            <text:p text:style-name="P6"><text:span text:style-name="Strong_20_Emphasis"><text:span text:style-name="T2">(d) Reliability</text:span></text:span></text:p>
          </table:table-cell>
          <table:table-cell table:style-name="Table14.A1" office:value-type="string">
            <text:p text:style-name="P6"><text:span text:style-name="Strong_20_Emphasis"><text:span text:style-name="T2">Highly reliable.</text:span></text:span><text:span text:style-name="T4"> It guarantees delivery through acknowledgments (ACKs), sequence numbers, retransmission of lost segments, and error checking via checksum.</text:span></text:p>
          </table:table-cell>
          <table:table-cell table:style-name="Table14.A1" office:value-type="string">
            <text:p text:style-name="P6"><text:span text:style-name="Strong_20_Emphasis"><text:span text:style-name="T2">Unreliable (best-effort).</text:span></text:span><text:span text:style-name="T4"> It provides no guarantees for delivery, duplication control, or error recovery beyond a basic checksum.</text:span></text:p>
          </table:table-cell>
        </table:table-row>
        <table:table-row>
          <table:table-cell table:style-name="Table14.A1" office:value-type="string">
            <text:p text:style-name="P6"><text:span text:style-name="Strong_20_Emphasis"><text:span text:style-name="T2">(e) Sequence of segments received</text:span></text:span></text:p>
          </table:table-cell>
          <table:table-cell table:style-name="Table14.A1" office:value-type="string">
            <text:p text:style-name="P6"><text:span text:style-name="Strong_20_Emphasis"><text:span text:style-name="T2">Ordered delivery.</text:span></text:span><text:span text:style-name="T4"> TCP assigns a sequence number to each segment; the receiver reassembles them in the correct order and requests retransmission if any are missing.</text:span></text:p>
          </table:table-cell>
          <table:table-cell table:style-name="Table14.A1" office:value-type="string">
            <text:p text:style-name="P6"><text:span text:style-name="Strong_20_Emphasis"><text:span text:style-name="T2">No sequencing.</text:span></text:span><text:span text:style-name="T4"> Datagrams may arrive out of order, duplicated, or not at all; the application layer must handle ordering if required.</text:span></text:p>
          </table:table-cell>
        </table:table-row>
      </table:table>
      <text:h text:style-name="P12" text:outline-level="2">Minimum and Maximum Size of a TCP Segment</text:h>
      <text:list text:style-name="L17">
        <text:list-item>
          <text:p text:style-name="P54"><text:span text:style-name="Strong_20_Emphasis"><text:span text:style-name="T9">Minimum size:</text:span></text:span><text:span text:style-name="T12"> </text:span><text:span text:style-name="Strong_20_Emphasis"><text:span text:style-name="T9">20 bytes</text:span></text:span><text:span text:style-name="T12"><text:line-break/>This occurs when the segment contains only the TCP header with no options and no data payload. </text:span></text:p>
        </text:list-item>
        <text:list-item>
          <text:p text:style-name="P54"><text:span text:style-name="Strong_20_Emphasis"><text:span text:style-name="T9">Maximum size:</text:span></text:span><text:span text:style-name="T12"> </text:span><text:span text:style-name="Strong_20_Emphasis"><text:span text:style-name="T9">65,535 bytes</text:span></text:span><text:span text:style-name="T12"> (theoretical)<text:line-break/>This limit is imposed by the 16-bit </text:span><text:span text:style-name="Strong_20_Emphasis"><text:span text:style-name="T9">Total Length</text:span></text:span><text:span text:style-name="T12"> field in the IP header, which caps the entire IP packet at 65,535 bytes. </text:span></text:p>
          <text:p text:style-name="P54"><text:soft-page-break/><text:span text:style-name="T12">Consequently, the maximum TCP data payload is </text:span><text:span text:style-name="Strong_20_Emphasis"><text:span text:style-name="T9">65,515 bytes</text:span></text:span><text:span text:style-name="T12"> when standard 20-byte IP and TCP headers are used (65,535 − 20 − 20). In practice, however, the </text:span><text:span text:style-name="Strong_20_Emphasis"><text:span text:style-name="T9">Maximum Segment Size (MSS)</text:span></text:span><text:span text:style-name="T12">—typically </text:span><text:span text:style-name="Strong_20_Emphasis"><text:span text:style-name="T9">1,460 bytes</text:span></text:span><text:span text:style-name="T12"> over Ethernet—is negotiated during connection setup to avoid IP-level fragmentation.</text:span></text:p>
        </text:list-item>
      </text:list>
      <text:p text:style-name="P43"/>
      <text:p text:style-name="P43"/>
      <text:p text:style-name="P10"><text:span text:style-name="Strong_20_Emphasis"><text:span text:style-name="T6">Q6. (b)</text:span></text:span><text:span text:style-name="T7"> Discuss the various request methods provided by HTTP. </text:span><text:span text:style-name="Strong_20_Emphasis"><text:span text:style-name="T6">(4)</text:span></text:span></text:p>
      <text:p text:style-name="P10"><text:span text:style-name="Strong_20_Emphasis"><text:span text:style-name="T6">&gt;&gt;</text:span></text:span></text:p>
      <text:p text:style-name="P11"><text:span text:style-name="Strong_20_Emphasis"><text:span text:style-name="T7">HTTP (Hypertext Transfer Protocol) defines several request methods that indicate the desired action to be performed on a specified resource. Here are the primary methods:</text:span></text:span></text:p>
      <text:h text:style-name="P12" text:outline-level="2">1. GET</text:h>
      <text:list text:style-name="L18">
        <text:list-item>
          <text:p text:style-name="P55"><text:span text:style-name="Strong_20_Emphasis"><text:span text:style-name="T9">Purpose:</text:span></text:span><text:span text:style-name="T12"> Retrieves data from a specified resource.</text:span></text:p>
        </text:list-item>
        <text:list-item>
          <text:p text:style-name="P55"><text:span text:style-name="Strong_20_Emphasis"><text:span text:style-name="T9">Characteristics:</text:span></text:span><text:span text:style-name="T12"> Safe and idempotent—multiple identical requests produce the same result without side effects.</text:span></text:p>
        </text:list-item>
        <text:list-item>
          <text:p text:style-name="P55"><text:span text:style-name="Strong_20_Emphasis"><text:span text:style-name="T9">Usage:</text:span></text:span><text:span text:style-name="T12"> Loading web pages, searching, filtering data. Parameters are appended to the URL (query string), making them visible and bookmarkable.</text:span></text:p>
        </text:list-item>
      </text:list>
      <text:h text:style-name="P12" text:outline-level="2">2. POST</text:h>
      <text:list text:style-name="L19">
        <text:list-item>
          <text:p text:style-name="P56"><text:span text:style-name="Strong_20_Emphasis"><text:span text:style-name="T9">Purpose:</text:span></text:span><text:span text:style-name="T12"> Submits data to be processed to a specified resource.</text:span></text:p>
        </text:list-item>
        <text:list-item>
          <text:p text:style-name="P56"><text:span text:style-name="Strong_20_Emphasis"><text:span text:style-name="T9">Characteristics:</text:span></text:span><text:span text:style-name="T12"> Not idempotent—submitting the same data multiple times may create duplicate entries.</text:span></text:p>
        </text:list-item>
        <text:list-item>
          <text:p text:style-name="P56"><text:span text:style-name="Strong_20_Emphasis"><text:span text:style-name="T9">Usage:</text:span></text:span><text:span text:style-name="T12"> Form submissions, file uploads, creating new records in a database. Data is sent in the request body, keeping it hidden from the URL.</text:span></text:p>
        </text:list-item>
      </text:list>
      <text:h text:style-name="P12" text:outline-level="2">3. PUT</text:h>
      <text:list text:style-name="L20">
        <text:list-item>
          <text:p text:style-name="P57"><text:span text:style-name="Strong_20_Emphasis"><text:span text:style-name="T9">Purpose:</text:span></text:span><text:span text:style-name="T12"> Updates or replaces an existing resource entirely with the submitted data.</text:span></text:p>
        </text:list-item>
        <text:list-item>
          <text:p text:style-name="P57"><text:span text:style-name="Strong_20_Emphasis"><text:span text:style-name="T9">Characteristics:</text:span></text:span><text:span text:style-name="T12"> Idempotent—repeating the same PUT request yields the same result.</text:span></text:p>
        </text:list-item>
        <text:list-item>
          <text:p text:style-name="P57"><text:span text:style-name="Strong_20_Emphasis"><text:span text:style-name="T9">Usage:</text:span></text:span><text:span text:style-name="T12"> Updating user profiles, replacing document contents. If the resource does not exist, the server may create it depending on implementation.</text:span></text:p>
        </text:list-item>
      </text:list>
      <text:h text:style-name="P12" text:outline-level="2">4. DELETE</text:h>
      <text:list text:style-name="L21">
        <text:list-item>
          <text:p text:style-name="P58"><text:span text:style-name="Strong_20_Emphasis"><text:span text:style-name="T9">Purpose:</text:span></text:span><text:span text:style-name="T12"> Removes the specified resource from the server.</text:span></text:p>
        </text:list-item>
        <text:list-item>
          <text:p text:style-name="P58"><text:soft-page-break/><text:span text:style-name="Strong_20_Emphasis"><text:span text:style-name="T9">Characteristics:</text:span></text:span><text:span text:style-name="T12"> Idempotent—deleting a resource multiple times has the same effect as deleting it once.</text:span></text:p>
        </text:list-item>
        <text:list-item>
          <text:p text:style-name="P58"><text:span text:style-name="Strong_20_Emphasis"><text:span text:style-name="T9">Usage:</text:span></text:span><text:span text:style-name="T12"> Removing accounts, blog posts, or files from a database or storage system.</text:span></text:p>
        </text:list-item>
      </text:list>
      <text:h text:style-name="P12" text:outline-level="2">5. PATCH</text:h>
      <text:list text:style-name="L22">
        <text:list-item>
          <text:p text:style-name="P59"><text:span text:style-name="Strong_20_Emphasis"><text:span text:style-name="T9">Purpose:</text:span></text:span><text:span text:style-name="T12"> Applies partial modifications to a resource (unlike PUT, which requires the complete resource).</text:span></text:p>
        </text:list-item>
        <text:list-item>
          <text:p text:style-name="P59"><text:span text:style-name="Strong_20_Emphasis"><text:span text:style-name="T9">Characteristics:</text:span></text:span><text:span text:style-name="T12"> More bandwidth-efficient than PUT for minor updates; idempotency depends on implementation.</text:span></text:p>
        </text:list-item>
        <text:list-item>
          <text:p text:style-name="P59"><text:span text:style-name="Strong_20_Emphasis"><text:span text:style-name="T9">Usage:</text:span></text:span><text:span text:style-name="T12"> Updating a single field in a user profile, such as changing just the email address.</text:span></text:p>
        </text:list-item>
      </text:list>
      <text:h text:style-name="P12" text:outline-level="2">6. Additional Methods</text:h>
      <text:list text:style-name="L23">
        <text:list-item>
          <text:p text:style-name="P60"><text:span text:style-name="Strong_20_Emphasis"><text:span text:style-name="T9">HEAD:</text:span></text:span><text:span text:style-name="T12"> Identical to GET but returns only headers, not the body—useful for checking resource existence or metadata without downloading content.</text:span></text:p>
        </text:list-item>
        <text:list-item>
          <text:p text:style-name="P60"><text:span text:style-name="Strong_20_Emphasis"><text:span text:style-name="T9">OPTIONS:</text:span></text:span><text:span text:style-name="T12"> Returns the HTTP methods supported by the server for a specific URL, often used in CORS preflight requests.</text:span></text:p>
        </text:list-item>
        <text:list-item>
          <text:p text:style-name="P60"><text:span text:style-name="Strong_20_Emphasis"><text:span text:style-name="T9">TRACE:</text:span></text:span><text:span text:style-name="T12"> Echoes back the received request for diagnostic purposes (rarely used due to security risks).</text:span></text:p>
        </text:list-item>
        <text:list-item>
          <text:p text:style-name="P60"><text:span text:style-name="Strong_20_Emphasis"><text:span text:style-name="T9">CONNECT:</text:span></text:span><text:span text:style-name="T12"> Establishes a tunnel to the server, commonly used for HTTPS connections through proxy servers.</text:span></text:p>
        </text:list-item>
      </text:list>
      <text:p text:style-name="P61">Each method supports the REST architectural style by mapping CRUD (Create, Read, Update, Delete) operations to standardized, predictable actions across web services.</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Q6. (c)</text:span></text:span><text:span text:style-name="T7"> Ravi writes an email to his friend and clicks the “Send” button. During this process, a protocol is responsible for transferring Ravi’s message from his mail server to the recipient’s mail server over the internet. Which protocol is involved in this transfer, and how does it facilitate communication between the mail servers ? </text:span><text:span text:style-name="Strong_20_Emphasis"><text:span text:style-name="T6">(4)</text:span></text:span></text:p>
      <text:p text:style-name="P10"><text:span text:style-name="Strong_20_Emphasis"><text:span text:style-name="T6">&gt;&gt;</text:span></text:span></text:p>
      <text:p text:style-name="P11"><text:span text:style-name="Strong_20_Emphasis"><text:span text:style-name="T7">The protocol responsible for transferring Ravi's email from his mail server to the recipient's mail server is </text:span></text:span><text:span text:style-name="Strong_20_Emphasis"><text:span text:style-name="T6">SMTP (Simple Mail Transfer Protocol)</text:span></text:span><text:span text:style-name="Strong_20_Emphasis"><text:span text:style-name="T7">.</text:span></text:span></text:p>
      <text:h text:style-name="P12" text:outline-level="2"><text:soft-page-break/>How SMTP Facilitates Server-to-Server Communication:</text:h>
      <text:p text:style-name="P16"><text:span text:style-name="Strong_20_Emphasis"><text:span text:style-name="T9">1. Push-Based Transfer Mechanism</text:span></text:span><text:span text:style-name="T8"> SMTP operates as a "push" protocol. Once Ravi clicks send, his outgoing mail server (SMTP client) actively initiates a connection to the recipient's incoming mail server (SMTP server) to deliver the message, rather than waiting for the recipient to fetch it.</text:span></text:p>
      <text:p text:style-name="P16"><text:span text:style-name="Strong_20_Emphasis"><text:span text:style-name="T9">2. TCP Connection Establishment</text:span></text:span><text:span text:style-name="T8"> The sending mail server establishes a reliable TCP connection (typically over port 25 or 587) with the destination mail server. This ensures the entire email content—including headers, body, and attachments—is transmitted without corruption or loss.</text:span></text:p>
      <text:p text:style-name="P16"><text:span text:style-name="Strong_20_Emphasis"><text:span text:style-name="T9">3. Store-and-Forward Process</text:span></text:span><text:span text:style-name="T8"> If the recipient's server is unavailable, SMTP employs a store-and-forward mechanism. The sending server queues the message and retries delivery periodically (usually over several days) until the destination server accepts it or the message times out.</text:span></text:p>
      <text:p text:style-name="P15"><text:span text:style-name="Strong_20_Emphasis"><text:span text:style-name="T9">4. Command-Response Dialogue</text:span></text:span><text:span text:style-name="T8"> The servers communicate through a structured text-based exchange:</text:span></text:p>
      <text:list text:style-name="L24">
        <text:list-item>
          <text:p text:style-name="P62"><text:span text:style-name="T18">The sending server identifies itself using </text:span><text:span text:style-name="Source_20_Text"><text:span text:style-name="T19">EHLO</text:span></text:span><text:span text:style-name="T18"> or </text:span><text:span text:style-name="Source_20_Text"><text:span text:style-name="T19">HELO</text:span></text:span></text:p>
        </text:list-item>
        <text:list-item>
          <text:p text:style-name="P62"><text:span text:style-name="T18">Specifies the sender with </text:span><text:span text:style-name="Source_20_Text"><text:span text:style-name="T19">MAIL FROM:</text:span></text:span></text:p>
        </text:list-item>
        <text:list-item>
          <text:p text:style-name="P62"><text:span text:style-name="T18">Identifies the recipient with </text:span><text:span text:style-name="Source_20_Text"><text:span text:style-name="T19">RCPT TO:</text:span></text:span></text:p>
        </text:list-item>
        <text:list-item>
          <text:p text:style-name="P62"><text:span text:style-name="T18">Transfers the actual message content via the </text:span><text:span text:style-name="Source_20_Text"><text:span text:style-name="T19">DATA</text:span></text:span><text:span text:style-name="T18"> command</text:span></text:p>
        </text:list-item>
        <text:list-item>
          <text:p text:style-name="P62"><text:span text:style-name="T18">Terminates the session with </text:span><text:span text:style-name="Source_20_Text"><text:span text:style-name="T19">QUIT</text:span></text:span></text:p>
        </text:list-item>
      </text:list>
      <text:p text:style-name="P16"><text:span text:style-name="Strong_20_Emphasis"><text:span text:style-name="T15">5. Multi-Hop Relay</text:span></text:span><text:span text:style-name="T14"> If the recipient's</text:span><text:span text:style-name="T8"> server is not directly reachable, intermediate mail servers can relay the message hop-by-hop until final delivery, with each server using SMTP to pass the message to the next.</text:span></text:p>
      <text:p text:style-name="P16"><text:span text:style-name="T8">Once the email reaches the recipient's mail server, it remains stored there until the recipient retrieves it using protocols like </text:span><text:span text:style-name="Strong_20_Emphasis"><text:span text:style-name="T9">POP3</text:span></text:span><text:span text:style-name="T8"> or </text:span><text:span text:style-name="Strong_20_Emphasis"><text:span text:style-name="T9">IMAP</text:span></text:span><text:span text:style-name="T8">.</text:span></text:p>
      <text:p text:style-name="P10"><text:span text:style-name="Strong_20_Emphasis"><text:span text:style-name="T6"/></text:span></text:p>
      <text:p text:style-name="P10"><text:span text:style-name="Strong_20_Emphasis"><text:span text:style-name="T6"/></text:span></text:p>
      <text:h text:style-name="P63" text:outline-level="2"><text:span text:style-name="Strong_20_Emphasis"><text:span text:style-name="T5">Paper 3: CN 23-24 (Question Paper 4133)</text:span></text:span></text:h>
      <text:h text:style-name="P63" text:outline-level="2"><text:span text:style-name="Strong_20_Emphasis"><text:span text:style-name="T6">Q2. (a)</text:span></text:span><text:span text:style-name="T7"> Compare and contrast TCP and UDP (User Datagram Protocol) in terms of their features, advantages, and disadvantages. Discuss scenarios where each protocol would be suitable for data transmission. </text:span><text:span text:style-name="Strong_20_Emphasis"><text:span text:style-name="T6">(7)</text:span></text:span></text:h>
      <text:p text:style-name="P42">&gt;&gt;</text:p>
      <text:p text:style-name="P64"><text:soft-page-break/>TCP (Transmission Control Protocol) and UDP (User Datagram Protocol) are both core transport layer protocols in the TCP/IP suite, but they serve fundamentally different purposes and are optimized for different types of network communication.</text:p>
      <text:h text:style-name="P12" text:outline-level="2">Core Features Comparison</text:h>
      <text:p text:style-name="P65">Table</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5">Feature</text:p>
            </table:table-cell>
            <table:table-cell table:style-name="Table13.A1" office:value-type="string">
              <text:p text:style-name="P5">TCP</text:p>
            </table:table-cell>
            <table:table-cell table:style-name="Table13.A1" office:value-type="string">
              <text:p text:style-name="P5">UDP</text:p>
            </table:table-cell>
          </table:table-row>
        </table:table-header-rows>
        <table:table-row>
          <table:table-cell table:style-name="Table13.A1" office:value-type="string">
            <text:p text:style-name="P6"><text:span text:style-name="Strong_20_Emphasis"><text:span text:style-name="T2">Connection</text:span></text:span></text:p>
          </table:table-cell>
          <table:table-cell table:style-name="Table13.A1" office:value-type="string">
            <text:p text:style-name="P66">Connection-oriented (requires three-way handshake)</text:p>
          </table:table-cell>
          <table:table-cell table:style-name="Table13.A1" office:value-type="string">
            <text:p text:style-name="P66">Connectionless (no handshake)</text:p>
          </table:table-cell>
        </table:table-row>
        <table:table-row>
          <table:table-cell table:style-name="Table13.A1" office:value-type="string">
            <text:p text:style-name="P6"><text:span text:style-name="Strong_20_Emphasis"><text:span text:style-name="T2">Reliability</text:span></text:span></text:p>
          </table:table-cell>
          <table:table-cell table:style-name="Table13.A1" office:value-type="string">
            <text:p text:style-name="P66">Guaranteed delivery with acknowledgments (ACKs)</text:p>
          </table:table-cell>
          <table:table-cell table:style-name="Table13.A1" office:value-type="string">
            <text:p text:style-name="P66">No guaranteed delivery</text:p>
          </table:table-cell>
        </table:table-row>
        <table:table-row>
          <table:table-cell table:style-name="Table13.A1" office:value-type="string">
            <text:p text:style-name="P6"><text:span text:style-name="Strong_20_Emphasis"><text:span text:style-name="T2">Ordering</text:span></text:span></text:p>
          </table:table-cell>
          <table:table-cell table:style-name="Table13.A1" office:value-type="string">
            <text:p text:style-name="P66">Sequencing ensures data arrives in order</text:p>
          </table:table-cell>
          <table:table-cell table:style-name="Table13.A1" office:value-type="string">
            <text:p text:style-name="P66">No sequencing; packets may arrive out of order</text:p>
          </table:table-cell>
        </table:table-row>
        <table:table-row>
          <table:table-cell table:style-name="Table13.A1" office:value-type="string">
            <text:p text:style-name="P6"><text:span text:style-name="Strong_20_Emphasis"><text:span text:style-name="T2">Error Checking</text:span></text:span></text:p>
          </table:table-cell>
          <table:table-cell table:style-name="Table13.A1" office:value-type="string">
            <text:p text:style-name="P66">Extensive (checksums, retransmission)</text:p>
          </table:table-cell>
          <table:table-cell table:style-name="Table13.A1" office:value-type="string">
            <text:p text:style-name="P66">Basic checksum only</text:p>
          </table:table-cell>
        </table:table-row>
        <table:table-row>
          <table:table-cell table:style-name="Table13.A1" office:value-type="string">
            <text:p text:style-name="P6"><text:span text:style-name="Strong_20_Emphasis"><text:span text:style-name="T2">Flow Control</text:span></text:span></text:p>
          </table:table-cell>
          <table:table-cell table:style-name="Table13.A1" office:value-type="string">
            <text:p text:style-name="P66">Yes (sliding window mechanism)</text:p>
          </table:table-cell>
          <table:table-cell table:style-name="Table13.A1" office:value-type="string">
            <text:p text:style-name="P66">No</text:p>
          </table:table-cell>
        </table:table-row>
        <table:table-row>
          <table:table-cell table:style-name="Table13.A1" office:value-type="string">
            <text:p text:style-name="P6"><text:span text:style-name="Strong_20_Emphasis"><text:span text:style-name="T2">Congestion Control</text:span></text:span></text:p>
          </table:table-cell>
          <table:table-cell table:style-name="Table13.A1" office:value-type="string">
            <text:p text:style-name="P66">Yes (reduces rate when network is congested)</text:p>
          </table:table-cell>
          <table:table-cell table:style-name="Table13.A1" office:value-type="string">
            <text:p text:style-name="P66">No</text:p>
          </table:table-cell>
        </table:table-row>
        <table:table-row>
          <table:table-cell table:style-name="Table13.A1" office:value-type="string">
            <text:p text:style-name="P6"><text:span text:style-name="Strong_20_Emphasis"><text:span text:style-name="T2">Overhead</text:span></text:span></text:p>
          </table:table-cell>
          <table:table-cell table:style-name="Table13.A1" office:value-type="string">
            <text:p text:style-name="P66">High (20-60 byte header)</text:p>
          </table:table-cell>
          <table:table-cell table:style-name="Table13.A1" office:value-type="string">
            <text:p text:style-name="P66">Low (8 byte header)</text:p>
          </table:table-cell>
        </table:table-row>
        <table:table-row>
          <table:table-cell table:style-name="Table13.A1" office:value-type="string">
            <text:p text:style-name="P6"><text:span text:style-name="Strong_20_Emphasis"><text:span text:style-name="T2">Speed</text:span></text:span></text:p>
          </table:table-cell>
          <table:table-cell table:style-name="Table13.A1" office:value-type="string">
            <text:p text:style-name="P66">Slower due to setup and verification</text:p>
          </table:table-cell>
          <table:table-cell table:style-name="Table13.A1" office:value-type="string">
            <text:p text:style-name="P7">Fast, minimal delay</text:p>
          </table:table-cell>
        </table:table-row>
      </table:table>
      <text:h text:style-name="P12" text:outline-level="2">Advantages and Disadvantages</text:h>
      <text:h text:style-name="P14" text:outline-level="3">TCP</text:h>
      <text:p text:style-name="P42"><text:span text:style-name="Strong_20_Emphasis"><text:span text:style-name="T6">Advantages:</text:span></text:span></text:p>
      <text:list text:style-name="L25">
        <text:list-item>
          <text:p text:style-name="P67"><text:span text:style-name="Strong_20_Emphasis"><text:span text:style-name="T6">Reliability:</text:span></text:span><text:span text:style-name="T27"> Ensures all data reaches its destination without corruption or loss</text:span></text:p>
        </text:list-item>
        <text:list-item>
          <text:p text:style-name="P67"><text:span text:style-name="Strong_20_Emphasis"><text:span text:style-name="T6">Ordered delivery:</text:span></text:span><text:span text:style-name="T27"> Reassembles packets in the correct sequence, preventing data jumbling</text:span></text:p>
        </text:list-item>
        <text:list-item>
          <text:p text:style-name="P67"><text:span text:style-name="Strong_20_Emphasis"><text:span text:style-name="T6">Error recovery:</text:span></text:span><text:span text:style-name="T27"> Automatically retransmits lost or corrupted packets</text:span></text:p>
        </text:list-item>
        <text:list-item>
          <text:p text:style-name="P67"><text:span text:style-name="Strong_20_Emphasis"><text:span text:style-name="T6">Flow control:</text:span></text:span><text:span text:style-name="T27"> Prevents overwhelming the receiver with too much data at once</text:span></text:p>
        </text:list-item>
        <text:list-item>
          <text:p text:style-name="P67"><text:span text:style-name="Strong_20_Emphasis"><text:span text:style-name="T6">Congestion avoidance:</text:span></text:span><text:span text:style-name="T27"> Adjusts transmission rates to maintain network stability</text:span></text:p>
        </text:list-item>
      </text:list>
      <text:p text:style-name="P42"><text:span text:style-name="Strong_20_Emphasis"><text:span text:style-name="T6">Disadvantages:</text:span></text:span></text:p>
      <text:list text:style-name="L26">
        <text:list-item>
          <text:p text:style-name="P68"><text:span text:style-name="Strong_20_Emphasis"><text:span text:style-name="T6">Latency:</text:span></text:span><text:span text:style-name="T27"> Three-way handshake (SYN, SYN-ACK, ACK) adds initial delay</text:span></text:p>
        </text:list-item>
        <text:list-item>
          <text:p text:style-name="P68"><text:span text:style-name="Strong_20_Emphasis"><text:span text:style-name="T6">Overhead:</text:span></text:span><text:span text:style-name="T27"> Large header size and acknowledgment traffic consume bandwidth</text:span></text:p>
        </text:list-item>
        <text:list-item>
          <text:p text:style-name="P68"><text:soft-page-break/><text:span text:style-name="Strong_20_Emphasis"><text:span text:style-name="T6">Slower transmission:</text:span></text:span><text:span text:style-name="T27"> Error checking and ordering mechanisms reduce throughput</text:span></text:p>
        </text:list-item>
        <text:list-item>
          <text:p text:style-name="P68"><text:span text:style-name="Strong_20_Emphasis"><text:span text:style-name="T6">Resource intensive:</text:span></text:span><text:span text:style-name="T27"> Requires more memory and processing power to maintain connection state</text:span></text:p>
        </text:list-item>
      </text:list>
      <text:h text:style-name="P14" text:outline-level="3">UDP</text:h>
      <text:p text:style-name="P42"><text:span text:style-name="Strong_20_Emphasis"><text:span text:style-name="T6">Advantages:</text:span></text:span></text:p>
      <text:list text:style-name="L27">
        <text:list-item>
          <text:p text:style-name="P69"><text:span text:style-name="Strong_20_Emphasis"><text:span text:style-name="T6">Low latency:</text:span></text:span><text:span text:style-name="T27"> No connection setup; data transmission begins immediately</text:span></text:p>
        </text:list-item>
        <text:list-item>
          <text:p text:style-name="P69"><text:span text:style-name="Strong_20_Emphasis"><text:span text:style-name="T6">Minimal overhead:</text:span></text:span><text:span text:style-name="T27"> Small header size leaves more room for payload data</text:span></text:p>
        </text:list-item>
        <text:list-item>
          <text:p text:style-name="P69"><text:span text:style-name="Strong_20_Emphasis"><text:span text:style-name="T6">High speed:</text:span></text:span><text:span text:style-name="T27"> No waiting for acknowledgments or retransmissions</text:span></text:p>
        </text:list-item>
        <text:list-item>
          <text:p text:style-name="P69"><text:span text:style-name="Strong_20_Emphasis"><text:span text:style-name="T6">Multicast/Broadcast support:</text:span></text:span><text:span text:style-name="T27"> Efficiently sends data to multiple recipients simultaneously</text:span></text:p>
        </text:list-item>
        <text:list-item>
          <text:p text:style-name="P69"><text:span text:style-name="Strong_20_Emphasis"><text:span text:style-name="T6">Simplicity:</text:span></text:span><text:span text:style-name="T27"> Easier to implement in applications where reliability isn't critical</text:span></text:p>
        </text:list-item>
      </text:list>
      <text:p text:style-name="P42"><text:span text:style-name="Strong_20_Emphasis"><text:span text:style-name="T6">Disadvantages:</text:span></text:span></text:p>
      <text:list text:style-name="L28">
        <text:list-item>
          <text:p text:style-name="P70"><text:span text:style-name="Strong_20_Emphasis"><text:span text:style-name="T6">Unreliable:</text:span></text:span><text:span text:style-name="T27"> No guarantee that packets will arrive, or arrive only once</text:span></text:p>
        </text:list-item>
        <text:list-item>
          <text:p text:style-name="P70"><text:span text:style-name="Strong_20_Emphasis"><text:span text:style-name="T6">No ordering:</text:span></text:span><text:span text:style-name="T27"> Applications must handle sequence management if needed</text:span></text:p>
        </text:list-item>
        <text:list-item>
          <text:p text:style-name="P70"><text:span text:style-name="Strong_20_Emphasis"><text:span text:style-name="T6">No congestion control:</text:span></text:span><text:span text:style-name="T27"> Can contribute to network congestion and packet loss</text:span></text:p>
        </text:list-item>
        <text:list-item>
          <text:p text:style-name="P70"><text:span text:style-name="Strong_20_Emphasis"><text:span text:style-name="T6">No flow control:</text:span></text:span><text:span text:style-name="T27"> Risk of overwhelming the receiver</text:span></text:p>
        </text:list-item>
      </text:list>
      <text:h text:style-name="P12" text:outline-level="2">Suitable Scenarios</text:h>
      <text:h text:style-name="P14" text:outline-level="3">When to Use TCP</text:h>
      <text:p text:style-name="P42"><text:span text:style-name="T7">TCP is ideal when </text:span><text:span text:style-name="Strong_20_Emphasis"><text:span text:style-name="T6">data integrity and completeness</text:span></text:span><text:span text:style-name="T7"> are more important than speed:</text:span></text:p>
      <text:list text:style-name="L29">
        <text:list-item>
          <text:p text:style-name="P71"><text:span text:style-name="Strong_20_Emphasis"><text:span text:style-name="T6">Web browsing (HTTP/HTTPS):</text:span></text:span><text:span text:style-name="T27"> Web pages must load completely and correctly</text:span></text:p>
        </text:list-item>
        <text:list-item>
          <text:p text:style-name="P71"><text:span text:style-name="Strong_20_Emphasis"><text:span text:style-name="T6">Email (SMTP, POP3, IMAP):</text:span></text:span><text:span text:style-name="T27"> Message content cannot be corrupted or lost</text:span></text:p>
        </text:list-item>
        <text:list-item>
          <text:p text:style-name="P71"><text:span text:style-name="Strong_20_Emphasis"><text:span text:style-name="T6">File transfers (FTP, SFTP):</text:span></text:span><text:span text:style-name="T27"> Files must arrive intact without missing data</text:span></text:p>
        </text:list-item>
        <text:list-item>
          <text:p text:style-name="P71"><text:span text:style-name="Strong_20_Emphasis"><text:span text:style-name="T6">Database transactions:</text:span></text:span><text:span text:style-name="T27"> Financial records and user data require accuracy</text:span></text:p>
        </text:list-item>
        <text:list-item>
          <text:p text:style-name="P71"><text:span text:style-name="Strong_20_Emphasis"><text:span text:style-name="T6">Remote administration (SSH, Telnet):</text:span></text:span><text:span text:style-name="T27"> Command execution must be precise and ordered</text:span></text:p>
        </text:list-item>
      </text:list>
      <text:h text:style-name="P14" text:outline-level="3">When to Use UDP</text:h>
      <text:p text:style-name="P42"><text:span text:style-name="T7">UDP excels when </text:span><text:span text:style-name="Strong_20_Emphasis"><text:span text:style-name="T6">speed and real-time delivery</text:span></text:span><text:span text:style-name="T7"> matter more than absolute reliability:</text:span></text:p>
      <text:list text:style-name="L30">
        <text:list-item>
          <text:p text:style-name="P72"><text:span text:style-name="Strong_20_Emphasis"><text:span text:style-name="T6">Video/audio streaming (Netflix, Spotify, YouTube):</text:span></text:span><text:span text:style-name="T27"> Occasional pixelation is preferable to buffering delays</text:span></text:p>
        </text:list-item>
        <text:list-item>
          <text:p text:style-name="P72"><text:soft-page-break/><text:span text:style-name="Strong_20_Emphasis"><text:span text:style-name="T6">Voice over IP (VoIP) and video conferencing (Zoom, Skype):</text:span></text:span><text:span text:style-name="T27"> Real-time conversation cannot tolerate retransmission delays</text:span></text:p>
        </text:list-item>
        <text:list-item>
          <text:p text:style-name="P72"><text:span text:style-name="Strong_20_Emphasis"><text:span text:style-name="T6">Online gaming:</text:span></text:span><text:span text:style-name="T27"> Player positions and actions must update immediately; outdated retransmitted data is useless</text:span></text:p>
        </text:list-item>
        <text:list-item>
          <text:p text:style-name="P72"><text:span text:style-name="Strong_20_Emphasis"><text:span text:style-name="T6">DNS queries:</text:span></text:span><text:span text:style-name="T27"> Fast lookup is essential; if a query fails, it can simply be retried</text:span></text:p>
        </text:list-item>
        <text:list-item>
          <text:p text:style-name="P72"><text:span text:style-name="Strong_20_Emphasis"><text:span text:style-name="T6">Live broadcasts and multicast:</text:span></text:span><text:span text:style-name="T27"> Efficiently distributes data to thousands of simultaneous viewers</text:span></text:p>
        </text:list-item>
        <text:list-item>
          <text:p text:style-name="P72"><text:span text:style-name="Strong_20_Emphasis"><text:span text:style-name="T6">IoT sensor data:</text:span></text:span><text:span text:style-name="T27"> Frequent small readings where missing occasional packets is acceptable</text:span></text:p>
        </text:list-item>
      </text:list>
      <text:p text:style-name="P42"/>
      <text:p text:style-name="P42"/>
      <text:h text:style-name="P73" text:outline-level="2"><text:span text:style-name="Strong_20_Emphasis"><text:span text:style-name="T28">From the book: </text:span></text:span></text:h>
      <text:h text:style-name="P74" text:outline-level="2"><text:span text:style-name="Strong_20_Emphasis"><text:span text:style-name="T5">Transport Layer Foundations (§6.1.1)</text:span></text:span></text:h>
      <text:p text:style-name="P10"><text:span text:style-name="Strong_20_Emphasis"><text:span text:style-name="T6">Q1. Process-to-Process vs. Host-to-Host Delivery</text:span></text:span><text:span text:style-name="T7"><text:line-break/>The network layer provides host-to-host delivery, yet the transport layer is required for process-to-process delivery. Explain why the transport layer is necessary, and describe how it uses </text:span><text:span text:style-name="Strong_20_Emphasis"><text:span text:style-name="T6">TSAPs (Transport Service Access Points)</text:span></text:span><text:span text:style-name="T7"> to distinguish between multiple processes running on the same host. </text:span><text:span text:style-name="Emphasis"><text:span text:style-name="T24">(Reference: §6.1.1, p. 496–497)</text:span></text:span></text:p>
      <text:p text:style-name="P10"><text:span text:style-name="Emphasis"><text:span text:style-name="T24">&gt;&gt;</text:span></text:span></text:p>
      <text:p text:style-name="P11"><text:span text:style-name="Emphasis"><text:span text:style-name="T7">The </text:span></text:span><text:span text:style-name="Emphasis"><text:span text:style-name="Strong_20_Emphasis"><text:span text:style-name="T6">network layer</text:span></text:span></text:span><text:span text:style-name="Emphasis"><text:span text:style-name="T7"> provides </text:span></text:span><text:span text:style-name="Emphasis"><text:span text:style-name="T24">host-to-host</text:span></text:span><text:span text:style-name="Emphasis"><text:span text:style-name="T7"> delivery: it is responsible for getting an IP packet from the source host to the destination host (i.e., from one NSAP to another NSAP, where an NSAP is a Network Service Access Point such as an IP address) [p. 496–497, 532]. However, once the packet arrives at the destination machine, the operating system still needs to know </text:span></text:span><text:span text:style-name="Emphasis"><text:span text:style-name="T24">which process</text:span></text:span><text:span text:style-name="Emphasis"><text:span text:style-name="T7"> should receive the data. That is the job of the </text:span></text:span><text:span text:style-name="Emphasis"><text:span text:style-name="Strong_20_Emphasis"><text:span text:style-name="T6">transport layer</text:span></text:span></text:span><text:span text:style-name="Emphasis"><text:span text:style-name="T7"> [p. 496].</text:span></text:span></text:p>
      <text:p text:style-name="P75"><text:span text:style-name="T7">To distinguish among the many processes that may be running simultaneously on a single host, the transport layer defines endpoints called </text:span><text:span text:style-name="Strong_20_Emphasis"><text:span text:style-name="T6">TSAPs (Transport Service Access Points)</text:span></text:span><text:span text:style-name="T7">. In the Internet, these endpoints are known as </text:span><text:span text:style-name="Strong_20_Emphasis"><text:span text:style-name="T6">ports</text:span></text:span><text:span text:style-name="T7"> [p. 532]. A TSAP is a specific endpoint in the transport layer, whereas an NSAP (e.g., an IP address) is an endpoint in the network layer. Because a single host has only one NSAP (or one IP address) but may be running many application processes, TSAPs are necessary to multiplex and demultiplex traffic so that each segment is delivered to the correct process [p. 532].</text:span></text:p>
      <text:p text:style-name="P10"><text:span text:style-name="Emphasis"><text:span text:style-name="T24"/></text:span></text:p>
      <text:p text:style-name="P10"><text:span text:style-name="Emphasis"><text:span text:style-name="T24"/></text:span></text:p>
      <text:p text:style-name="P10"><text:span text:style-name="Strong_20_Emphasis"><text:span text:style-name="T6">Q2. Client-Server Roles at the Transport Layer</text:span></text:span><text:span text:style-name="T7"><text:line-break/>In the transport-layer client-server model, what are the distinct responsibilities of the </text:span><text:span text:style-name="Strong_20_Emphasis"><text:span text:style-name="T6">client </text:span></text:span><text:soft-page-break/><text:span text:style-name="Strong_20_Emphasis"><text:span text:style-name="T6">TSAP</text:span></text:span><text:span text:style-name="T7"> and the </text:span><text:span text:style-name="Strong_20_Emphasis"><text:span text:style-name="T6">server TSAP</text:span></text:span><text:span text:style-name="T7">? Why must the server’s TSAP address be well-known in advance, while the client’s TSAP address is typically chosen dynamically? </text:span><text:span text:style-name="Emphasis"><text:span text:style-name="T24">(Reference: §6.1.1, p. 497–498)</text:span></text:span></text:p>
      <text:h text:style-name="P37" text:outline-level="2"><text:span text:style-name="Strong_20_Emphasis"><text:span text:style-name="T5">&gt;&gt;</text:span></text:span></text:h>
      <text:p text:style-name="P38"><text:span text:style-name="Strong_20_Emphasis"><text:span text:style-name="T7">In Tanenbaum’s TSAP model, a transport connection is established between a </text:span></text:span><text:span text:style-name="Strong_20_Emphasis"><text:span text:style-name="T6">local TSAP</text:span></text:span><text:span text:style-name="Strong_20_Emphasis"><text:span text:style-name="T7"> on the client host and a </text:span></text:span><text:span text:style-name="Strong_20_Emphasis"><text:span text:style-name="T6">remote TSAP</text:span></text:span><text:span text:style-name="Strong_20_Emphasis"><text:span text:style-name="T7"> on the server host [p. 532–533].</text:span></text:span></text:p>
      <text:p text:style-name="P76"><text:span text:style-name="Strong_20_Emphasis"><text:span text:style-name="T6">Server TSAP:</text:span></text:span></text:p>
      <text:list text:style-name="L31">
        <text:list-item>
          <text:p text:style-name="P77"><text:span text:style-name="T12">A server process </text:span><text:span text:style-name="Emphasis"><text:span text:style-name="T29">attaches itself</text:span></text:span><text:span text:style-name="T12"> to a specific TSAP (e.g., TSAP 1522) and listens for incoming connection requests [p. 533].</text:span></text:p>
        </text:list-item>
        <text:list-item>
          <text:p text:style-name="P78"><text:span text:style-name="T12">Server TSAP addresses are </text:span><text:span text:style-name="Strong_20_Emphasis"><text:span text:style-name="T9">stable and w</text:span></text:span><text:span text:style-name="Strong_20_Emphasis"><text:span text:style-name="T15">ell-known</text:span></text:span><text:span text:style-name="T18">. They are permanently associated with standard services and listed in system files (e.g., </text:span><text:span text:style-name="Source_20_Text"><text:span text:style-name="T19">/etc/services</text:span></text:span><text:span text:style-name="T18"> on UNIX). For example, the mail server listens on TCP port 25 [p. 533].</text:span></text:p>
        </text:list-item>
        <text:list-item>
          <text:p text:style-name="P77"><text:span text:style-name="T18">They must be well-known in advance because a client cannot issue a </text:span><text:span text:style-name="Source_20_Text"><text:span text:style-name="T19">CONNECT</text:span></text:span><text:span text:style-name="T18"> request unless it already knows the destination TSAP address. As the textbook asks: </text:span><text:span text:style-name="Emphasis"><text:span text:style-name="T18">“</text:span></text:span><text:span text:style-name="Emphasis"><text:span text:style-name="T30">How does the user process on host 1 know that the mail server is attached to TSAP 1522?”</text:span></text:span><text:span text:style-name="T18"> The answer is that these addresses are learned from stable directories or long-standing convention [p. 533].</text:span></text:p>
        </text:list-item>
      </text:list>
      <text:p text:style-name="P39"><text:span text:style-name="Strong_20_Emphasis"><text:span text:style-name="T15">Client TSAP:</text:span></text:span></text:p>
      <text:list text:style-name="L32">
        <text:list-item>
          <text:p text:style-name="P79"><text:span text:style-name="T18">A client process </text:span><text:span text:style-name="Emphasis"><text:span text:style-name="T30">attaches itself</text:span></text:span><text:span text:style-name="T18"> to an arbitrary local TSAP (e.g., TSAP 1208) purely for the purpose of initiating a connection, and then issues a </text:span><text:span text:style-name="Source_20_Text"><text:span text:style-name="T19">CONNECT</text:span></text:span><text:span text:style-name="T18"> requ</text:span><text:span text:style-name="T12">est naming its own TSAP as the source and the server’s well-known TSAP as the destination [p. 533].</text:span></text:p>
        </text:list-item>
        <text:list-item>
          <text:p text:style-name="P80"><text:span text:style-name="T12">Client TSAPs are </text:span><text:span text:style-name="Strong_20_Emphasis"><text:span text:style-name="T9">chosen dynamically</text:span></text:span><text:span text:style-name="T12"> because user processes, in general, do not have TSAP addresses that are known in advance, and they may exist for only a short time [p. 533]. The client’s endpoint is temporary; it is allocated just long enough to establish the connection, exchange data, and release the connection.</text:span></text:p>
        </text:list-item>
      </text:list>
      <text:p text:style-name="P40"><text:span text:style-name="Strong_20_Emphasis"><text:span text:style-name="T9">Why the asymmetry?</text:span></text:span><text:span text:style-name="T8"><text:line-break/>The server must be reachable by strangers, so its TSAP address must be published and stable. The client, by contrast, is the initiator; it only needs a temporary return address so the server knows where to send responses. As the text notes, “user processes, in general, often want to talk to other user processes that do not have TSAP addresses that are known in advance” [p. 533].</text:span></text:p>
      <text:p text:style-name="P41"><text:span text:style-name="Strong_20_Emphasis"><text:span text:style-name="T5"/></text:span></text:p>
      <text:p text:style-name="P41"><text:span text:style-name="Strong_20_Emphasis"><text:span text:style-name="T5"/></text:span></text:p>
      <text:h text:style-name="P37" text:outline-level="2"><text:span text:style-name="Strong_20_Emphasis"><text:span text:style-name="T5">Connectionless Client-Server — UDP (§6.4 up to §6.4.1)</text:span></text:span></text:h>
      <text:p text:style-name="P10"><text:span text:style-name="Strong_20_Emphasis"><text:span text:style-name="T6">Q3. UDP’s "Minimal" Service Model</text:span></text:span><text:span text:style-name="T7"><text:line-break/>Tanenbaum states that UDP </text:span><text:span text:style-name="Emphasis"><text:span text:style-name="T24">"does almost nothing beyond sending packets between applications."</text:span></text:span><text:span text:style-name="T7"> </text:span><text:soft-page-break/><text:span text:style-name="T7">List the specific pieces of information carried in the </text:span><text:span text:style-name="Strong_20_Emphasis"><text:span text:style-name="T6">8-byte UDP header</text:span></text:span><text:span text:style-name="T7">, and identify which field is optional in IPv4 but mandatory in IPv6. </text:span><text:span text:style-name="Emphasis"><text:span text:style-name="T24">(Reference: §6.4.1, p. 541–543)</text:span></text:span></text:p>
      <text:p text:style-name="P10"><text:span text:style-name="Emphasis"><text:span text:style-name="T24">&gt;&gt;</text:span></text:span></text:p>
      <text:p text:style-name="P75"><text:span text:style-name="Emphasis"><text:span text:style-name="T31">The </text:span></text:span><text:span text:style-name="Emphasis"><text:span text:style-name="Strong_20_Emphasis"><text:span text:style-name="T32">8-byte UDP header</text:span></text:span></text:span><text:span text:style-name="Emphasis"><text:span text:style-name="T31"> contains the following four fields [p. 541–542, Fig. 6-27]:</text:span></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5">Field</text:p>
            </table:table-cell>
            <table:table-cell table:style-name="Table12.A1" office:value-type="string">
              <text:p text:style-name="P5">Size</text:p>
            </table:table-cell>
            <table:table-cell table:style-name="Table12.A1" office:value-type="string">
              <text:p text:style-name="P5">Purpose</text:p>
            </table:table-cell>
          </table:table-row>
        </table:table-header-rows>
        <table:table-row>
          <table:table-cell table:style-name="Table12.A1" office:value-type="string">
            <text:p text:style-name="P6"><text:span text:style-name="Strong_20_Emphasis"><text:span text:style-name="T2">Source port</text:span></text:span></text:p>
          </table:table-cell>
          <table:table-cell table:style-name="Table12.A1" office:value-type="string">
            <text:p text:style-name="P66">16 bits</text:p>
          </table:table-cell>
          <table:table-cell table:style-name="Table12.A1" office:value-type="string">
            <text:p text:style-name="P66">Identifies the sending process (ephemeral on the client)</text:p>
          </table:table-cell>
        </table:table-row>
        <table:table-row>
          <table:table-cell table:style-name="Table12.A1" office:value-type="string">
            <text:p text:style-name="P6"><text:span text:style-name="Strong_20_Emphasis"><text:span text:style-name="T2">Destination port</text:span></text:span></text:p>
          </table:table-cell>
          <table:table-cell table:style-name="Table12.A1" office:value-type="string">
            <text:p text:style-name="P66">16 bits</text:p>
          </table:table-cell>
          <table:table-cell table:style-name="Table12.A1" office:value-type="string">
            <text:p text:style-name="P66">Identifies the receiving process on the destination host</text:p>
          </table:table-cell>
        </table:table-row>
        <table:table-row>
          <table:table-cell table:style-name="Table12.A1" office:value-type="string">
            <text:p text:style-name="P6"><text:span text:style-name="Strong_20_Emphasis"><text:span text:style-name="T2">UDP length</text:span></text:span></text:p>
          </table:table-cell>
          <table:table-cell table:style-name="Table12.A1" office:value-type="string">
            <text:p text:style-name="P66">16 bits</text:p>
          </table:table-cell>
          <table:table-cell table:style-name="Table12.A1" office:value-type="string">
            <text:p text:style-name="P66">Length of the UDP datagram (header + data) in bytes</text:p>
          </table:table-cell>
        </table:table-row>
        <table:table-row>
          <table:table-cell table:style-name="Table12.A1" office:value-type="string">
            <text:p text:style-name="P6"><text:span text:style-name="Strong_20_Emphasis"><text:span text:style-name="T2">Checksum</text:span></text:span></text:p>
          </table:table-cell>
          <table:table-cell table:style-name="Table12.A1" office:value-type="string">
            <text:p text:style-name="P66">16 bits</text:p>
          </table:table-cell>
          <table:table-cell table:style-name="Table12.A1" office:value-type="string">
            <text:p text:style-name="P7">Optional error-detection over the header, data, and a conceptual IP pseudoheader</text:p>
          </table:table-cell>
        </table:table-row>
      </table:table>
      <text:p text:style-name="P81"><text:span text:style-name="T8">The </text:span><text:span text:style-name="Strong_20_Emphasis"><text:span text:style-name="T9">Checksum</text:span></text:span><text:span text:style-name="T8"> is the field that is </text:span><text:span text:style-name="Strong_20_Emphasis"><text:span text:style-name="T9">optional in IPv4</text:span></text:span><text:span text:style-name="T8"> but </text:span><text:span text:style-name="Strong_20_Emphasis"><text:span text:style-name="T9">mandatory in IPv6</text:span></text:span><text:span text:style-name="T8">. The textbook explicitly notes that the UDP checksum is optional: </text:span><text:span text:style-name="Emphasis"><text:span text:style-name="T8">“</text:span></text:span><text:span text:style-name="Emphasis"><text:span text:style-name="T29">An optional Checksum is also provided for extra reliability… If the checksum is not computed, it is stored as a 0”</text:span></text:span><text:span text:style-name="T8"> [p. 542]. However, in IPv6 the checksum is mandatory because IPv6 has no header checksum of its own (unlike IPv4), leaving UDP with the sole responsibility for end-to-end integrity checking.</text:span></text:p>
      <text:p text:style-name="P10"><text:span text:style-name="Emphasis"><text:span text:style-name="T24"/></text:span></text:p>
      <text:p text:style-name="P10"><text:span text:style-name="Emphasis"><text:span text:style-name="T24"/></text:span></text:p>
      <text:p text:style-name="P10"><text:span text:style-name="Strong_20_Emphasis"><text:span text:style-name="T6">Q4. Connectionless Communication</text:span></text:span><text:span text:style-name="T7"><text:line-break/>Explain why UDP is classified as </text:span><text:span text:style-name="Strong_20_Emphasis"><text:span text:style-name="T6">connectionless</text:span></text:span><text:span text:style-name="T7">. In the context of client-server communication, describe what happens when a UDP client sends a segment to a server that is not currently running—does the network store the segment, drop it, or notify the sender? What specific role does UDP </text:span><text:span text:style-name="Emphasis"><text:span text:style-name="T24">not</text:span></text:span><text:span text:style-name="T7"> perform that TCP would in this scenario? </text:span><text:span text:style-name="Emphasis"><text:span text:style-name="T24">(Reference: §6.4, p. 541; §6.4.1, p. 542)</text:span></text:span></text:p>
      <text:p text:style-name="P10"><text:span text:style-name="Emphasis"><text:span text:style-name="T24">&gt;&gt;</text:span></text:span></text:p>
      <text:p text:style-name="P11"><text:span text:style-name="Emphasis"><text:span text:style-name="Strong_20_Emphasis"><text:span text:style-name="T6">Why UDP is classified as connectionless:</text:span></text:span></text:span><text:span text:style-name="Emphasis"><text:span text:style-name="T7"> UDP requires </text:span></text:span><text:span text:style-name="Emphasis"><text:span text:style-name="Strong_20_Emphasis"><text:span text:style-name="T6">no connection setup</text:span></text:span></text:span><text:span text:style-name="Emphasis"><text:span text:style-name="T7"> before data transmission. As Tanenbaum states, UDP </text:span></text:span><text:span text:style-name="Emphasis"><text:span text:style-name="T7">“</text:span></text:span><text:span text:style-name="Emphasis"><text:span text:style-name="T24">does not do flow control, congestion control, or retransmission upon receipt of a bad segment”</text:span></text:span><text:span text:style-name="Emphasis"><text:span text:style-name="T7"> and </text:span></text:span><text:span text:style-name="Emphasis"><text:span text:style-name="T7">“</text:span></text:span><text:span text:style-name="Emphasis"><text:span text:style-name="T24">does almost nothing beyond sending packets between applications”</text:span></text:span><text:span text:style-name="Emphasis"><text:span text:style-name="T7"> [p. 541, 543]. A UDP client simply formats a segment and hands it to IP for delivery; there is no handshake, no state maintenance, and no release procedure.</text:span></text:span></text:p>
      <text:p text:style-name="P75"><text:span text:style-name="Strong_20_Emphasis"><text:span text:style-name="T6">What happens when a UDP segment is sent to a server that is not running:</text:span></text:span><text:span text:style-name="T7"> The segment is </text:span><text:span text:style-name="Strong_20_Emphasis"><text:span text:style-name="T6">dropped</text:span></text:span><text:span text:style-name="T7">. Because UDP itself does not maintain any connection state, it has no mechanism to hold, queue, or retransmit the segment. When the segment arrives at the destination host, the transport layer checks the destination port number; if no process has bound to that port (i.e., the server is not running), the OS has no recipient to deliver it to, so the segment is discarded [p. 542].</text:span></text:p>
      <text:p text:style-name="P75"><text:span text:style-name="Strong_20_Emphasis"><text:span text:style-name="T6">What UDP does NOT do that TCP would:</text:span></text:span><text:span text:style-name="T7"> UDP does </text:span><text:span text:style-name="Strong_20_Emphasis"><text:span text:style-name="T6">not notify the sender</text:span></text:span><text:span text:style-name="T7"> that the delivery failed. The sending client has no automatic signal—no RST segment, no timeout from a </text:span><text:soft-page-break/><text:span text:style-name="T7">connection-establishment timer, and no retransmission—to tell it that the server is unreachable. In contrast, TCP would attempt a </text:span><text:span text:style-name="Strong_20_Emphasis"><text:span text:style-name="T6">three-way handshake</text:span></text:span><text:span text:style-name="T7">; if the server process is not listening, the client’s SYN would either receive a </text:span><text:span text:style-name="Strong_20_Emphasis"><text:span text:style-name="T6">RST (reset)</text:span></text:span><text:span text:style-name="T7"> segment in reply or simply time out, thereby informing the client that the connection cannot be established [p. 560].</text:span></text:p>
      <text:p text:style-name="P82">In short: UDP delivers the packet and forgets about it; TCP validates reachability before data transfer and reports failure if the server is absent.</text:p>
      <text:p text:style-name="P10"><text:span text:style-name="Emphasis"><text:span text:style-name="T24"/></text:span></text:p>
      <text:p text:style-name="P10"><text:span text:style-name="Emphasis"><text:span text:style-name="T24"/></text:span></text:p>
      <text:p text:style-name="P10"><text:span text:style-name="Strong_20_Emphasis"><text:span text:style-name="T6">Q5. Port Numbers and Demultiplexing</text:span></text:span><text:span text:style-name="T7"><text:line-break/>A UDP segment arrives at a host with destination IP address </text:span><text:span text:style-name="Emphasis"><text:span text:style-name="T24">X</text:span></text:span><text:span text:style-name="T7"> and destination port </text:span><text:span text:style-name="Emphasis"><text:span text:style-name="T24">80</text:span></text:span><text:span text:style-name="T7">. How does the transport layer know which application process should receive this segment? What would happen if two different client applications on the same host both happened to choose the same ephemeral source port number to contact the same web server? </text:span><text:span text:style-name="Emphasis"><text:span text:style-name="T24">(Reference: §6.4.1, p. 542–543)</text:span></text:span></text:p>
      <text:p text:style-name="P10"><text:span text:style-name="Emphasis"><text:span text:style-name="T24">&gt;&gt;</text:span></text:span></text:p>
      <text:p text:style-name="P11"><text:span text:style-name="Emphasis"><text:span text:style-name="Strong_20_Emphasis"><text:span text:style-name="T6">How the transport layer knows which process should receive the segment:</text:span></text:span></text:span><text:span text:style-name="Emphasis"><text:span text:style-name="T7"> When a UDP segment arrives at a host, the transport layer examines the </text:span></text:span><text:span text:style-name="Emphasis"><text:span text:style-name="Strong_20_Emphasis"><text:span text:style-name="T6">destination port</text:span></text:span></text:span><text:span text:style-name="Emphasis"><text:span text:style-name="T7"> field in the UDP header and delivers the payload to the process </text:span></text:span><text:span text:style-name="Emphasis"><text:span text:style-name="Strong_20_Emphasis"><text:span text:style-name="T6">attached to that port</text:span></text:span></text:span><text:span text:style-name="Emphasis"><text:span text:style-name="T7"> [p. 542]. This attachment is established in advance when the application uses the </text:span></text:span><text:span text:style-name="Emphasis"><text:span text:style-name="Strong_20_Emphasis"><text:span text:style-name="T6">BIND</text:span></text:span></text:span><text:span text:style-name="Emphasis"><text:span text:style-name="T7"> primitive (or something similar) to rent the port, like a mailbox [p. 542]. Because port numbers identify endpoints </text:span></text:span><text:span text:style-name="Emphasis"><text:span text:style-name="T24">within</text:span></text:span><text:span text:style-name="Emphasis"><text:span text:style-name="T7"> each machine, the destination port acts as the demultiplexing key that tells the OS which application process should receive the incoming packet.</text:span></text:span></text:p>
      <text:p text:style-name="P75"><text:span text:style-name="Strong_20_Emphasis"><text:span text:style-name="T6">What happens if two clients choose the same ephemeral source port:</text:span></text:span><text:span text:style-name="T7"> The textbook describes the source port as being </text:span><text:span text:style-name="Emphasis"><text:span text:style-name="T7">“</text:span></text:span><text:span text:style-name="Emphasis"><text:span text:style-name="T24">primarily needed when a reply must be sent back to the source”</text:span></text:span><text:span text:style-name="T7"> [p. 542]. The server copies the source port from the incoming segment into the destination port of its reply so the response reaches the correct client process [p. 542]. If two different client applications on the </text:span><text:span text:style-name="Emphasis"><text:span text:style-name="T24">same host</text:span></text:span><text:span text:style-name="T7"> both happened to choose the </text:span><text:span text:style-name="Emphasis"><text:span text:style-name="T24">same</text:span></text:span><text:span text:style-name="T7"> ephemeral source port to contact the </text:span><text:span text:style-name="Emphasis"><text:span text:style-name="T24">same</text:span></text:span><text:span text:style-name="T7"> web server (same destination IP and port), the replies returning from that server would carry identical destination port numbers. Because ports identify endpoints </text:span><text:span text:style-name="Emphasis"><text:span text:style-name="T24">within</text:span></text:span><text:span text:style-name="T7"> a machine, the OS would have no way to distinguish which of the two client processes should receive which reply—the demultiplexing would be ambiguous. In practice, the operating system prevents this by allocating </text:span><text:span text:style-name="Strong_20_Emphasis"><text:span text:style-name="T6">unique ephemeral ports</text:span></text:span><text:span text:style-name="T7"> to each outgoing connection so that no two local processes share the same source port for traffic to the same destination.</text:span></text:p>
      <text:p text:style-name="P10"><text:span text:style-name="Emphasis"><text:span text:style-name="T24"/></text:span></text:p>
      <text:p text:style-name="P10"><text:span text:style-name="Emphasis"><text:span text:style-name="T24"/></text:span></text:p>
      <text:h text:style-name="P37" text:outline-level="2"><text:soft-page-break/><text:span text:style-name="Strong_20_Emphasis"><text:span text:style-name="T5">Connection-Oriented Client-Server — TCP (§6.5.3 – §6.5.4)</text:span></text:span></text:h>
      <text:p text:style-name="P10"><text:span text:style-name="Strong_20_Emphasis"><text:span text:style-name="T6">Q6. TCP Protocol Fundamentals</text:span></text:span><text:span text:style-name="T7"><text:line-break/>Contrast TCP with UDP by identifying the three major mechanisms TCP provides </text:span><text:span text:style-name="Emphasis"><text:span text:style-name="T24">on behalf of applications</text:span></text:span><text:span text:style-name="T7"> that UDP does not. Then explain why Tanenbaum describes the relationship between the two protocols as </text:span><text:span text:style-name="Emphasis"><text:span text:style-name="T24">"complementary."</text:span></text:span><text:span text:style-name="T7"> </text:span><text:span text:style-name="Emphasis"><text:span text:style-name="T24">(Reference: §6.4 introductory text, p. 541; §6.5.3, p. 556)</text:span></text:span></text:p>
      <text:p text:style-name="P10"><text:span text:style-name="Emphasis"><text:span text:style-name="T24">&gt;&gt;</text:span></text:span></text:p>
      <text:p text:style-name="P11"><text:span text:style-name="Emphasis"><text:span text:style-name="Strong_20_Emphasis"><text:span text:style-name="T6">Three major mechanisms TCP provides that UDP does not:</text:span></text:span></text:span><text:span text:style-name="Emphasis"><text:span text:style-name="T7"> Tanenbaum explicitly contrasts the two protocols at the start of §6.4:</text:span></text:span></text:p>
      <text:list text:style-name="L33">
        <text:list-item>
          <text:p text:style-name="P83"><text:span text:style-name="Strong_20_Emphasis"><text:span text:style-name="T9">Reliability with retransmissions</text:span></text:span><text:span text:style-name="T12"> — TCP detects lost or corrupted segments and retransmits them; UDP does not [p. 564].</text:span></text:p>
        </text:list-item>
        <text:list-item>
          <text:p text:style-name="P83"><text:span text:style-name="Strong_20_Emphasis"><text:span text:style-name="T9">Flow control</text:span></text:span><text:span text:style-name="T12"> — TCP paces the sender so it does not overwhelm a slow receiver; UDP does not [p. 564].</text:span></text:p>
        </text:list-item>
        <text:list-item>
          <text:p text:style-name="P83"><text:span text:style-name="Strong_20_Emphasis"><text:span text:style-name="T9">Congestion control</text:span></text:span><text:span text:style-name="T12"> — TCP throttles the sender to avoid overloading the network; UDP does not [p. 564].</text:span></text:p>
        </text:list-item>
      </text:list>
      <text:p text:style-name="P84"><text:span text:style-name="Strong_20_Emphasis"><text:span text:style-name="T9">Why the relationship is described as "complementary":</text:span></text:span><text:span text:style-name="T8"> The textbook states: </text:span><text:span text:style-name="Emphasis"><text:span text:style-name="T8">“</text:span></text:span><text:span text:style-name="Emphasis"><text:span text:style-name="T29">The Internet has two main protocols in the transport layer, a connectionless protocol and a connection-oriented one. The protocols complement each other”</text:span></text:span><text:span text:style-name="T8"> [p. 564].</text:span></text:p>
      <text:list text:style-name="L34">
        <text:list-item>
          <text:p text:style-name="P85"><text:span text:style-name="Strong_20_Emphasis"><text:span text:style-name="T9">UDP is minimal</text:span></text:span><text:span text:style-name="T12">: </text:span><text:span text:style-name="Emphasis"><text:span text:style-name="T12">“</text:span></text:span><text:span text:style-name="Emphasis"><text:span text:style-name="T29">It does almost nothing beyond sending packets between applications, letting applications build their own protocols on top as needed”</text:span></text:span><text:span text:style-name="T12"> [p. 564]. It imposes no policy, so applications that need speed (e.g., DNS queries, streaming media) are not delayed by setup or retransmission overhead.</text:span></text:p>
        </text:list-item>
        <text:list-item>
          <text:p text:style-name="P85"><text:span text:style-name="Strong_20_Emphasis"><text:span text:style-name="T9">TCP is maximal</text:span></text:span><text:span text:style-name="T12">: </text:span><text:span text:style-name="Emphasis"><text:span text:style-name="T12">“</text:span></text:span><text:span text:style-name="Emphasis"><text:span text:style-name="T29">It does almost everything. It makes connections and adds reliability with retransmissions, along with flow control and congestion control, all on behalf of the applications that use it”</text:span></text:span><text:span text:style-name="T12"> [p. 564]. Applications that need reliable delivery (e.g., file transfer, email, web browsing) get it automatically without having to implement it themselves.</text:span></text:p>
        </text:list-item>
      </text:list>
      <text:p text:style-name="P81"><text:span text:style-name="T8">Because different applications have fundamentally different needs—some require speed over reliability, others require guaranteed delivery over latency—having </text:span><text:span text:style-name="Emphasis"><text:span text:style-name="T29">both</text:span></text:span><text:span text:style-name="T8"> a do-nothing protocol and a do-everything protocol covers the full spectrum of application requirements. They are complementary because each fills the gaps the other leaves open.</text:span></text:p>
      <text:p text:style-name="P10"><text:span text:style-name="Emphasis"><text:span text:style-name="T24"/></text:span></text:p>
      <text:p text:style-name="P10"><text:span text:style-name="Emphasis"><text:span text:style-name="T24"/></text:span></text:p>
      <text:p text:style-name="P42"><text:span text:style-name="Strong_20_Emphasis"><text:span text:style-name="T6">Q7. The TCP Segment Header — Field Functions</text:span></text:span><text:span text:style-name="T7"><text:line-break/>The fixed TCP header is </text:span><text:span text:style-name="Strong_20_Emphasis"><text:span text:style-name="T6">20 bytes</text:span></text:span><text:span text:style-name="T7"> (without options). For each of the following fields, state its purpose in the client-server communication model:</text:span></text:p>
      <text:list text:style-name="L35">
        <text:list-item>
          <text:p text:style-name="P86"><text:soft-page-break/><text:span text:style-name="Strong_20_Emphasis"><text:span text:style-name="T6">Sequence Number</text:span></text:span></text:p>
        </text:list-item>
        <text:list-item>
          <text:p text:style-name="P86"><text:span text:style-name="Strong_20_Emphasis"><text:span text:style-name="T6">Acknowledgment Number</text:span></text:span></text:p>
        </text:list-item>
        <text:list-item>
          <text:p text:style-name="P86"><text:span text:style-name="Strong_20_Emphasis"><text:span text:style-name="T6">Window Size</text:span></text:span></text:p>
        </text:list-item>
        <text:list-item>
          <text:p text:style-name="P86"><text:span text:style-name="Strong_20_Emphasis"><text:span text:style-name="T6">Checksum</text:span></text:span></text:p>
        </text:list-item>
        <text:list-item>
          <text:p text:style-name="P86"><text:span text:style-name="Strong_20_Emphasis"><text:span text:style-name="T6">URG pointer</text:span></text:span><text:span text:style-name="T27"> (and how it differs from the urgent flag)<text:line-break/></text:span><text:span text:style-name="Emphasis"><text:span text:style-name="T24">(Reference: §6.5.4, p. 557–559)</text:span></text:span></text:p>
        </text:list-item>
      </text:list>
      <text:p text:style-name="P87"><text:span text:style-name="Emphasis"><text:span text:style-name="T24">&gt;&gt;</text:span></text:span></text:p>
      <text:p text:style-name="P88"><text:span text:style-name="Emphasis"><text:span text:style-name="T7">The fixed TCP header is </text:span></text:span><text:span text:style-name="Emphasis"><text:span text:style-name="Strong_20_Emphasis"><text:span text:style-name="T6">20 bytes</text:span></text:span></text:span><text:span text:style-name="Emphasis"><text:span text:style-name="T7"> (without options) [p. 557]. Each field performs a specific function in the client-server model:</text:span></text:span></text:p>
      <text:p text:style-name="P89">Table</text:p>
      <table:table table:name="Table11" table:style-name="Table11">
        <table:table-column table:style-name="Table11.A"/>
        <table:table-column table:style-name="Table11.B"/>
        <table:table-header-rows>
          <table:table-row>
            <table:table-cell table:style-name="Table11.A1" office:value-type="string">
              <text:p text:style-name="P5">Field</text:p>
            </table:table-cell>
            <table:table-cell table:style-name="Table11.A1" office:value-type="string">
              <text:p text:style-name="P5">Purpose in Client-Server Communication</text:p>
            </table:table-cell>
          </table:table-row>
        </table:table-header-rows>
        <table:table-row>
          <table:table-cell table:style-name="Table11.A1" office:value-type="string">
            <text:p text:style-name="P6"><text:span text:style-name="Strong_20_Emphasis"><text:span text:style-name="T2">Sequence Number</text:span></text:span></text:p>
          </table:table-cell>
          <table:table-cell table:style-name="Table11.A1" office:value-type="string">
            <text:p text:style-name="P66">Identifies the byte offset of the first data byte in the segment within the sender's byte stream. Because every byte in a TCP stream is numbered, this field tells the receiver where the data belong in the overall stream [p. 558].</text:p>
          </table:table-cell>
        </table:table-row>
        <table:table-row>
          <table:table-cell table:style-name="Table11.A1" office:value-type="string">
            <text:p text:style-name="P6"><text:span text:style-name="Strong_20_Emphasis"><text:span text:style-name="T2">Acknowledgment Number</text:span></text:span></text:p>
          </table:table-cell>
          <table:table-cell table:style-name="Table11.A1" office:value-type="string">
            <text:p text:style-name="P6"><text:span text:style-name="T4">Specifies the </text:span><text:span text:style-name="Strong_20_Emphasis"><text:span text:style-name="T2">next in-order byte expected</text:span></text:span><text:span text:style-name="T4"> by the receiver, not the last byte correctly received. It is a </text:span><text:span text:style-name="Strong_20_Emphasis"><text:span text:style-name="T2">cumulative acknowledgment</text:span></text:span><text:span text:style-name="T4"> because it summarizes all received data up to that point with a single number [p. 558].</text:span></text:p>
          </table:table-cell>
        </table:table-row>
        <table:table-row>
          <table:table-cell table:style-name="Table11.A1" office:value-type="string">
            <text:p text:style-name="P6"><text:span text:style-name="Strong_20_Emphasis"><text:span text:style-name="T2">Window Size</text:span></text:span></text:p>
          </table:table-cell>
          <table:table-cell table:style-name="Table11.A1" office:value-type="string">
            <text:p text:style-name="P6"><text:span text:style-name="T4">Tells the sender how many bytes may be sent starting from the byte acknowledged. It implements the variable-sized sliding window for flow control. A value of 0 means: </text:span><text:span text:style-name="Emphasis"><text:span text:style-name="T33">"I have received bytes up through k but I do not want any more just now, thank you"</text:span></text:span><text:span text:style-name="T4"> [p. 558–559].</text:span></text:p>
          </table:table-cell>
        </table:table-row>
        <table:table-row>
          <table:table-cell table:style-name="Table11.A1" office:value-type="string">
            <text:p text:style-name="P6"><text:span text:style-name="Strong_20_Emphasis"><text:span text:style-name="T2">Checksum</text:span></text:span></text:p>
          </table:table-cell>
          <table:table-cell table:style-name="Table11.A1" office:value-type="string">
            <text:p text:style-name="P6"><text:span text:style-name="T4">Provides extra reliability by checksuming the header, the data, and a conceptual pseudoheader (exactly like UDP, but with protocol number 6 for TCP and the checksum is </text:span><text:span text:style-name="Strong_20_Emphasis"><text:span text:style-name="T2">mandatory</text:span></text:span><text:span text:style-name="T4">) [p. 559].</text:span></text:p>
          </table:table-cell>
        </table:table-row>
        <table:table-row>
          <table:table-cell table:style-name="Table11.A1" office:value-type="string">
            <text:p text:style-name="P6"><text:span text:style-name="Strong_20_Emphasis"><text:span text:style-name="T2">URG pointer</text:span></text:span></text:p>
          </table:table-cell>
          <table:table-cell table:style-name="Table11.A1" office:value-type="string">
            <text:p text:style-name="P6"><text:span text:style-name="T4">Used only when the </text:span><text:span text:style-name="Strong_20_Emphasis"><text:span text:style-name="T2">URG</text:span></text:span><text:span text:style-name="T4"> flag is set to 1. It indicates a byte offset from the current sequence number at which urgent data are to be found. This is a </text:span><text:span text:style-name="Emphasis"><text:span text:style-name="T33">bare-bones way of allowing the sender to signal the receiver without getting TCP itself involved in the reason for the interrupt</text:span></text:span><text:span text:style-name="T4"> [p. 558].</text:span></text:p>
          </table:table-cell>
        </table:table-row>
      </table:table>
      <text:p text:style-name="P81"><text:span text:style-name="Strong_20_Emphasis"><text:span text:style-name="T9">Important distinction:</text:span></text:span><text:span text:style-name="T8"> The URG flag and the URG pointer are not the same thing. The </text:span><text:span text:style-name="Strong_20_Emphasis"><text:span text:style-name="T9">URG flag</text:span></text:span><text:span text:style-name="T8"> (1 bit) merely signals whether the Urgent pointer field is in use. The </text:span><text:span text:style-name="Strong_20_Emphasis"><text:span text:style-name="T9">Urgent pointer</text:span></text:span><text:span text:style-name="T8"> itself (16 bits) contains the actual byte offset. This facility is rarely used in practice [p. 558].</text:span></text:p>
      <text:p text:style-name="P87"><text:span text:style-name="Emphasis"><text:span text:style-name="T24"/></text:span></text:p>
      <text:p text:style-name="P87"><text:span text:style-name="Emphasis"><text:span text:style-name="T24"/></text:span></text:p>
      <text:p text:style-name="P10"><text:span text:style-name="Strong_20_Emphasis"><text:span text:style-name="T6">Q8. TCP Flags and Connection State</text:span></text:span><text:span text:style-name="T7"><text:line-break/>The 6-bit </text:span><text:span text:style-name="Strong_20_Emphasis"><text:span text:style-name="T6">Flags</text:span></text:span><text:span text:style-name="T7"> field in the TCP header contains bits including </text:span><text:span text:style-name="Strong_20_Emphasis"><text:span text:style-name="T6">SYN, FIN, RST, PSH, ACK,</text:span></text:span><text:span text:style-name="T7"> and </text:span><text:span text:style-name="Strong_20_Emphasis"><text:span text:style-name="T6">URG</text:span></text:span><text:span text:style-name="T7">. Describe the exact sequence of these flags exchanged during the </text:span><text:span text:style-name="Strong_20_Emphasis"><text:span text:style-name="T6">three-way handshake</text:span></text:span><text:span text:style-name="T7"> </text:span><text:soft-page-break/><text:span text:style-name="T7">that establishes a TCP connection between a client and server. Which flags are set in the first segment sent by the client? </text:span><text:span text:style-name="Emphasis"><text:span text:style-name="T24">(Reference: §6.5.4, p. 558; §6.5.5, p. 560)</text:span></text:span></text:p>
      <text:p text:style-name="P10"><text:span text:style-name="Emphasis"><text:span text:style-name="T24">&gt;&gt;</text:span></text:span></text:p>
      <text:p text:style-name="P11"><text:span text:style-name="Emphasis"><text:span text:style-name="T7">The TCP header contains </text:span></text:span><text:span text:style-name="Emphasis"><text:span text:style-name="Strong_20_Emphasis"><text:span text:style-name="T6">eight 1-bit flags</text:span></text:span></text:span><text:span text:style-name="Emphasis"><text:span text:style-name="T7"> [p. 558]. The normal </text:span></text:span><text:span text:style-name="Emphasis"><text:span text:style-name="Strong_20_Emphasis"><text:span text:style-name="T6">three-way handshake</text:span></text:span></text:span><text:span text:style-name="Emphasis"><text:span text:style-name="T7"> that establishes a TCP connection proceeds as follows (Fig. 6-37(a)):</text:span></text:span></text:p>
      <text:p text:style-name="P89">Table</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Step</text:p>
            </table:table-cell>
            <table:table-cell table:style-name="Table10.A1" office:value-type="string">
              <text:p text:style-name="P5">Sender</text:p>
            </table:table-cell>
            <table:table-cell table:style-name="Table10.A1" office:value-type="string">
              <text:p text:style-name="P5">Flags</text:p>
            </table:table-cell>
            <table:table-cell table:style-name="Table10.A1" office:value-type="string">
              <text:p text:style-name="P5">Meaning</text:p>
            </table:table-cell>
          </table:table-row>
        </table:table-header-rows>
        <table:table-row>
          <table:table-cell table:style-name="Table10.A1" office:value-type="string">
            <text:p text:style-name="P66">1</text:p>
          </table:table-cell>
          <table:table-cell table:style-name="Table10.A1" office:value-type="string">
            <text:p text:style-name="P66">Client → Server</text:p>
          </table:table-cell>
          <table:table-cell table:style-name="Table10.A1" office:value-type="string">
            <text:p text:style-name="P6"><text:span text:style-name="Strong_20_Emphasis"><text:span text:style-name="T2">SYN = 1, ACK = 0</text:span></text:span></text:p>
          </table:table-cell>
          <table:table-cell table:style-name="Table10.A1" office:value-type="string">
            <text:p text:style-name="P66">Connection request. The piggyback acknowledgement field is not in use.</text:p>
          </table:table-cell>
        </table:table-row>
        <table:table-row>
          <table:table-cell table:style-name="Table10.A1" office:value-type="string">
            <text:p text:style-name="P66">2</text:p>
          </table:table-cell>
          <table:table-cell table:style-name="Table10.A1" office:value-type="string">
            <text:p text:style-name="P66">Server → Client</text:p>
          </table:table-cell>
          <table:table-cell table:style-name="Table10.A1" office:value-type="string">
            <text:p text:style-name="P6"><text:span text:style-name="Strong_20_Emphasis"><text:span text:style-name="T2">SYN = 1, ACK = 1</text:span></text:span></text:p>
          </table:table-cell>
          <table:table-cell table:style-name="Table10.A1" office:value-type="string">
            <text:p text:style-name="P66">Connection accepted. The server acknowledges the client's SYN and sends its own SYN.</text:p>
          </table:table-cell>
        </table:table-row>
        <table:table-row>
          <table:table-cell table:style-name="Table10.A1" office:value-type="string">
            <text:p text:style-name="P66">3</text:p>
          </table:table-cell>
          <table:table-cell table:style-name="Table10.A1" office:value-type="string">
            <text:p text:style-name="P66">Client → Server</text:p>
          </table:table-cell>
          <table:table-cell table:style-name="Table10.A1" office:value-type="string">
            <text:p text:style-name="P6"><text:span text:style-name="Strong_20_Emphasis"><text:span text:style-name="T2">SYN = 0, ACK = 1</text:span></text:span></text:p>
          </table:table-cell>
          <table:table-cell table:style-name="Table10.A1" office:value-type="string">
            <text:p text:style-name="P7">Final acknowledgment of the server's SYN. The connection is now established.</text:p>
          </table:table-cell>
        </table:table-row>
      </table:table>
      <text:p text:style-name="P81"><text:span text:style-name="Strong_20_Emphasis"><text:span text:style-name="T9">Flags set in the first segment sent by the client:</text:span></text:span><text:span text:style-name="T8"> The client’s initial segment carries </text:span><text:span text:style-name="Strong_20_Emphasis"><text:span text:style-name="T9">SYN = 1</text:span></text:span><text:span text:style-name="T8"> and </text:span><text:span text:style-name="Strong_20_Emphasis"><text:span text:style-name="T9">ACK = 0</text:span></text:span><text:span text:style-name="T8">. As the textbook explains: </text:span><text:span text:style-name="Emphasis"><text:span text:style-name="T29">"The connection request has SYN=1 and ACK=0 to indicate that the piggyback acknowledgement field is not in use"</text:span></text:span><text:span text:style-name="T8"> [p. 558]. Because the client is initiating the connection, it has no prior data from the server to acknowledge, so the ACK bit is off.</text:span></text:p>
      <text:p text:style-name="P81"><text:span text:style-name="Strong_20_Emphasis"><text:span text:style-name="T9">How SYN distinguishes between request and accept:</text:span></text:span><text:span text:style-name="T8"> The SYN bit is used to denote both </text:span><text:span text:style-name="Strong_20_Emphasis"><text:span text:style-name="T9">CONNECTION REQUEST</text:span></text:span><text:span text:style-name="T8"> and </text:span><text:span text:style-name="Strong_20_Emphasis"><text:span text:style-name="T9">CONNECTION ACCEPTED</text:span></text:span><text:span text:style-name="T8">, with the </text:span><text:span text:style-name="Strong_20_Emphasis"><text:span text:style-name="T9">ACK bit</text:span></text:span><text:span text:style-name="T8"> used to distinguish between the two. The request has ACK=0; the acceptance has ACK=1 [p. 558].</text:span></text:p>
      <text:p text:style-name="P10"><text:span text:style-name="Emphasis"><text:span text:style-name="T24"/></text:span></text:p>
      <text:p text:style-name="P10"><text:span text:style-name="Emphasis"><text:span text:style-name="T24"/></text:span></text:p>
      <text:p text:style-name="P10"><text:span text:style-name="Strong_20_Emphasis"><text:span text:style-name="T6">Q9. Segment Size and Overhead Comparison</text:span></text:span><text:span text:style-name="T7"><text:line-break/>A DNS query fits into a single UDP datagram, but if DNS were forced to run over TCP, it would require multiple segments just for the query and response. Calculate the minimum </text:span><text:span text:style-name="Strong_20_Emphasis"><text:span text:style-name="T6">header overhead</text:span></text:span><text:span text:style-name="T7"> (in bytes) for a single DNS query using (a) UDP, and (b) TCP (assuming no TCP options). Why does this difference matter for request-response applications with small payloads? </text:span><text:span text:style-name="Emphasis"><text:span text:style-name="T24">(Reference: §6.4.1, p. 542; §6.5.4, p. 557)</text:span></text:span></text:p>
      <text:p text:style-name="P10"><text:span text:style-name="Emphasis"><text:span text:style-name="T24">&gt;&gt;</text:span></text:span></text:p>
      <text:p text:style-name="P11"><text:span text:style-name="Emphasis"><text:span text:style-name="Strong_20_Emphasis"><text:span text:style-name="T6">(a) UDP header overhead:</text:span></text:span></text:span><text:span text:style-name="Emphasis"><text:span text:style-name="T7"> The UDP header is </text:span></text:span><text:span text:style-name="Emphasis"><text:span text:style-name="Strong_20_Emphasis"><text:span text:style-name="T6">8 bytes</text:span></text:span></text:span><text:span text:style-name="Emphasis"><text:span text:style-name="T7"> (four 16-bit fields: Source port, Destination port, UDP Length, Checksum) [p. 542].</text:span></text:span></text:p>
      <text:p text:style-name="P75"><text:span text:style-name="Strong_20_Emphasis"><text:span text:style-name="T6">(b) TCP header overhead:</text:span></text:span><text:span text:style-name="T7"> The fixed TCP header is </text:span><text:span text:style-name="Strong_20_Emphasis"><text:span text:style-name="T6">20 bytes</text:span></text:span><text:span text:style-name="T7"> (without options) [p. 557].</text:span></text:p>
      <text:p text:style-name="P75"><text:span text:style-name="Strong_20_Emphasis"><text:span text:style-name="T6">Why this difference matters for request-response applications with small payloads:</text:span></text:span></text:p>
      <text:p text:style-name="P75"><text:span text:style-name="T7">DNS queries and responses are typically small enough to fit into a single packet. With UDP, the protocol overhead is only 8 bytes, making the datagram efficient to transmit and process. With TCP, the same query would carry 20 bytes of header overhead—</text:span><text:span text:style-name="Strong_20_Emphasis"><text:span text:style-name="T6">2.5× the header size</text:span></text:span><text:span text:style-name="T7">—plus the </text:span><text:soft-page-break/><text:span text:style-name="T7">additional segments required just to establish the connection (SYN, SYN-ACK, ACK) before any data can be exchanged [p. 560]. For an application like DNS, where the payload is often smaller than the TCP header itself, this overhead is disproportionately large. UDP’s minimal header and connectionless design make it the natural choice for lightweight, request-response transactions where speed and efficiency outweigh the need for connection setup, flow control, and retransmission.</text:span></text:p>
      <text:p text:style-name="P10"><text:span text:style-name="Emphasis"><text:span text:style-name="T24"/></text:span></text:p>
      <text:h text:style-name="P37" text:outline-level="2"><text:span text:style-name="Strong_20_Emphasis"><text:span text:style-name="T5"/></text:span></text:h>
      <text:h text:style-name="P37" text:outline-level="2"><text:span text:style-name="Strong_20_Emphasis"><text:span text:style-name="T5">Application-Layer Client-Server Examples</text:span></text:span></text:h>
      <text:h text:style-name="P8" text:outline-level="3"><text:span text:style-name="Strong_20_Emphasis"><text:span text:style-name="T3">A. DNS — Domain Name System (§7.1)</text:span></text:span></text:h>
      <text:p text:style-name="P10"><text:span text:style-name="Strong_20_Emphasis"><text:span text:style-name="T6">Q10. DNS Client-Server Architecture</text:span></text:span><text:span text:style-name="T7"><text:line-break/>When a browser ne</text:span><text:span text:style-name="T10">eds to resolve </text:span><text:span text:style-name="Source_20_Text"><text:span text:style-name="T10">www.cs.washington.edu</text:span></text:span><text:span text:style-name="T10">, it calls a </text:span><text:span text:style-name="Strong_20_Emphasis"><text:span text:style-name="T11">res</text:span></text:span><text:span text:style-name="Strong_20_Emphasis"><text:span text:style-name="T6">olver</text:span></text:span><text:span text:style-name="T7"> rather than directly querying a root name server. Trace the chain of client-server interactions: from the resolver on the client machine, to the </text:span><text:span text:style-name="Strong_20_Emphasis"><text:span text:style-name="T6">local DNS server</text:span></text:span><text:span text:style-name="T7">, and then to the hierarchy of name servers. Why are the query and response messages sent as </text:span><text:span text:style-name="Strong_20_Emphasis"><text:span text:style-name="T6">UDP packets</text:span></text:span><text:span text:style-name="T7"> rather than TCP segments? </text:span><text:span text:style-name="Emphasis"><text:span text:style-name="T24">(Reference: §7.1, p. 611–612)</text:span></text:span></text:p>
      <text:p text:style-name="P10"><text:span text:style-name="Emphasis"><text:span text:style-name="T24">&gt;&gt;</text:span></text:span></text:p>
      <text:p text:style-name="P11"><text:span text:style-name="Emphasis"><text:span text:style-name="Strong_20_Emphasis"><text:span text:style-name="T34">Chain of client-server i</text:span></text:span></text:span><text:span text:style-name="Emphasis"><text:span text:style-name="Strong_20_Emphasis"><text:span text:style-name="T35">nteractions for resolving </text:span></text:span></text:span><text:span text:style-name="Emphasis"><text:span text:style-name="Strong_20_Emphasis"><text:span text:style-name="Source_20_Text"><text:span text:style-name="T35">www.cs.washington.edu</text:span></text:span></text:span></text:span><text:span text:style-name="Emphasis"><text:span text:style-name="Strong_20_Emphasis"><text:span text:style-name="T35">:</text:span></text:span></text:span></text:p>
      <text:list text:style-name="L36">
        <text:list-item>
          <text:p text:style-name="P90"><text:span text:style-name="Strong_20_Emphasis"><text:span text:style-name="T15">The Resolver (client-side library):</text:span></text:span><text:span text:style-name="T18"> The browser does not query a root server directly. Instead, it calls a </text:span><text:span text:style-name="Strong_20_Emphasis"><text:span text:style-name="T15">library procedure called the resolver</text:span></text:span><text:span text:style-name="T18"> (e.g., </text:span><text:span text:style-name="Source_20_Text"><text:span text:style-name="T19">gethostbyname</text:span></text:span><text:span text:style-name="T18">), passing the host name as a parameter [p. 612]. The resolver is the client-side stub that initiates the DNS lookup on behalf of the application.</text:span></text:p>
        </text:list-item>
        <text:list-item>
          <text:p text:style-name="P91"><text:span text:style-name="Strong_20_Emphasis"><text:span text:style-name="T15">Local DNS Server:</text:span></text:span><text:span text:style-name="T18"> The resolver sends the query to a </text:span><text:span text:style-name="Strong_20_Emphasis"><text:span text:style-name="T15">local DNS server</text:span></text:span><text:span text:style-name="T18"> (often configured by the ISP or local network administrator). This server acts as the first point of contact [p. 612].</text:span></text:p>
        </text:list-item>
        <text:list-item>
          <text:p text:style-name="P91"><text:span text:style-name="Strong_20_Emphasis"><text:span text:style-name="T15">Hierarchy of name servers (if the local server cannot resolve from cache):</text:span></text:span><text:span text:style-name="T18"> Following the textbook’s 10-step example in Fig. 7-6:</text:span></text:p>
          <text:list>
            <text:list-item>
              <text:p text:style-name="P90"><text:span text:style-name="Strong_20_Emphasis"><text:span text:style-name="T15">Root Name Server:</text:span></text:span><text:span text:style-name="T18"> The local name server contacts one of the </text:span><text:span text:style-name="Strong_20_Emphasis"><text:span text:style-name="T15">13 root DNS servers</text:span></text:span><text:span text:style-name="T18"> (</text:span><text:span text:style-name="Source_20_Text"><text:span text:style-name="T19">a.root-servers.net</text:span></text:span><text:span text:style-name="T18"> through </text:span><text:span text:style-name="Source_20_Text"><text:span text:style-name="T19">m.root-servers.net</text:span></text:span><text:span text:style-name="T18">). The root server does not know the final address, but it knows the name server for the </text:span><text:span text:style-name="Source_20_Text"><text:span text:style-name="T19">.edu</text:span></text:span><text:span text:style-name="T18"> top-level domain and returns that referral [p. 620–621].</text:span></text:p>
            </text:list-item>
            <text:list-item>
              <text:p text:style-name="P90"><text:span text:style-name="Strong_20_Emphasis"><text:span text:style-name="T15">Top-Level Domain (TLD) Name Server:</text:span></text:span><text:span text:style-name="T18"> The local server then queries the </text:span><text:span text:style-name="Source_20_Text"><text:span text:style-name="T19">.edu</text:span></text:span><text:span text:style-name="T18"> name server, which returns the address of the authoritative name server for the </text:span><text:span text:style-name="Source_20_Text"><text:span text:style-name="T19">washington.edu</text:span></text:span><text:span text:style-name="T18"> domain [p. 621].</text:span></text:p>
            </text:list-item>
            <text:list-item>
              <text:p text:style-name="P91"><text:span text:style-name="Strong_20_Emphasis"><text:span text:style-name="T15">Authoritative Name Server:</text:span></text:span><text:span text:style-name="T18"> The local server queries the UW name server, which may in turn refer it to the </text:span><text:span text:style-name="Source_20_Text"><text:span text:style-name="T19">cs.washington.edu</text:span></text:span><text:span text:style-name="T18"> zone name server (if CS runs its own zone). Finally, the authoritative server returns the </text:span><text:span text:style-name="Strong_20_Emphasis"><text:span text:style-name="T15">A r</text:span></text:span><text:span text:style-name="Strong_20_Emphasis"><text:span text:style-name="T9">ecord</text:span></text:span><text:span text:style-name="T12"> containing the IP address [p. 621].</text:span></text:p>
            </text:list-item>
          </text:list>
        </text:list-item>
        <text:list-item>
          <text:p text:style-name="P91"><text:soft-page-break/><text:span text:style-name="Strong_20_Emphasis"><text:span text:style-name="T9">Response to resolver:</text:span></text:span><text:span text:style-name="T12"> The local DNS server returns the IP address to the resolver, which passes it back to the calling application. Only then can the application establish a connection to the target host [p. 612].</text:span></text:p>
        </text:list-item>
      </text:list>
      <text:p text:style-name="P92"><text:span text:style-name="Strong_20_Emphasis"><text:span text:style-name="T9">Why UDP is used:</text:span></text:span></text:p>
      <text:p text:style-name="P92"><text:span text:style-name="T8">The textbook states plainly: </text:span><text:span text:style-name="Emphasis"><text:span text:style-name="T8">“</text:span></text:span><text:span text:style-name="Emphasis"><text:span text:style-name="T29">The query and response messages are sent as UDP packets”</text:span></text:span><text:span text:style-name="T8"> [p. 612]. UDP is used because DNS resolution is a </text:span><text:span text:style-name="Strong_20_Emphasis"><text:span text:style-name="T9">small, single-packet request-response exchange</text:span></text:span><text:span text:style-name="T8"> where the overhead of establishing a TCP connection (three-way handshake, 20-byte header, teardown) would be excessive relative to the tiny amount of data being transferred. A UDP query fits in one datagram and receives a UDP response, making the lookup fast and lightweight. Once the IP address is obtained, the application can then establish a </text:span><text:span text:style-name="Strong_20_Emphasis"><text:span text:style-name="T9">TCP connection</text:span></text:span><text:span text:style-name="T8"> with the target host if needed (e.g., for HTTP or SMTP), but the DNS lookup itself benefits from UDP’s minimalism.</text:span></text:p>
      <text:p text:style-name="P10"><text:span text:style-name="Emphasis"><text:span text:style-name="T36"/></text:span></text:p>
      <text:p text:style-name="P10"><text:span text:style-name="Emphasis"><text:span text:style-name="T24"/></text:span></text:p>
      <text:p text:style-name="P42"><text:span text:style-name="Strong_20_Emphasis"><text:span text:style-name="T6">Q11. Zones and Distributed Authority</text:span></text:span><text:span text:style-name="T7"><text:line-break/>Tanenbaum notes that a single name server containing the entire DNS database would be </text:span><text:span text:style-name="Emphasis"><text:span text:style-name="T24">"so overloaded as to be useless."</text:span></text:span><text:span text:style-name="T7"> Explain how the DNS namespace is divided into </text:span><text:span text:style-name="Strong_20_Emphasis"><text:span text:style-name="T6">zones</text:span></text:span><text:span text:style-name="T7">, and identify the three tiers of the DNS server hierarchy that handle queries when a local name server cannot resolve a name from its cache. </text:span><text:span text:style-name="Emphasis"><text:span text:style-name="T24">(Reference: §7.1.3, p. 619–621)</text:span></text:span></text:p>
      <text:p text:style-name="P42"><text:span text:style-name="Emphasis"><text:span text:style-name="T24">&gt;&gt;</text:span></text:span></text:p>
      <text:p text:style-name="P93"><text:span text:style-name="Emphasis"><text:span text:style-name="Strong_20_Emphasis"><text:span text:style-name="T6">Why the DNS namespace is divided into zones:</text:span></text:span></text:span><text:span text:style-name="Emphasis"><text:span text:style-name="T7"> Tanenbaum states: </text:span></text:span><text:span text:style-name="Emphasis"><text:span text:style-name="T7">“</text:span></text:span><text:span text:style-name="Emphasis"><text:span text:style-name="T24">In theory at least, a single name server could contain the entire DNS database and respond to all queries about it. In practice, this server would be so overloaded as to be useless. Furthermore, if it ever went down, the entire Internet would be crippled”</text:span></text:span><text:span text:style-name="Emphasis"><text:span text:style-name="T7"> </text:span></text:span><text:span text:style-name="Emphasis"><text:span text:style-name="T10">[p. 619]. To avoid both overload and catastrophic single points of failure, the DNS name space is partitioned into </text:span></text:span><text:span text:style-name="Emphasis"><text:span text:style-name="Strong_20_Emphasis"><text:span text:style-name="T11">nonoverlapping zones</text:span></text:span></text:span><text:span text:style-name="Emphasis"><text:span text:style-name="T10">, each representing a contiguous portion of the domain tree [p. 619]. Where the zone boundaries are placed is up to the zone administrator (e.g., the University of Washington delegates </text:span></text:span><text:span text:style-name="Emphasis"><text:span text:style-name="Source_20_Text"><text:span text:style-name="T10">cs.washington.edu</text:span></text:span></text:span><text:span text:style-name="Emphasis"><text:span text:style-name="T10"> as a separate zone because the Computer Science department chooses to run its own name server, while </text:span></text:span><text:span text:style-name="Emphasis"><text:span text:style-name="Source_20_Text"><text:span text:style-name="T10">eng.washington.edu</text:span></text:span></text:span><text:span text:style-name="Emphasis"><text:span text:style-name="T10"> remains within the larger </text:span></text:span><text:span text:style-name="Emphasis"><text:span text:style-name="Source_20_Text"><text:span text:style-name="T10">washington.edu</text:span></text:span></text:span><text:span text:style-name="Emphasis"><text:span text:style-name="T10"> zone) [p. 620].</text:span></text:span></text:p>
      <text:p text:style-name="P76"><text:span text:style-name="Strong_20_Emphasis"><text:span text:style-name="T11">Three tiers of the DNS server hierarchy:</text:span></text:span><text:span text:style-name="T10"> When a local name server cannot resolve a name from its cache, it performs an </text:span><text:span text:style-name="Strong_20_Emphasis"><text:span text:style-name="T11">iterative query</text:span></text:span><text:span text:style-name="T10"> sequence through three tiers:</text:span></text:p>
      <text:list text:style-name="L37">
        <text:list-item>
          <text:p text:style-name="P94"><text:span text:style-name="Strong_20_Emphasis"><text:span text:style-name="T15">Root Name Servers</text:span></text:span><text:span text:style-name="T18"> — The local server first contacts one of the 13 root servers (</text:span><text:span text:style-name="Source_20_Text"><text:span text:style-name="T19">a.root-servers.net</text:span></text:span><text:span text:style-name="T18"> through </text:span><text:span text:style-name="Source_20_Text"><text:span text:style-name="T19">m.root-servers.net</text:span></text:span><text:span text:style-name="T18">). The root server does not know the final address, but it returns the name and IP address of the </text:span><text:span text:style-name="Strong_20_Emphasis"><text:span text:style-name="T15">TLD name server</text:span></text:span><text:span text:style-name="T18"> for the relevant top-level domain [p. 620–621].</text:span></text:p>
        </text:list-item>
        <text:list-item>
          <text:p text:style-name="P94"><text:soft-page-break/><text:span text:style-name="Strong_20_Emphasis"><text:span text:style-name="T15">Top-Level Domain (TLD) Name Server</text:span></text:span><text:span text:style-name="T18"> — The local server queries the TLD server (e.g., </text:span><text:span text:style-name="Source_20_Text"><text:span text:style-name="T19">a.edu-servers.net</text:span></text:span><text:span text:style-name="T18"> for </text:span><text:span text:style-name="Source_20_Text"><text:span text:style-name="T19">.edu</text:span></text:span><text:span text:style-name="T18">). This server returns the name and IP address of the </text:span><text:span text:style-name="Strong_20_Emphasis"><text:span text:style-name="T15">authoritative name server</text:span></text:span><text:span text:style-name="T18"> for the specific domain [p. 621].</text:span></text:p>
        </text:list-item>
        <text:list-item>
          <text:p text:style-name="P95"><text:span text:style-name="Strong_20_Emphasis"><text:span text:style-name="T15">Authoritative Name Server</text:span></text:span><text:span text:style-name="T18"> — The local server finally queries the authoritative server for the target zone (e.g., the UW Computer Science name server for </text:span><text:span text:style-name="Source_20_Text"><text:span text:style-name="T19">cs.washington.edu</text:span></text:span><text:span text:style-name="T18">). Thi</text:span><text:span text:style-name="T12">s server is authoritative for that domain and returns the definitive resource record [p. 621].</text:span></text:p>
        </text:list-item>
      </text:list>
      <text:p text:style-name="P42"><text:span text:style-name="Emphasis"><text:span text:style-name="T24"/></text:span></text:p>
      <text:p text:style-name="P42"><text:span text:style-name="Emphasis"><text:span text:style-name="T24"/></text:span></text:p>
      <text:h text:style-name="P8" text:outline-level="3"><text:span text:style-name="Strong_20_Emphasis"><text:span text:style-name="T3">B. Message Transfer — SMTP (§7.2.4)</text:span></text:span></text:h>
      <text:p text:style-name="P10"><text:span text:style-name="Strong_20_Emphasis"><text:span text:style-name="T6">Q12. SMTP’s Two Uses in Email Architecture</text:span></text:span><text:span text:style-name="T7"><text:line-break/>SMTP is used for two distinct steps in email architecture: </text:span><text:span text:style-name="Strong_20_Emphasis"><text:span text:style-name="T6">mail submission</text:span></text:span><text:span text:style-name="T7"> and </text:span><text:span text:style-name="Strong_20_Emphasis"><text:span text:style-name="T6">message relay</text:span></text:span><text:span text:style-name="T7">. Distinguish these two uses in terms of </text:span><text:span text:style-name="Emphasis"><text:span text:style-name="T24">which</text:span></text:span><text:span text:style-name="T7"> client talks to </text:span><text:span text:style-name="Emphasis"><text:span text:style-name="T24">which</text:span></text:span><text:span text:style-name="T7"> server, and identify the protocol layer on which SMTP runs. Why was SMTP originally designed to establish a transport connection directly from the source machine to the destination machine? </text:span><text:span text:style-name="Emphasis"><text:span text:style-name="T24">(Reference: §7.2.4, p. 637–638)</text:span></text:span></text:p>
      <text:p text:style-name="P10"><text:span text:style-name="Emphasis"><text:span text:style-name="T24">&gt;&gt;</text:span></text:span></text:p>
      <text:p text:style-name="P75"><text:span text:style-name="Emphasis"><text:span text:style-name="Strong_20_Emphasis"><text:span text:style-name="T32">Two distinct uses of SMTP:</text:span></text:span></text:span></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P5">Use</text:p>
            </table:table-cell>
            <table:table-cell table:style-name="Table9.A1" office:value-type="string">
              <text:p text:style-name="P5">Step in Fig. 7-7</text:p>
            </table:table-cell>
            <table:table-cell table:style-name="Table9.A1" office:value-type="string">
              <text:p text:style-name="P5">Client</text:p>
            </table:table-cell>
            <table:table-cell table:style-name="Table9.A1" office:value-type="string">
              <text:p text:style-name="P5">Server</text:p>
            </table:table-cell>
            <table:table-cell table:style-name="Table9.A1" office:value-type="string">
              <text:p text:style-name="P5">Purpose</text:p>
            </table:table-cell>
          </table:table-row>
        </table:table-header-rows>
        <table:table-row>
          <table:table-cell table:style-name="Table9.A1" office:value-type="string">
            <text:p text:style-name="P6"><text:span text:style-name="Strong_20_Emphasis"><text:span text:style-name="T2">Mail Submission</text:span></text:span></text:p>
          </table:table-cell>
          <table:table-cell table:style-name="Table9.A1" office:value-type="string">
            <text:p text:style-name="P66">Step 1</text:p>
          </table:table-cell>
          <table:table-cell table:style-name="Table9.A1" office:value-type="string">
            <text:p text:style-name="P66">User Agent</text:p>
          </table:table-cell>
          <table:table-cell table:style-name="Table9.A1" office:value-type="string">
            <text:p text:style-name="P66">Local Mail Server (MTA)</text:p>
          </table:table-cell>
          <table:table-cell table:style-name="Table9.A1" office:value-type="string">
            <text:p text:style-name="P6"><text:span text:style-name="T4">The means by which user agents send messages </text:span><text:span text:style-name="Emphasis"><text:span text:style-name="T33">into</text:span></text:span><text:span text:style-name="T4"> the mail system for delivery [p. 637].</text:span></text:p>
          </table:table-cell>
        </table:table-row>
        <table:table-row>
          <table:table-cell table:style-name="Table9.A1" office:value-type="string">
            <text:p text:style-name="P6"><text:span text:style-name="Strong_20_Emphasis"><text:span text:style-name="T2">Message Transfer (Relay)</text:span></text:span></text:p>
          </table:table-cell>
          <table:table-cell table:style-name="Table9.A1" office:value-type="string">
            <text:p text:style-name="P66">Step 2</text:p>
          </table:table-cell>
          <table:table-cell table:style-name="Table9.A1" office:value-type="string">
            <text:p text:style-name="P66">Sending MTA</text:p>
          </table:table-cell>
          <table:table-cell table:style-name="Table9.A1" office:value-type="string">
            <text:p text:style-name="P66">Receiving MTA</text:p>
          </table:table-cell>
          <table:table-cell table:style-name="Table9.A1" office:value-type="string">
            <text:p text:style-name="P7">Transfers messages between message transfer agents, delivering mail from the sending MTA to the receiving MTA in one hop [p. 637–638].</text:p>
          </table:table-cell>
        </table:table-row>
      </table:table>
      <text:p text:style-name="P81"><text:span text:style-name="Strong_20_Emphasis"><text:span text:style-name="T9">Protocol layer:</text:span></text:span><text:span text:style-name="T8"> SMTP runs over </text:span><text:span text:style-name="Strong_20_Emphasis"><text:span text:style-name="T9">TCP</text:span></text:span><text:span text:style-name="T8"> (port 25) [p. 638].</text:span></text:p>
      <text:p text:style-name="P81"><text:span text:style-name="Strong_20_Emphasis"><text:span text:style-name="T9">Why SMTP was originally designed for direct source-to-destination delivery:</text:span></text:span><text:span text:style-name="T8"> The textbook explains: </text:span><text:span text:style-name="Emphasis"><text:span text:style-name="T8">“</text:span></text:span><text:span text:style-name="Emphasis"><text:span text:style-name="T29">The simplest way to move messages is to establish a transport connection from the source machine to the destination machine and then just transfer the message. This is how SMTP originally worked”</text:span></text:span><text:span text:style-name="T8"> [p. 637]. The rationale was simplicity—if the sender knows the recipient’s host, opening a direct TCP connection and pushing the message across requires no intermediate store-and-forward logic, no queuing at relay hosts, and no extra hops. This direct model minimizes latency and implementation complexity for the common case where both hosts are online. Over time, however, the architecture evolved to support mail submission as a separate function so that user agents could hand off messages to local servers, which then handle the relay and retry logic on their behalf [p. 637].</text:span></text:p>
      <text:p text:style-name="P10"><text:soft-page-break/><text:span text:style-name="Emphasis"><text:span text:style-name="T24"/></text:span></text:p>
      <text:p text:style-name="P10"><text:span text:style-name="Emphasis"><text:span text:style-name="T24"/></text:span></text:p>
      <text:p text:style-name="P42"><text:span text:style-name="Strong_20_Emphasis"><text:span text:style-name="T6">Q13. Store-and-Forward vs. Direct Delivery</text:span></text:span><text:span text:style-name="T7"><text:line-break/>Modern email often does not travel directly from the sender’s host to the recipient’s host. Explain how </text:span><text:span text:style-name="Strong_20_Emphasis"><text:span text:style-name="T6">Message Transfer Agents (MTAs)</text:span></text:span><text:span text:style-name="T7"> act as both clients and servers in a store-and-forward chain, and why this architecture is necessary even though the sender and recipient may both be online simultaneously. </text:span><text:span text:style-name="Emphasis"><text:span text:style-name="T24">(Reference: §7.2.4, p. 637–638; Fig. 7-7)</text:span></text:span></text:p>
      <text:p text:style-name="P42"><text:span text:style-name="Emphasis"><text:span text:style-name="T24">&gt;&gt;</text:span></text:span></text:p>
      <text:p text:style-name="P93"><text:span text:style-name="Emphasis"><text:span text:style-name="Strong_20_Emphasis"><text:span text:style-name="T6">How MTAs act as both clients and servers:</text:span></text:span></text:span><text:span text:style-name="Emphasis"><text:span text:style-name="T7"> Message Transfer Agents (MTAs) operate in a </text:span></text:span><text:span text:style-name="Emphasis"><text:span text:style-name="Strong_20_Emphasis"><text:span text:style-name="T6">store-and-forward chain</text:span></text:span></text:span><text:span text:style-name="Emphasis"><text:span text:style-name="T7">. Consider the email architecture in Fig. 7-7: the sender’s user agent submits the message to its </text:span></text:span><text:span text:style-name="Emphasis"><text:span text:style-name="Strong_20_Emphasis"><text:span text:style-name="T6">local mail server</text:span></text:span></text:span><text:span text:style-name="Emphasis"><text:span text:style-name="T7"> (MTA) using SMTP as a client. That local MTA then becomes an SMTP </text:span></text:span><text:span text:style-name="Emphasis"><text:span text:style-name="Strong_20_Emphasis"><text:span text:style-name="T6">client</text:span></text:span></text:span><text:span text:style-name="Emphasis"><text:span text:style-name="T7"> itself when it forwards the message to the next MTA in the chain (step 2). The receiving MTA, in turn, acts as an SMTP </text:span></text:span><text:span text:style-name="Emphasis"><text:span text:style-name="Strong_20_Emphasis"><text:span text:style-name="T6">server</text:span></text:span></text:span><text:span text:style-name="Emphasis"><text:span text:style-name="T7"> accepting the connection. This pattern repeats until the message reaches the recipient’s local mail server, which holds the message for final delivery [p. 637–638]. Thus, every intermediate MTA is simultaneously a server (accepting mail from upstream) and a client (relaying mail downstream).</text:span></text:span></text:p>
      <text:p text:style-name="P76"><text:span text:style-name="Strong_20_Emphasis"><text:span text:style-name="T6">Why this architecture is necessary even when both parties are online:</text:span></text:span><text:span text:style-name="T7"> The textbook explains that SMTP was originally designed to establish a direct transport connection from the source machine to the destination machine [p. 637]. However, the modern email architecture decouples the sender from the recipient for several practical reasons:</text:span></text:p>
      <text:list text:style-name="L38">
        <text:list-item>
          <text:p text:style-name="P96"><text:span text:style-name="Strong_20_Emphasis"><text:span text:style-name="T9">Reliability:</text:span></text:span><text:span text:style-name="T12"> If the destination host is temporarily unreachable, the local MTA can store the message and retry later—something the sender’s user agent is not designed to do.</text:span></text:p>
        </text:list-item>
        <text:list-item>
          <text:p text:style-name="P96"><text:span text:style-name="Strong_20_Emphasis"><text:span text:style-name="T9">Policy and security:</text:span></text:span><text:span text:style-name="T12"> Organizations route all outgoing mail through a central mail server to enforce spam filtering, virus scanning, and logging.</text:span></text:p>
        </text:list-item>
        <text:list-item>
          <text:p text:style-name="P96"><text:span text:style-name="Strong_20_Emphasis"><text:span text:style-name="T9">Addressing convenience:</text:span></text:span><text:span text:style-name="T12"> The sender does not need to know the exact host where the recipient is currently logged in; the recipient’s local mail server handles final delivery.</text:span></text:p>
        </text:list-item>
        <text:list-item>
          <text:p text:style-name="P97"><text:span text:style-name="Strong_20_Emphasis"><text:span text:style-name="T6">Asynchronous communication:</text:span></text:span><text:span text:style-name="T27"> Even if both users are online, their machines may not be running mail servers, may be behind firewalls, or may have intermittent connectivity. The store-and-forward model ensures delivery without requiring both endpoints to be simultaneously reachable.</text:span></text:p>
        </text:list-item>
      </text:list>
      <text:p text:style-name="P42"><text:span text:style-name="Emphasis"><text:span text:style-name="T24"/></text:span></text:p>
      <text:p text:style-name="P42"><text:span text:style-name="Emphasis"><text:span text:style-name="T24"/></text:span></text:p>
      <text:h text:style-name="P8" text:outline-level="3"><text:soft-page-break/><text:span text:style-name="Strong_20_Emphasis"><text:span text:style-name="T3">C. The World Wide Web &amp; Architectural Overview (§7.3 – §7.3.1, up to p. 652)</text:span></text:span></text:h>
      <text:p text:style-name="P10"><text:span text:style-name="Strong_20_Emphasis"><text:span text:style-name="T6">Q14. Web Components and Their Roles</text:span></text:span><text:span text:style-name="T7"><text:line-break/>Using the architectural components shown in Fig. 7-18 (p. 648), identify the client-side and server-side entities in a single web page fetch. Specifically: what is the role of the </text:span><text:span text:style-name="Strong_20_Emphasis"><text:span text:style-name="T6">browser</text:span></text:span><text:span text:style-name="T7">, what is the role of the </text:span><text:span text:style-name="Strong_20_Emphasis"><text:span text:style-name="T6">web server</text:span></text:span><text:span text:style-name="T7">, and what does Tanenbaum mean by stating that the user </text:span><text:span text:style-name="Emphasis"><text:span text:style-name="T24">"cannot tell"</text:span></text:span><text:span text:style-name="T7"> whether linked content resides on the same machine or one halfway around the globe? </text:span><text:span text:style-name="Emphasis"><text:span text:style-name="T24">(Reference: §7.3.1, p. 647–649)</text:span></text:span></text:p>
      <text:p text:style-name="P10"><text:span text:style-name="Emphasis"><text:span text:style-name="T24">&gt;&gt;</text:span></text:span></text:p>
      <text:p text:style-name="P75"><text:span text:style-name="Emphasis"><text:span text:style-name="Strong_20_Emphasis"><text:span text:style-name="T32">Roles of browser and web server (Fig. 7-18):</text:span></text:span></text:span></text:p>
      <table:table table:name="Table8" table:style-name="Table8">
        <table:table-column table:style-name="Table8.A"/>
        <table:table-column table:style-name="Table8.B"/>
        <table:table-header-rows>
          <table:table-row>
            <table:table-cell table:style-name="Table8.A1" office:value-type="string">
              <text:p text:style-name="P5">Component</text:p>
            </table:table-cell>
            <table:table-cell table:style-name="Table8.A1" office:value-type="string">
              <text:p text:style-name="P5">Role</text:p>
            </table:table-cell>
          </table:table-row>
        </table:table-header-rows>
        <table:table-row>
          <table:table-cell table:style-name="Table8.A1" office:value-type="string">
            <text:p text:style-name="P6"><text:span text:style-name="Strong_20_Emphasis"><text:span text:style-name="T2">Browser (client-side)</text:span></text:span></text:p>
          </table:table-cell>
          <table:table-cell table:style-name="Table8.A1" office:value-type="string">
            <text:p text:style-name="P66">A program that fetches the requested page, interprets its content (text, images, formatting commands, video), and displays it properly formatted on the screen [p. 648]. The browser also handles user interactions such as mouse clicks on hyperlinks, translating them into new fetch requests.</text:p>
          </table:table-cell>
        </table:table-row>
        <table:table-row>
          <table:table-cell table:style-name="Table8.A1" office:value-type="string">
            <text:p text:style-name="P6"><text:span text:style-name="Strong_20_Emphasis"><text:span text:style-name="T2">Web Server (server-side)</text:span></text:span></text:p>
          </table:table-cell>
          <table:table-cell table:style-name="Table8.A1" office:value-type="string">
            <text:p text:style-name="P7">A server that listens for HTTP requests over TCP, locates the requested resource (either a static file on disk or a dynamic program/database query), and returns an HTTP response containing the page content [p. 648–649].</text:p>
          </table:table-cell>
        </table:table-row>
      </table:table>
      <text:p text:style-name="P81"><text:span text:style-name="Strong_20_Emphasis"><text:span text:style-name="T37">“</text:span></text:span><text:span text:style-name="Strong_20_Emphasis"><text:span text:style-name="T9">The user cannot tell”:</text:span></text:span><text:span text:style-name="T8"> Tanenbaum writes: </text:span><text:span text:style-name="Emphasis"><text:span text:style-name="T8">“</text:span></text:span><text:span text:style-name="Emphasis"><text:span text:style-name="T29">Every other page can be comprised of content on the same machine(s) as the first page, or on machines halfway around the globe. The user cannot tell. Page fetching is done by the browser, without any help from the user. Thus, moving between machines while viewing content is seamless”</text:span></text:span><text:span text:style-name="T8"> [p. 648].</text:span></text:p>
      <text:p text:style-name="P98"><text:span text:style-name="T8">This means the Web’s architecture intentionally </text:span><text:span text:style-name="Strong_20_Emphasis"><text:span text:style-name="T9">hides the physical location of content</text:span></text:span><text:span text:style-name="T8">. When a user clicks a hyperlink, the browser automatically issues a new HTTP request to whatever server hosts the linked page—whether it is the same department server </text:span><text:span text:style-name="T14">(</text:span><text:span text:style-name="Source_20_Text"><text:span text:style-name="T14">cs.washington.edu</text:span></text:span><text:span text:style-name="T14">) or a different server on another continent (</text:span><text:span text:style-name="Source_20_Text"><text:span text:style-name="T14">youtube.com</text:span></text:span><text:span text:style-name="T14">). Th</text:span><text:span text:style-name="T8">e rendering and navigation experience is identical in both cases. This location transparency is a fundamental property of the Web: the URL naming system and the HTTP protocol abstract away geography, so users navigate by logical names rather than by physical machine locations.</text:span></text:p>
      <text:p text:style-name="P10"><text:span text:style-name="Emphasis"><text:span text:style-name="T24"/></text:span></text:p>
      <text:p text:style-name="P10"><text:span text:style-name="Emphasis"><text:span text:style-name="T24"/></text:span></text:p>
      <text:p text:style-name="P10"><text:span text:style-name="Strong_20_Emphasis"><text:span text:style-name="T6">Q15. Static vs. Dynamic Pages</text:span></text:span><text:span text:style-name="T7"><text:line-break/>A student accesses their university’s course registration page and sees a personalized schedule. Another student accesses the university’s academic calendar and sees the same PDF document every time. Using Tanenbaum’s definitions, classify these two pages as </text:span><text:span text:style-name="Strong_20_Emphasis"><text:span text:style-name="T6">static</text:span></text:span><text:span text:style-name="T7"> or </text:span><text:span text:style-name="Strong_20_Emphasis"><text:span text:style-name="T6">dynamic</text:span></text:span><text:span text:style-name="T7">, and explain what happens on the server side in each case. Why does the dynamic </text:span><text:soft-page-break/><text:span text:style-name="T7">case require program execution at the server, while the static case does not? </text:span><text:span text:style-name="Emphasis"><text:span text:style-name="T24">(Reference: §7.3.1, p. 648–649)</text:span></text:span></text:p>
      <text:p text:style-name="P10"><text:span text:style-name="Emphasis"><text:span text:style-name="T24">&gt;&gt;</text:span></text:span></text:p>
      <text:p text:style-name="P75"><text:span text:style-name="Emphasis"><text:span text:style-name="Strong_20_Emphasis"><text:span text:style-name="T32">Classification:</text:span></text:span></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5">Page</text:p>
            </table:table-cell>
            <table:table-cell table:style-name="Table7.A1" office:value-type="string">
              <text:p text:style-name="P5">Type</text:p>
            </table:table-cell>
            <table:table-cell table:style-name="Table7.A1" office:value-type="string">
              <text:p text:style-name="P5">Reason</text:p>
            </table:table-cell>
          </table:table-row>
        </table:table-header-rows>
        <table:table-row>
          <table:table-cell table:style-name="Table7.A1" office:value-type="string">
            <text:p text:style-name="P6"><text:span text:style-name="Strong_20_Emphasis"><text:span text:style-name="T2">Academic calendar PDF</text:span></text:span></text:p>
          </table:table-cell>
          <table:table-cell table:style-name="Table7.A1" office:value-type="string">
            <text:p text:style-name="P6"><text:span text:style-name="Strong_20_Emphasis"><text:span text:style-name="T2">Static</text:span></text:span></text:p>
          </table:table-cell>
          <table:table-cell table:style-name="Table7.A1" office:value-type="string">
            <text:p text:style-name="P6"><text:span text:style-name="T4">It is </text:span><text:span text:style-name="Emphasis"><text:span text:style-name="T33">"a document that is the same every time it is displayed"</text:span></text:span><text:span text:style-name="T4"> [p. 648].</text:span></text:p>
          </table:table-cell>
        </table:table-row>
        <table:table-row>
          <table:table-cell table:style-name="Table7.A1" office:value-type="string">
            <text:p text:style-name="P6"><text:span text:style-name="Strong_20_Emphasis"><text:span text:style-name="T2">Course registration page with personalized schedule</text:span></text:span></text:p>
          </table:table-cell>
          <table:table-cell table:style-name="Table7.A1" office:value-type="string">
            <text:p text:style-name="P6"><text:span text:style-name="Strong_20_Emphasis"><text:span text:style-name="T2">Dynamic</text:span></text:span></text:p>
          </table:table-cell>
          <table:table-cell table:style-name="Table7.A1" office:value-type="string">
            <text:p text:style-name="P6"><text:span text:style-name="T4">It is </text:span><text:span text:style-name="Emphasis"><text:span text:style-name="T33">"generated on demand by a program"</text:span></text:span><text:span text:style-name="T4"> and </text:span><text:span text:style-name="Emphasis"><text:span text:style-name="T33">"may present itself differently each time it is displayed"</text:span></text:span><text:span text:style-name="T4"> [p. 648].</text:span></text:p>
          </table:table-cell>
        </table:table-row>
      </table:table>
      <text:p text:style-name="P84"><text:span text:style-name="Strong_20_Emphasis"><text:span text:style-name="T9">What happens on the server side:</text:span></text:span></text:p>
      <text:list text:style-name="L39">
        <text:list-item>
          <text:p text:style-name="P99"><text:span text:style-name="Strong_20_Emphasis"><text:span text:style-name="T9">Static page:</text:span></text:span><text:span text:style-name="T12"> The server simply </text:span><text:span text:style-name="Strong_20_Emphasis"><text:span text:style-name="T9">reads the document off disk</text:span></text:span><text:span text:style-name="T12"> and returns it in the HTTP response. No program execution is required because the content is pre-authored and fixed [p. 648].</text:span></text:p>
        </text:list-item>
        <text:list-item>
          <text:p text:style-name="P99"><text:span text:style-name="Strong_20_Emphasis"><text:span text:style-name="T9">Dynamic page:</text:span></text:span><text:span text:style-name="T12"> The server </text:span><text:span text:style-name="Strong_20_Emphasis"><text:span text:style-name="T9">runs a program</text:span></text:span><text:span text:style-name="T12"> (e.g., a CGI script, servlet, or database query) to generate the HTML on the fly. For the course registration example, the program would query the student database, construct a personalized schedule based on the logged-in user, and return the resulting page. As Tanenbaum notes, the dynamic case requires </text:span><text:span text:style-name="Emphasis"><text:span text:style-name="T29">"program execution"</text:span></text:span><text:span text:style-name="T12"> because the page does not exist as a file until the request arrives [p. 648–649].</text:span></text:p>
        </text:list-item>
      </text:list>
      <text:p text:style-name="P10"><text:span text:style-name="Emphasis"><text:span text:style-name="T24"/></text:span></text:p>
      <text:p text:style-name="P10"><text:span text:style-name="Emphasis"><text:span text:style-name="T24"/></text:span></text:p>
      <text:p text:style-name="P42"><text:span text:style-name="Strong_20_Emphasis"><text:span text:style-name="T6">Q16. Multiple Servers, Single Page</text:span></text:span><text:span text:style-name="T7"><text:line-break/>When loading a single web page (e.g., the UW CSE department homepage), the browser may contact </text:span><text:span text:style-name="Strong_20_Emphasis"><text:span text:style-name="T6">three different servers</text:span></text:span><text:span text:style-name="T7"> to render the page. Give a concrete example from the textbook of content that might come from a different server than the main page, and explain how the browser integrates this content. What protocol is used for all these fetch operations? </text:span><text:span text:style-name="Emphasis"><text:span text:style-name="T24">(Reference: §7.3.1, p. 648–649, Fig. 7-18)</text:span></text:span></text:p>
      <text:p text:style-name="P42"><text:span text:style-name="Emphasis"><text:span text:style-name="T24">&gt;&gt;</text:span></text:span></text:p>
      <text:p text:style-name="P93"><text:span text:style-name="Emphasis"><text:span text:style-name="Strong_20_Emphasis"><text:span text:style-name="T6">Concrete example from the textbook:</text:span></text:span></text:span><text:span text:style-name="Emphasis"><text:span text:style-name="T7"> When loading the UW CSE department homepage, the browser contacts </text:span></text:span><text:span text:style-name="Emphasis"><text:span text:style-name="Strong_20_Emphasis"><text:span text:style-name="T6">three different servers</text:span></text:span></text:span><text:span text:style-name="Emphasis"><text:span text:style-name="T7"> to render the page [p. 648, Fig. 7-18]:</text:span></text:span></text:p>
      <text:p text:style-name="P89">Table</text:p>
      <table:table table:name="Table6" table:style-name="Table6">
        <table:table-column table:style-name="Table6.A"/>
        <table:table-column table:style-name="Table6.B"/>
        <table:table-header-rows>
          <table:table-row>
            <table:table-cell table:style-name="Table6.A1" office:value-type="string">
              <text:p text:style-name="P5">Server</text:p>
            </table:table-cell>
            <table:table-cell table:style-name="Table6.A1" office:value-type="string">
              <text:p text:style-name="P5">Content Provided</text:p>
            </table:table-cell>
          </table:table-row>
        </table:table-header-rows>
        <table:table-row>
          <table:table-cell table:style-name="Table6.A1" office:value-type="string">
            <text:p text:style-name="P6"><text:span text:style-name="Strong_20_Emphasis"><text:span text:style-name="Source_20_Text"><text:span text:style-name="T38">cs.washington.edu</text:span></text:span></text:span></text:p>
          </table:table-cell>
          <table:table-cell table:style-name="Table6.A1" office:value-type="string">
            <text:p text:style-name="P6"><text:span text:style-name="T4">The </text:span><text:span text:style-name="Strong_20_Emphasis"><text:span text:style-name="T2">main page</text:span></text:span><text:span text:style-name="T4"> (HTML document)</text:span></text:p>
          </table:table-cell>
        </table:table-row>
        <table:table-row>
          <table:table-cell table:style-name="Table6.A1" office:value-type="string">
            <text:p text:style-name="P6"><text:span text:style-name="Strong_20_Emphasis"><text:span text:style-name="Source_20_Text"><text:span text:style-name="T38">youtube.com</text:span></text:span></text:span></text:p>
          </table:table-cell>
          <table:table-cell table:style-name="Table6.A1" office:value-type="string">
            <text:p text:style-name="P6"><text:span text:style-name="T4">An </text:span><text:span text:style-name="Strong_20_Emphasis"><text:span text:style-name="T2">embedded video</text:span></text:span><text:span text:style-name="T4"> that appears as part of the page</text:span></text:p>
          </table:table-cell>
        </table:table-row>
        <table:table-row>
          <table:table-cell table:style-name="Table6.A1" office:value-type="string">
            <text:p text:style-name="P6"><text:span text:style-name="Strong_20_Emphasis"><text:span text:style-name="Source_20_Text"><text:span text:style-name="T38">google-analytics.com</text:span></text:span></text:span></text:p>
          </table:table-cell>
          <table:table-cell table:style-name="Table6.A1" office:value-type="string">
            <text:p text:style-name="P6"><text:span text:style-name="T4">An invisible tracking script (</text:span><text:span text:style-name="Emphasis"><text:span text:style-name="T33">"nothing that the user can see but tracks visitors to the site"</text:span></text:span><text:span text:style-name="T4">)</text:span></text:p>
          </table:table-cell>
        </table:table-row>
      </table:table>
      <text:p text:style-name="P81"><text:soft-page-break/><text:span text:style-name="Strong_20_Emphasis"><text:span text:style-name="T9">How the browser integrates this content:</text:span></text:span><text:span text:style-name="T8"> The browser parses the main HTML page from </text:span><text:span text:style-name="Source_20_Text"><text:span text:style-name="T14">cs.washington.edu</text:span></text:span><text:span text:style-name="T8">, discovers references to external objects (e.g.,</text:span><text:span text:style-name="T14"> a </text:span><text:span text:style-name="Source_20_Text"><text:span text:style-name="T14">&lt;video&gt;</text:span></text:span><text:span text:style-name="T14"> or </text:span><text:span text:style-name="Source_20_Text"><text:span text:style-name="T14">&lt;iframe&gt;</text:span></text:span><text:span text:style-name="T14"> </text:span><text:span text:style-name="T8">tag pointing to YouTube, or a script tag for Google Analytics), and then </text:span><text:span text:style-name="Strong_20_Emphasis"><text:span text:style-name="T9">automatically issues separate HTTP requests</text:span></text:span><text:span text:style-name="T8"> to those servers. The content returned from each server is </text:span><text:span text:style-name="Strong_20_Emphasis"><text:span text:style-name="T9">integrated for display by the browser</text:span></text:span><text:span text:style-name="T8">—the video is rendered inline, the tracker executes silently in the background, and the result is presented as a single cohesive page to the user [p. 648].</text:span></text:p>
      <text:p text:style-name="P81"><text:span text:style-name="Strong_20_Emphasis"><text:span text:style-name="T9">Protocol used for all fetch operations:</text:span></text:span><text:span text:style-name="T8"> </text:span><text:span text:style-name="Strong_20_Emphasis"><text:span text:style-name="T9">HTTP (HyperText Transfer Protocol)</text:span></text:span><text:span text:style-name="T8">. Tanenbaum explicitly states: </text:span><text:span text:style-name="Emphasis"><text:span text:style-name="T29">"The request-response protocol for fetching pages is a simple text-based protocol that runs over TCP… It is called HTTP"</text:span></text:span><text:span text:style-name="T8"> [p. 648]. Every object—whether from the primary server or a third-party server—is fetched using HTTP over TCP.</text:span></text:p>
      <text:p text:style-name="P42"><text:span text:style-name="Emphasis"><text:span text:style-name="T24"/></text:span></text:p>
      <text:p text:style-name="P42"><text:span text:style-name="Emphasis"><text:span text:style-name="T24"/></text:span></text:p>
      <text:h text:style-name="P8" text:outline-level="3"><text:span text:style-name="Strong_20_Emphasis"><text:span text:style-name="T3">D. HTTP — HyperText Transfer Protocol (§7.3.4, before Message Headers)</text:span></text:span></text:h>
      <text:p text:style-name="P10"><text:span text:style-name="Strong_20_Emphasis"><text:span text:style-name="T6">Q17. HTTP as a Request-Response Protocol</text:span></text:span><text:span text:style-name="T7"><text:line-break/>HTTP is described as a </text:span><text:span text:style-name="Emphasis"><text:span text:style-name="T24">"simple text-based protocol that runs over TCP."</text:span></text:span><text:span text:style-name="T7"> In the context of fetching a single web object, identify the </text:span><text:span text:style-name="Strong_20_Emphasis"><text:span text:style-name="T6">client</text:span></text:span><text:span text:style-name="T7"> and </text:span><text:span text:style-name="Strong_20_Emphasis"><text:span text:style-name="T6">server</text:span></text:span><text:span text:style-name="T7"> in the HTTP transaction, describe the basic structure of an HTTP request and an HTTP response, and explain why HTTP is called a </text:span><text:span text:style-name="Strong_20_Emphasis"><text:span text:style-name="T6">stateless</text:span></text:span><text:span text:style-name="T7"> protocol. </text:span><text:span text:style-name="Emphasis"><text:span text:style-name="T24">(Reference: §7.3.4, p. 683)</text:span></text:span></text:p>
      <text:p text:style-name="P10"><text:span text:style-name="Emphasis"><text:span text:style-name="T24">&gt;&gt;</text:span></text:span></text:p>
      <text:p text:style-name="P11"><text:span text:style-name="Emphasis"><text:span text:style-name="Strong_20_Emphasis"><text:span text:style-name="T6">Client and server:</text:span></text:span></text:span></text:p>
      <text:list text:style-name="L40">
        <text:list-item>
          <text:p text:style-name="P100"><text:span text:style-name="Strong_20_Emphasis"><text:span text:style-name="T9">Client:</text:span></text:span><text:span text:style-name="T12"> The </text:span><text:span text:style-name="Strong_20_Emphasis"><text:span text:style-name="T9">browser</text:span></text:span><text:span text:style-name="T12"> initiates the HTTP transaction by establishing a TCP connection to the server and sending a request message [p. 648, 683].</text:span></text:p>
        </text:list-item>
        <text:list-item>
          <text:p text:style-name="P100"><text:span text:style-name="Strong_20_Emphasis"><text:span text:style-name="T9">Server:</text:span></text:span><text:span text:style-name="T12"> The </text:span><text:span text:style-name="Strong_20_Emphasis"><text:span text:style-name="T9">web server</text:span></text:span><text:span text:style-name="T12"> listens for incoming TCP connections (typically on port 80), parses the request, locates or generates the requested resource, and returns a response message [p. 648].</text:span></text:p>
        </text:list-item>
      </text:list>
      <text:p text:style-name="P84"><text:span text:style-name="Strong_20_Emphasis"><text:span text:style-name="T9">Basic structure:</text:span></text:span><text:span text:style-name="T8"> HTTP is </text:span><text:span text:style-name="Emphasis"><text:span text:style-name="T29">"a simple request-response protocol that normally runs over TCP"</text:span></text:span><text:span text:style-name="T8"> [p. 683]. Messages consist of:</text:span></text:p>
      <text:list text:style-name="L41">
        <text:list-item>
          <text:p text:style-name="P101"><text:span text:style-name="Strong_20_Emphasis"><text:span text:style-name="T9">Request:</text:span></text:span><text:span text:style-name="T12"> An ASCII command line (e.g., </text:span><text:span text:style-name="Source_20_Text"><text:span text:style-name="T19">GET /hypertext/WWW/TheProject.html HTTP/1.1</text:span></text:span><text:span text:style-name="T12">) followed by header lines, a blank line, and optionally a body [p. 706].</text:span></text:p>
        </text:list-item>
        <text:list-item>
          <text:p text:style-name="P101"><text:span text:style-name="Strong_20_Emphasis"><text:span text:style-name="T9">Response:</text:span></text:span><text:span text:style-name="T12"> A status line (e.g., </text:span><text:span text:style-name="Source_20_Text"><text:span text:style-name="T19">HTTP/1.1 200 OK</text:span></text:span><text:span text:style-name="T12">) followed by header lines, a blank line, and the requested content [p. 706].</text:span></text:p>
        </text:list-item>
      </text:list>
      <text:p text:style-name="P81"><text:span text:style-name="T8">The protocol specifies </text:span><text:span text:style-name="Emphasis"><text:span text:style-name="T29">"what messages clients may send to servers and what responses they get back in return. The request and response headers are given in ASCII, for easy of use by people who </text:span></text:span><text:soft-page-break/><text:span text:style-name="Emphasis"><text:span text:style-name="T29">like to telnet to port 80 and type commands manually. The contents are given in a MIME-like format"</text:span></text:span><text:span text:style-name="T8"> [p. 683].</text:span></text:p>
      <text:p text:style-name="P81"><text:span text:style-name="Strong_20_Emphasis"><text:span text:style-name="T9">Why HTTP is stateless:</text:span></text:span><text:span text:style-name="T8"> HTTP is </text:span><text:span text:style-name="Strong_20_Emphasis"><text:span text:style-name="T9">stateless</text:span></text:span><text:span text:style-name="T8"> because the server treats each request as an independent transaction with no memory of previous requests. In HTTP 1.0, the server closes the TCP connection immediately after sending the response, so no session state can persist across requests [p. 707]. Even with persistent connections in HTTP 1.1, the server processes each incoming request independently—it does not inherently remember whether the same client requested another page two seconds ago. Any state (such as login status) must be managed by the application layer using cookies or other mechanisms outside the core HTTP protocol.</text:span></text:p>
      <text:p text:style-name="P10"><text:span text:style-name="Emphasis"><text:span text:style-name="T24"/></text:span></text:p>
      <text:p text:style-name="P10"><text:span text:style-name="Emphasis"><text:span text:style-name="T24"/></text:span></text:p>
      <text:p text:style-name="P10"><text:span text:style-name="Strong_20_Emphasis"><text:span text:style-name="T6">Q18. Persistent vs. Non-Persistent Connections</text:span></text:span><text:span text:style-name="T7"><text:line-break/>Early HTTP (1.0) used </text:span><text:span text:style-name="Strong_20_Emphasis"><text:span text:style-name="T6">non-persistent connections</text:span></text:span><text:span text:style-name="T7">, requiring a separate TCP connection for each object on a page. Explain the client-server overhead problem this creates when a page contains 10 images. How does </text:span><text:span text:style-name="Strong_20_Emphasis"><text:span text:style-name="T6">persistent HTTP</text:span></text:span><text:span text:style-name="T7"> (1.1) solve this problem from the transport-layer perspective? What does the client need to do differently to signal the end of a persistent request sequence? </text:span><text:span text:style-name="Emphasis"><text:span text:style-name="T24">(Reference: §7.3.4, p. 683–686)</text:span></text:span></text:p>
      <text:p text:style-name="P10"><text:span text:style-name="Emphasis"><text:span text:style-name="T24">&gt;&gt;</text:span></text:span></text:p>
      <text:p text:style-name="P11"><text:span text:style-name="Emphasis"><text:span text:style-name="Strong_20_Emphasis"><text:span text:style-name="T6">Non-Persistent HTTP 1.0:</text:span></text:span></text:span><text:span text:style-name="Emphasis"><text:span text:style-name="T7"> In early HTTP 1.0, </text:span></text:span><text:span text:style-name="Emphasis"><text:span text:style-name="T24">"after the connection was established a single request was sent and a single response was sent back. Then the TCP connection was released"</text:span></text:span><text:span text:style-name="Emphasis"><text:span text:style-name="T7"> [p. 707]. For a page containing the main HTML document plus 10 images, this requires </text:span></text:span><text:span text:style-name="Emphasis"><text:span text:style-name="Strong_20_Emphasis"><text:span text:style-name="T6">11 separate TCP connections</text:span></text:span></text:span><text:span text:style-name="Emphasis"><text:span text:style-name="T7"> in sequence (or parallel), each incurring its own three-way handshake, slow-start, and teardown overhead [p. 708, Fig. 7-36(a)].</text:span></text:span></text:p>
      <text:p text:style-name="P75"><text:span text:style-name="Strong_20_Emphasis"><text:span text:style-name="T6">Persistent HTTP 1.1:</text:span></text:span><text:span text:style-name="T7"> HTTP 1.1 supports </text:span><text:span text:style-name="Strong_20_Emphasis"><text:span text:style-name="T6">persistent connections</text:span></text:span><text:span text:style-name="T7"> (also called </text:span><text:span text:style-name="Emphasis"><text:span text:style-name="T24">connection reuse</text:span></text:span><text:span text:style-name="T7">). </text:span><text:span text:style-name="Emphasis"><text:span text:style-name="T24">"With them, it is possible to establish a TCP connection, send a request and get a response, and then send additional requests and get additional responses"</text:span></text:span><text:span text:style-name="T7"> over the same TCP connection [p. 707]. The browser fetches the HTML page, then reuses the same connection to request embedded images and other objects [p. 708, Fig. 7-36(b)].</text:span></text:p>
      <text:p text:style-name="P76"><text:span text:style-name="Strong_20_Emphasis"><text:span text:style-name="T6">Transport-layer benefit:</text:span></text:span><text:span text:style-name="T7"> Persistent connections solve the overhead problem by </text:span><text:span text:style-name="Strong_20_Emphasis"><text:span text:style-name="T6">amortizing the TCP setup, startup, and release costs</text:span></text:span><text:span text:style-name="T7"> across multiple requests [p. 707]. From the transport-layer perspective:</text:span></text:p>
      <text:list text:style-name="L42">
        <text:list-item>
          <text:p text:style-name="P102">The three-way handshake is paid only once, not once per object.</text:p>
        </text:list-item>
        <text:list-item>
          <text:p text:style-name="P103"><text:span text:style-name="T12">TCP congestion control operates on a single connection rather than having multiple simultaneous connections </text:span><text:span text:style-name="Emphasis"><text:span text:style-name="T29">"compete against each other, causing added packet loss"</text:span></text:span><text:span text:style-name="T12"> [p. 709]. A single well-behaved connection is more network-friendly than many short-lived connections.</text:span></text:p>
        </text:list-item>
        <text:list-item>
          <text:p text:style-name="P103"><text:soft-page-break/><text:span text:style-name="T12">The connection avoids the </text:span><text:span text:style-name="Strong_20_Emphasis"><text:span text:style-name="T9">slow-start penalty</text:span></text:span><text:span text:style-name="T12"> for every object; after the first request, the connection is already in the congestion avoidance phase and can transfer subsequent objects more efficiently.</text:span></text:p>
        </text:list-item>
      </text:list>
      <text:p text:style-name="P81"><text:span text:style-name="Strong_20_Emphasis"><text:span text:style-name="T9">What the client does differently:</text:span></text:span><text:span text:style-name="T8"> In non-persistent mode, the connection closes automatically after each response, so the client knows the transaction is finished when the TCP connection terminates. In persistent mode, the client must </text:span><text:span text:style-name="Strong_20_Emphasis"><text:span text:style-name="T9">keep the TCP connection open</text:span></text:span><text:span text:style-name="T8"> and explicitly decide when it has finished requesting all objects for the current page [p. 708]. As Tanenbaum notes, </text:span><text:span text:style-name="Emphasis"><text:span text:style-name="T29">"A new issue that they raise is when to close the connection"</text:span></text:span><text:span text:style-name="T8"> [p. 708]. The client does not close the connection after the first response; instead, it typically pipelines additional requests or waits for user interaction. In practice, </text:span><text:span text:style-name="Emphasis"><text:span text:style-name="T29">"clients and servers usually keep persistent connections open until they have been idle for a short time (e.g., 60 seconds)"</text:span></text:span><text:span text:style-name="T8"> or until resource limits force a closure [p. 709].</text:span></text:p>
      <text:p text:style-name="P10"><text:span text:style-name="Emphasis"><text:span text:style-name="T24"/></text:span></text:p>
      <text:h text:style-name="P37" text:outline-level="2"><text:span text:style-name="Strong_20_Emphasis"><text:span text:style-name="T5"/></text:span></text:h>
      <text:h text:style-name="P37" text:outline-level="2"><text:span text:style-name="Strong_20_Emphasis"><text:span text:style-name="T5">Cross-Cutting Analytical Question</text:span></text:span></text:h>
      <text:p text:style-name="P10"><text:span text:style-name="Strong_20_Emphasis"><text:span text:style-name="T6">Q19. Layered Client-Server Evolution</text:span></text:span><text:span text:style-name="T7"><text:line-break/>Compare the client-server interaction models of </text:span><text:span text:style-name="Strong_20_Emphasis"><text:span text:style-name="T6">UDP-based DNS queries</text:span></text:span><text:span text:style-name="T7">, </text:span><text:span text:style-name="Strong_20_Emphasis"><text:span text:style-name="T6">TCP-based SMTP message relay</text:span></text:span><text:span text:style-name="T7">, and </text:span><text:span text:style-name="Strong_20_Emphasis"><text:span text:style-name="T6">HTTP over TCP</text:span></text:span><text:span text:style-name="T7"> in terms of: (a) transport protocol choice and justification, (b) whether the application protocol is request-response or stream-oriented, and (c) the duration of the underlying transport connection relative to the application transaction. </text:span><text:span text:style-name="Emphasis"><text:span text:style-name="T24">(Synthesizes §6.4.1, §7.1, §7.2.4, §7.3.4)</text:span></text:span></text:p>
      <text:p text:style-name="P10"><text:span text:style-name="Emphasis"><text:span text:style-name="T24">&gt;&gt;</text:span></text:span></text:p>
      <text:p text:style-name="P10"/>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Dimension</text:p>
            </table:table-cell>
            <table:table-cell table:style-name="Table5.A1" office:value-type="string">
              <text:p text:style-name="P104"><text:span text:style-name="Strong_20_Emphasis"><text:span text:style-name="T2">DNS over UDP</text:span></text:span></text:p>
            </table:table-cell>
            <table:table-cell table:style-name="Table5.A1" office:value-type="string">
              <text:p text:style-name="P104"><text:span text:style-name="Strong_20_Emphasis"><text:span text:style-name="T2">SMTP over TCP</text:span></text:span></text:p>
            </table:table-cell>
            <table:table-cell table:style-name="Table5.A1" office:value-type="string">
              <text:p text:style-name="P104"><text:span text:style-name="Strong_20_Emphasis"><text:span text:style-name="T2">HTTP over TCP</text:span></text:span></text:p>
            </table:table-cell>
          </table:table-row>
        </table:table-header-rows>
        <table:table-row>
          <table:table-cell table:style-name="Table5.A1" office:value-type="string">
            <text:p text:style-name="P6"><text:span text:style-name="Strong_20_Emphasis"><text:span text:style-name="T2">Transport protocol choice</text:span></text:span></text:p>
          </table:table-cell>
          <table:table-cell table:style-name="Table5.A1" office:value-type="string">
            <text:p text:style-name="P6"><text:span text:style-name="Strong_20_Emphasis"><text:span text:style-name="T2">UDP</text:span></text:span><text:span text:style-name="T4"> — because DNS queries and responses are typically small enough to fit in a single packet; UDP’s minimal 8-byte header and lack of connection setup overhead make lookups fast and efficient [p. 542, 612].</text:span></text:p>
          </table:table-cell>
          <table:table-cell table:style-name="Table5.A1" office:value-type="string">
            <text:p text:style-name="P6"><text:span text:style-name="Strong_20_Emphasis"><text:span text:style-name="T2">TCP</text:span></text:span><text:span text:style-name="T4"> — because email messages may be arbitrarily large and must be delivered reliably without loss, duplication, or reordering. TCP provides retransmissions, flow control, and congestion control on behalf of the application [p. 564, 638].</text:span></text:p>
          </table:table-cell>
          <table:table-cell table:style-name="Table5.A1" office:value-type="string">
            <text:p text:style-name="P6"><text:span text:style-name="Strong_20_Emphasis"><text:span text:style-name="T2">TCP</text:span></text:span><text:span text:style-name="T4"> — because web pages, images, and embedded objects can be large and require reliable, in-order byte-stream delivery. TCP also supports persistent connections to amortize setup costs across multiple objects [p. 648, 707].</text:span></text:p>
          </table:table-cell>
        </table:table-row>
        <table:table-row>
          <table:table-cell table:style-name="Table5.A1" office:value-type="string">
            <text:p text:style-name="P6"><text:span text:style-name="Strong_20_Emphasis"><text:span text:style-name="T2">Request-response vs. stream-oriented</text:span></text:span></text:p>
          </table:table-cell>
          <table:table-cell table:style-name="Table5.A1" office:value-type="string">
            <text:p text:style-name="P6"><text:span text:style-name="Strong_20_Emphasis"><text:span text:style-name="T2">Request-response.</text:span></text:span><text:span text:style-name="T4"> The resolver sends a single query </text:span><text:soft-page-break/><text:span text:style-name="T4">datagram and receives a single response datagram. Each transaction is independent and self-contained [p. 612].</text:span></text:p>
          </table:table-cell>
          <table:table-cell table:style-name="Table5.A1" office:value-type="string">
            <text:p text:style-name="P6"><text:span text:style-name="Strong_20_Emphasis"><text:span text:style-name="T2">Stream-oriented (over a session).</text:span></text:span><text:span text:style-name="T4"> SMTP clients </text:span><text:soft-page-break/><text:span text:style-name="T4">and servers engage in a multi-command dialogue (HELO, MAIL FROM, RCPT TO, DATA, QUIT) over a single TCP connection. Text lines flow bidirectionally in a continuous stream [p. 638].</text:span></text:p>
          </table:table-cell>
          <table:table-cell table:style-name="Table5.A1" office:value-type="string">
            <text:p text:style-name="P6"><text:span text:style-name="Strong_20_Emphasis"><text:span text:style-name="T2">Request-response (over a connection).</text:span></text:span><text:span text:style-name="T4"> The browser </text:span><text:soft-page-break/><text:span text:style-name="T4">sends a request message; the server returns a response message. While TCP provides a byte stream, HTTP structures the exchange as discrete request-response pairs [p. 683, 706].</text:span></text:p>
          </table:table-cell>
        </table:table-row>
        <table:table-row>
          <table:table-cell table:style-name="Table5.A1" office:value-type="string">
            <text:p text:style-name="P6"><text:span text:style-name="Strong_20_Emphasis"><text:span text:style-name="T2">Transport connection duration</text:span></text:span></text:p>
          </table:table-cell>
          <table:table-cell table:style-name="Table5.A1" office:value-type="string">
            <text:p text:style-name="P6"><text:span text:style-name="Strong_20_Emphasis"><text:span text:style-name="T2">No connection.</text:span></text:span><text:span text:style-name="T4"> UDP is connectionless; there is no transport-layer connection to establish or tear down. The “duration” is limited to the time the IP datagram spends in transit [p. 541–542].</text:span></text:p>
          </table:table-cell>
          <table:table-cell table:style-name="Table5.A1" office:value-type="string">
            <text:p text:style-name="P6"><text:span text:style-name="Strong_20_Emphasis"><text:span text:style-name="T2">Duration of the mail transfer session.</text:span></text:span><text:span text:style-name="T4"> The TCP connection remains open for the entire SMTP dialogue—potentially multiple minutes if large messages or many recipients are involved—then closes with a QUIT command [p. 638].</text:span></text:p>
          </table:table-cell>
          <table:table-cell table:style-name="Table5.A1" office:value-type="string">
            <text:p text:style-name="P6"><text:span text:style-name="Strong_20_Emphasis"><text:span text:style-name="T2">Variable.</text:span></text:span><text:span text:style-name="T4"> In HTTP 1.0, the TCP connection lasts for </text:span><text:span text:style-name="Strong_20_Emphasis"><text:span text:style-name="T2">one request-response pair</text:span></text:span><text:span text:style-name="T4"> and is immediately released [p. 707]. In HTTP 1.1 (persistent), the same TCP connection can be reused for </text:span><text:span text:style-name="Strong_20_Emphasis"><text:span text:style-name="T2">multiple sequential requests</text:span></text:span><text:span text:style-name="T4"> (e.g., the HTML page plus its embedded images) and is typically closed only after a short idle timeout [p. 707–708].</text:span></text:p>
          </table:table-cell>
        </table:table-row>
      </table:table>
      <text:p text:style-name="P105"/>
      <text:p text:style-name="P106"><text:line-break/></text:p>
      <text:p text:style-name="P10"><text:span text:style-name="Emphasis"><text:span text:style-name="T24"/></text:span></text:p>
      <text:p text:style-name="P10"><text:span text:style-name="Strong_20_Emphasis"><text:span text:style-name="T6">Q20. Port Numbers Across the Syllabus</text:span></text:span><text:span text:style-name="T7"><text:line-break/>The following well-known port numbers appear in your syllabus scope: </text:span><text:span text:style-name="Strong_20_Emphasis"><text:span text:style-name="T6">53 (DNS)</text:span></text:span><text:span text:style-name="T7">, </text:span><text:span text:style-name="Strong_20_Emphasis"><text:span text:style-name="T6">25 (SMTP)</text:span></text:span><text:span text:style-name="T7">, and </text:span><text:span text:style-name="Strong_20_Emphasis"><text:span text:style-name="T6">80 (HTTP)</text:span></text:span><text:span text:style-name="T7">. Explain why these server ports are standardized and well-known, while the client-side ports (e.g., the port assigned to your browser when fetching a page) are ephemeral and dynamically allocated by the operating system. How does this design decision simplify the implementation of server software? </text:span><text:span text:style-name="Emphasis"><text:span text:style-name="T24">(Synthesizes §6.1.1, §6.4.1, §7.1, §7.2.4, §7.3.4)</text:span></text:span></text:p>
      <text:p text:style-name="P10"><text:span text:style-name="Emphasis"><text:span text:style-name="T24">&gt;&gt;</text:span></text:span></text:p>
      <text:p text:style-name="P11"><text:span text:style-name="Strong_20_Emphasis"><text:span text:style-name="T6">Why server ports are standardized and well-known:</text:span></text:span><text:span text:style-name="T7"> Server ports are fixed and published so that clients know </text:span><text:span text:style-name="Strong_20_Emphasis"><text:span text:style-name="T6">where to send their initial connection requests</text:span></text:span><text:span text:style-name="T7"> without any prior negotiation or discovery protocol. As Tanenbaum explains, the server TSAP (e.g., TCP port 53 for DNS, 25 for SMTP, 80 for HTTP) is </text:span><text:span text:style-name="Emphasis"><text:span text:style-name="T7">“</text:span></text:span><text:span text:style-name="Emphasis"><text:span text:style-name="T24">permanently associated with some service and listed in a file on the server, so the server can listen on it (e.g., TCP port 25 is used for email)”</text:span></text:span><text:span text:style-name="T7"> [p. 533]. If these </text:span><text:soft-page-break/><text:span text:style-name="T7">ports were randomly assigned, a client trying to reach a web server would have no way to know which port to use.</text:span></text:p>
      <text:p text:style-name="P75"><text:span text:style-name="Strong_20_Emphasis"><text:span text:style-name="T6">Why client ports are ephemeral and dynamically allocated:</text:span></text:span><text:span text:style-name="T7"> User processes do not have TSAP addresses that are known in advance, and they often exist for only a short time [p. 533]. The OS assigns an </text:span><text:span text:style-name="Strong_20_Emphasis"><text:span text:style-name="T6">ephemeral port</text:span></text:span><text:span text:style-name="T7"> (typically from a high-numbered range, e.g., 49152–65535) to the client socket just for the duration of the transaction. The source port is needed </text:span><text:span text:style-name="Emphasis"><text:span text:style-name="T7">“</text:span></text:span><text:span text:style-name="Emphasis"><text:span text:style-name="T24">primarily when a reply must be sent back to the source”</text:span></text:span><text:span text:style-name="T7"> [p. 542]—the server copies this ephemeral port into the destination port of its reply so the response reaches the correct client process.</text:span></text:p>
      <text:p text:style-name="P76"><text:span text:style-name="Strong_20_Emphasis"><text:span text:style-name="T6">How this simplifies server software:</text:span></text:span><text:span text:style-name="T7"> Because the server port is well-known, the server needs only to:</text:span></text:p>
      <text:list text:style-name="L43">
        <text:list-item>
          <text:p text:style-name="P107"><text:span text:style-name="Strong_20_Emphasis"><text:span text:style-name="T6">Bind to one fixed port</text:span></text:span><text:span text:style-name="T27"> (e.g., </text:span><text:span text:style-name="Source_20_Text"><text:span text:style-name="T39">bind(sock, 80)</text:span></text:span><text:span text:style-name="T27">) and listen there.</text:span></text:p>
        </text:list-item>
        <text:list-item>
          <text:p text:style-name="P108">Accept incoming connections from any client, using the client’s ephemeral source port to identify the return path.</text:p>
        </text:list-item>
      </text:list>
      <text:p text:style-name="P61">The server does not need a registration service, a discovery protocol, or logic to coordinate port numbers with clients. It simply waits on its stable, published port and lets the transport layer demultiplex traffic based on the destination port. This design decision makes server implementation straightforward and allows any client anywhere on the Internet to reach the service without prior configuratio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system-ui, apple-system, 'Segoe UI', Roboto, Ubuntu, Cantarell, 'Noto Sans', sans-serif, Arial, 'PingFang SC', 'Source Han Sans SC', 'Microsoft YaHei UI', 'Microsoft YaHei', 'Noto Sans CJK SC',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fo:border="none" fo:padding="0.020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8T17:42:48.028711534</meta:creation-date>
    <dc:date>2026-04-18T22:33:47.085659391</dc:date>
    <meta:editing-duration>PT2M14S</meta:editing-duration>
    <meta:editing-cycles>1</meta:editing-cycles>
    <meta:generator>LibreOffice/25.8.6.2$Linux_X86_64 LibreOffice_project/580$Build-2</meta:generator>
    <meta:document-statistic meta:table-count="14" meta:image-count="0" meta:object-count="0" meta:page-count="32" meta:paragraph-count="538" meta:word-count="9941" meta:character-count="62858" meta:non-whitespace-character-count="53430"/>
  </office:meta>
</office:document-meta>
</file>